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Consolas" fo:font-size="10pt" style:text-underline-style="none" officeooo:rsid="003a0306" officeooo:paragraph-rsid="001f33fe" style:font-size-asian="10pt" style:font-size-complex="10pt"/>
    </style:style>
    <style:style style:name="P2" style:family="paragraph" style:parent-style-name="Standard">
      <style:paragraph-properties fo:text-align="start" style:justify-single-word="false"/>
      <style:text-properties style:font-name="Consolas" fo:font-size="10pt" style:text-underline-style="none" officeooo:rsid="003a0306" officeooo:paragraph-rsid="0024280a" style:font-size-asian="10pt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Consolas" fo:font-size="10pt" style:text-underline-style="none" officeooo:rsid="001f33fe" officeooo:paragraph-rsid="001f33fe" style:font-size-asian="10pt" style:font-size-complex="10pt"/>
    </style:style>
    <style:style style:name="P4" style:family="paragraph" style:parent-style-name="Standard">
      <style:paragraph-properties fo:text-align="start" style:justify-single-word="false"/>
      <style:text-properties style:font-name="Consolas" fo:font-size="10pt" style:text-underline-style="none" officeooo:rsid="0024280a" officeooo:paragraph-rsid="0024280a" style:font-size-asian="10pt" style:font-size-complex="10pt"/>
    </style:style>
    <style:style style:name="P5" style:family="paragraph" style:parent-style-name="Standard">
      <style:paragraph-properties fo:text-align="start" style:justify-single-word="false"/>
      <style:text-properties fo:color="#808080" style:font-name="Consolas" fo:font-size="10pt" style:text-underline-style="none" officeooo:rsid="003a0306" officeooo:paragraph-rsid="001f33fe" style:font-size-asian="10pt" style:font-size-complex="10pt"/>
    </style:style>
    <style:style style:name="P6" style:family="paragraph" style:parent-style-name="Standard">
      <style:paragraph-properties fo:text-align="start" style:justify-single-word="false"/>
      <style:text-properties fo:color="#009900" style:font-name="Consolas" fo:font-size="10pt" style:text-underline-style="none" officeooo:rsid="003a0306" officeooo:paragraph-rsid="001f33fe" style:font-size-asian="10pt" style:font-size-complex="10pt"/>
    </style:style>
    <style:style style:name="P7" style:family="paragraph" style:parent-style-name="Standard">
      <style:paragraph-properties fo:text-align="start" style:justify-single-word="false"/>
      <style:text-properties fo:color="#0066ff" style:font-name="Consolas" fo:font-size="10pt" style:text-underline-style="none" officeooo:rsid="003a0306" officeooo:paragraph-rsid="001f33fe" style:font-size-asian="10pt" style:font-size-complex="10pt"/>
    </style:style>
    <style:style style:name="T1" style:family="text">
      <style:text-properties fo:color="#808080"/>
    </style:style>
    <style:style style:name="T2" style:family="text">
      <style:text-properties fo:color="#808080" officeooo:rsid="003cd049"/>
    </style:style>
    <style:style style:name="T3" style:family="text">
      <style:text-properties fo:color="#808080" officeooo:rsid="003b71b4"/>
    </style:style>
    <style:style style:name="T4" style:family="text">
      <style:text-properties fo:color="#808080" officeooo:rsid="0024280a"/>
    </style:style>
    <style:style style:name="T5" style:family="text">
      <style:text-properties officeooo:rsid="003cd049"/>
    </style:style>
    <style:style style:name="T6" style:family="text">
      <style:text-properties fo:color="#0066ff"/>
    </style:style>
    <style:style style:name="T7" style:family="text">
      <style:text-properties fo:color="#009900"/>
    </style:style>
    <style:style style:name="T8" style:family="text">
      <style:text-properties fo:color="#b2b2b2"/>
    </style:style>
    <style:style style:name="T9" style:family="text">
      <style:text-properties fo:color="#99999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Groupe 2 – Binôme 3</text:p>
      <text:p text:style-name="P3">Le code en bleu a été conçu par RICHARD Fabien</text:p>
      <text:p text:style-name="P3">Le code en vert a été conçu par RONCORONI Sylvain</text:p>
      <text:p text:style-name="P3">(Le début du code est en noir car ce sont simplement les include et define)</text:p>
      <text:p text:style-name="P1"/>
      <text:p text:style-name="P1">#include &lt;stdio.h&gt;</text:p>
      <text:p text:style-name="P1">#include &lt;stdlib.h&gt;</text:p>
      <text:p text:style-name="P1">#include &lt;SFML/Graphics.hpp&gt;</text:p>
      <text:p text:style-name="P1">#include &lt;SFML/Audio.hpp&gt;</text:p>
      <text:p text:style-name="P1">#include &lt;time.h&gt;</text:p>
      <text:p text:style-name="P1">#include &lt;string.h&gt;</text:p>
      <text:p text:style-name="P1">#include &lt;conio.h&gt;</text:p>
      <text:p text:style-name="P1">#include &lt;fstream&gt;</text:p>
      <text:p text:style-name="P1">#include &lt;iostream&gt;</text:p>
      <text:p text:style-name="P1">#include &lt;math.h&gt;</text:p>
      <text:p text:style-name="P1"/>
      <text:p text:style-name="P1">#define LARGEUR_FENETRE 800</text:p>
      <text:p text:style-name="P1">#define HAUTEUR_FENETRE 600</text:p>
      <text:p text:style-name="P1">#define ZOOM 0.3</text:p>
      <text:p text:style-name="P1">#define LARGEUR 800</text:p>
      <text:p text:style-name="P1">#define HAUTEUR 600</text:p>
      <text:p text:style-name="P1">#define DIMENSION 10</text:p>
      <text:p text:style-name="P1">#define DIMENSIONLETTRE 20</text:p>
      <text:p text:style-name="P1">#define MAXENNEMY 20</text:p>
      <text:p text:style-name="P1"/>
      <text:p text:style-name="P1">using namespace std;</text:p>
      <text:p text:style-name="P1"/>
      <text:p text:style-name="P6">void DessineMenu(sf::RenderWindow *fenetre,sf::Sprite spriteChoix, sf::Sprite spriteFond, sf::Sprite spriteMenu, sf::Sprite spriteCurseur, sf::Sound sonDeplacement);</text:p>
      <text:p text:style-name="P6">void DessineOption(sf::RenderWindow *fenetre, sf::Sprite spriteCurseur, sf::Sprite spriteFond);</text:p>
      <text:p text:style-name="P6">void OptionsMenu(sf::RenderWindow *fenetre, sf::Sprite spriteFond, sf::Sprite spriteCurseur, int x_curseur, int y_curseur, sf::Sprite spriteTexte, char titreOpt[], int x_titre, int y_titre, float taille_titre, char vsyncOpt[], int x_vsync, int y_vsinc, float taille_vsync, char sonOpt[], int x_son, int y_son, float taille_son, char quitterOpt[], int x_quit, int y_quit, float taille_quit, char vsync_choixOpt[], int x_vsyncChoix, int y_vsyncChoix, float taille_vsyncChoix, char son_choixOpt[], int x_sonChoix, int y_sonChoix, float taille_sonChoix, char scoresOpt[], int x_scores, int y_scores, float taille_scores);</text:p>
      <text:p text:style-name="P6">void PauseJeu(sf::RenderWindow *fenetre, sf::Sprite spriteTexte, int *retourMenu, sf::Sprite spriteCurseur);</text:p>
      <text:p text:style-name="P6">void EcranDefaite(sf::RenderWindow *fenetre, char *scoreTXT, char *vagueTXT, sf::Sprite spriteTexte);</text:p>
      <text:p text:style-name="P1"/>
      <text:p text:style-name="P1"/>
      <text:p text:style-name="P7">int createOrNew(sf::RenderWindow *fenetre, sf::Sprite tileset, sf::Sprite textTile);</text:p>
      <text:p text:style-name="P7">void loadMap(sf::Sprite tileset, sf::Sprite tileTexte, sf::RenderWindow *fenetre, char *nomMap, int *carte);</text:p>
      <text:p text:style-name="P7">void editor(int *plan, sf::Sprite tileset, sf::RenderWindow *fenetre, char *mapName="mapEdit.map");</text:p>
      <text:p text:style-name="P7">bool isClickOn(int xToTest, int yToTest, int x, int y, int width, int height);</text:p>
      <text:p text:style-name="P7">void drawMap(int *plan, int largeur, int hauteur, sf::Sprite tileset, sf::RenderWindow *fenetre, int decalageX=0, int decalageY=0);</text:p>
      <text:p text:style-name="P7">void changeMapValue(int *plan, int largeurMap, int hauteurMap, int x, int y, int tileSelected, int decalageX=0, int decalageY=0);</text:p>
      <text:p text:style-name="P7">void funcEditor(sf::Sprite tileset, sf::Sprite tileTexte, sf::RenderWindow *fenetre);</text:p>
      <text:p text:style-name="P7">void MachineAEcrire(sf::Sprite fontTile, sf::RenderWindow *fenetre, char* texte, int posX=0, int posY=0, float taille=1.0);</text:p>
      <text:p text:style-name="P7">void scanGraphique(char *texte,sf::Sprite tileText, sf::RenderWindow *fenetre, int posX=0, int posY=0, float taille=1.0f);</text:p>
      <text:p text:style-name="P7">void Jouer(sf::Sprite tileset, sf::Sprite tileTexte, sf::RenderWindow *fenetre, char *nomMap, int *carte);</text:p>
      <text:p text:style-name="P7"><text:soft-page-break/>void InGame(sf::RenderWindow *fenetre, int *planMap, sf::Sprite spriteTexture, sf::Sprite spriteTexte, sf::Sprite spriteCurseur);</text:p>
      <text:p text:style-name="P7">void drawMapGame(int *plan, int largeur, int hauteur, sf::Sprite tileset, sf::RenderWindow *fenetre, int decalageX, int decalageY);</text:p>
      <text:p text:style-name="P1"/>
      <text:p text:style-name="P6">class ennemy</text:p>
      <text:p text:style-name="P6">{</text:p>
      <text:p text:style-name="P6">private:</text:p>
      <text:p text:style-name="P6"><text:s text:c="4"/>int e_vie;</text:p>
      <text:p text:style-name="P6"><text:s text:c="4"/>int e_x;</text:p>
      <text:p text:style-name="P6"><text:s text:c="4"/>int e_y;</text:p>
      <text:p text:style-name="P6"><text:s text:c="4"/>int e_type;</text:p>
      <text:p text:style-name="P6"><text:s text:c="4"/>int e_actif;</text:p>
      <text:p text:style-name="P6"><text:s text:c="4"/>int e_pas;</text:p>
      <text:p text:style-name="P6"><text:s text:c="4"/>int e_zone;</text:p>
      <text:p text:style-name="P6">public:</text:p>
      <text:p text:style-name="P6"><text:s text:c="4"/>ennemy();</text:p>
      <text:p text:style-name="P6"><text:s text:c="4"/>ennemy(int m_vie, int m_x, int m_y);</text:p>
      <text:p text:style-name="P6"><text:s text:c="4"/>void setPosition(int m_x, int m_y);</text:p>
      <text:p text:style-name="P6"><text:s text:c="4"/>int get_x();</text:p>
      <text:p text:style-name="P6"><text:s text:c="4"/>int get_y();</text:p>
      <text:p text:style-name="P6"><text:s text:c="4"/>void setActif(int m_actif);</text:p>
      <text:p text:style-name="P6"><text:s text:c="4"/>int isActif();</text:p>
      <text:p text:style-name="P6"><text:s text:c="4"/>void changePas(int m_pas);</text:p>
      <text:p text:style-name="P6"><text:s text:c="4"/>int getPas();</text:p>
      <text:p text:style-name="P6"><text:s text:c="4"/>void setZone(int new_zone);</text:p>
      <text:p text:style-name="P6"><text:s text:c="4"/>int getZone();</text:p>
      <text:p text:style-name="P6"><text:s text:c="4"/>void setType(int new_type);</text:p>
      <text:p text:style-name="P6"><text:s text:c="4"/>int getType();</text:p>
      <text:p text:style-name="P6">};</text:p>
      <text:p text:style-name="P6"/>
      <text:p text:style-name="P6">bool collision_haut(int pos_x_p,int pos_y_p,int pos_x_ia, int pos_y_ia, int largeur_p, int hauteur_p, int largeur_ia, int hauteur_ia);</text:p>
      <text:p text:style-name="P6">bool collision_bas(int pos_x_p,int pos_y_p,int pos_x_ia, int pos_y_ia, int largeur_p, int hauteur_p, int largeur_ia, int hauteur_ia);</text:p>
      <text:p text:style-name="P6">bool collision_gauche(int pos_x_p,int pos_y_p,int pos_x_ia, int pos_y_ia, int largeur_p, int hauteur_p, int largeur_ia, int hauteur_ia);</text:p>
      <text:p text:style-name="P6">bool collision_droite(int pos_x_p,int pos_y_p,int pos_x_ia, int pos_y_ia, int largeur_p, int hauteur_p, int largeur_ia, int hauteur_ia);</text:p>
      <text:p text:style-name="P1"/>
      <text:p text:style-name="P7">class heros</text:p>
      <text:p text:style-name="P7">{</text:p>
      <text:p text:style-name="P7">public:</text:p>
      <text:p text:style-name="P7"><text:s text:c="4"/>heros();</text:p>
      <text:p text:style-name="P7"><text:s text:c="4"/>heros(int m_x, int m_y, int m_speed, int m_life);</text:p>
      <text:p text:style-name="P7"><text:s text:c="4"/>void setPosition(int m_x, int m_y);</text:p>
      <text:p text:style-name="P7"><text:s text:c="4"/>void setX(int m_x);</text:p>
      <text:p text:style-name="P7"><text:s text:c="4"/>void setY(int m_y);</text:p>
      <text:p text:style-name="P7"><text:s text:c="4"/>void walkX(int m_x);</text:p>
      <text:p text:style-name="P7"><text:s text:c="4"/>void walkY(int m_y);</text:p>
      <text:p text:style-name="P7"><text:s text:c="4"/>void setSpeed(int m_speed);</text:p>
      <text:p text:style-name="P7"><text:s text:c="4"/>void setLife(int m_life);</text:p>
      <text:p text:style-name="P7"><text:s text:c="4"/>void findAngle(int mouse_x, int mouse_y);</text:p>
      <text:p text:style-name="P7"><text:s text:c="4"/>void setWalkStep(int m_walkStep);</text:p>
      <text:p text:style-name="P7"><text:s text:c="4"/>void setIsSlash(int m_slash);</text:p>
      <text:p text:style-name="P7"><text:s text:c="4"/>int getX();</text:p>
      <text:p text:style-name="P7"><text:s text:c="4"/>int getY();</text:p>
      <text:p text:style-name="P7"><text:s text:c="4"/>int getSpeed();</text:p>
      <text:p text:style-name="P7"><text:s text:c="4"/>int getLife();</text:p>
      <text:p text:style-name="P7"><text:s text:c="4"/>float getAngle();</text:p>
      <text:p text:style-name="P7"><text:s text:c="4"/>int getWalkStep();</text:p>
      <text:p text:style-name="P7"><text:s text:c="4"/>int getSlashStep();</text:p>
      <text:p text:style-name="P1"><text:soft-page-break/></text:p>
      <text:p text:style-name="P7">private:</text:p>
      <text:p text:style-name="P7"><text:s text:c="4"/>int h_x;</text:p>
      <text:p text:style-name="P7"><text:s text:c="4"/>int h_y;</text:p>
      <text:p text:style-name="P7"><text:s text:c="4"/>int h_speed;</text:p>
      <text:p text:style-name="P7"><text:s text:c="4"/>int h_life;</text:p>
      <text:p text:style-name="P7"><text:s text:c="4"/>float h_angle;</text:p>
      <text:p text:style-name="P1"><text:s text:c="4"/><text:span text:style-name="T6">int h_walkStep;</text:span> <text:span text:style-name="T1">//permet de déterminer quel sprite il faut afficher</text:span></text:p>
      <text:p text:style-name="P1"><text:s text:c="4"/><text:span text:style-name="T6">int h_isSlash;</text:span></text:p>
      <text:p text:style-name="P7">};</text:p>
      <text:p text:style-name="P1"/>
      <text:p text:style-name="P1">c<text:span text:style-name="T7">lass Fireball</text:span></text:p>
      <text:p text:style-name="P6">{</text:p>
      <text:p text:style-name="P6">public:</text:p>
      <text:p text:style-name="P6"><text:s text:c="4"/>Fireball();</text:p>
      <text:p text:style-name="P6"><text:s text:c="4"/>~Fireball();</text:p>
      <text:p text:style-name="P6"><text:s text:c="4"/>int get_posx();</text:p>
      <text:p text:style-name="P6"><text:s text:c="4"/>int get_posy();</text:p>
      <text:p text:style-name="P6"><text:s text:c="4"/>void set_posx(int new_x);</text:p>
      <text:p text:style-name="P6"><text:s text:c="4"/>void set_posy(int new_y);</text:p>
      <text:p text:style-name="P6"><text:s text:c="4"/>void set_pas(int new_pas);</text:p>
      <text:p text:style-name="P6"><text:s text:c="4"/>int get_pas();</text:p>
      <text:p text:style-name="P6"><text:s text:c="4"/>double calculeDirectionx(int cible_x, int cible_y);</text:p>
      <text:p text:style-name="P6"><text:s text:c="4"/>double calculeDirectiony(int cible_x, int cible_y);</text:p>
      <text:p text:style-name="P6"><text:s text:c="4"/>void set_directionx(double new_directionx);</text:p>
      <text:p text:style-name="P6"><text:s text:c="4"/>void set_directiony(double new_directiony);</text:p>
      <text:p text:style-name="P6"><text:s text:c="4"/>double get_directionx();</text:p>
      <text:p text:style-name="P6"><text:s text:c="4"/>double get_directiony();</text:p>
      <text:p text:style-name="P6"/>
      <text:p text:style-name="P6">private:</text:p>
      <text:p text:style-name="P6"><text:s text:c="4"/>int m_posx;</text:p>
      <text:p text:style-name="P6"><text:s text:c="4"/>int m_posy;</text:p>
      <text:p text:style-name="P6"><text:s text:c="4"/>int m_pas;</text:p>
      <text:p text:style-name="P6"><text:s text:c="4"/>double m_directionx;</text:p>
      <text:p text:style-name="P6"><text:s text:c="4"/>double m_directiony;</text:p>
      <text:p text:style-name="P6">};</text:p>
      <text:p text:style-name="P1"/>
      <text:p text:style-name="P7">void deplacementSouris(heros* ninja, int mouseX, int mouseY, int* plan, ennemy* vague, int* score, int* nbMorts, Fireball* tabFireball, int nbboule);</text:p>
      <text:p text:style-name="P7">void setTexureRectNinja(sf::Sprite* spriteGeneral, int ninjaWalkStep, int slash);</text:p>
      <text:p text:style-name="P7"/>
      <text:p text:style-name="P6">class Boss</text:p>
      <text:p text:style-name="P6">{</text:p>
      <text:p text:style-name="P6">public :</text:p>
      <text:p text:style-name="P6"><text:s text:c="4"/>Boss();</text:p>
      <text:p text:style-name="P6"><text:s text:c="4"/>bool estInvincible() const;</text:p>
      <text:p text:style-name="P6"><text:s text:c="4"/>void recevoirDegats();</text:p>
      <text:p text:style-name="P6"><text:s text:c="4"/>int get_posx();</text:p>
      <text:p text:style-name="P6"><text:s text:c="4"/>int get_posy();</text:p>
      <text:p text:style-name="P6"><text:s text:c="4"/>void set_posx(int new_posx);</text:p>
      <text:p text:style-name="P6"><text:s text:c="4"/>void set_posy(int new_posy);</text:p>
      <text:p text:style-name="P6"><text:s text:c="4"/>void setInvincible(bool inv);</text:p>
      <text:p text:style-name="P6"/>
      <text:p text:style-name="P6">private :</text:p>
      <text:p text:style-name="P6"><text:s text:c="4"/>int m_posx;</text:p>
      <text:p text:style-name="P6"><text:s text:c="4"/>int m_posy;</text:p>
      <text:p text:style-name="P6"><text:s text:c="4"/>bool m_estInvincible;</text:p>
      <text:p text:style-name="P6"><text:s text:c="4"/>int m_vie;</text:p>
      <text:p text:style-name="P6">};</text:p>
      <text:p text:style-name="P1"/>
      <text:p text:style-name="P6"><text:soft-page-break/>void vagueBoss(Boss *boss, float *angle, int *nbboule, Fireball* tabFireball, sf::Clock *clocktp, sf::Time tempstp, sf::Clock *clock, sf::Time temps, int originx, int originy, int rayon);</text:p>
      <text:p text:style-name="P1"/>
      <text:p text:style-name="P1"/>
      <text:p text:style-name="P6">int main()</text:p>
      <text:p text:style-name="P6">{</text:p>
      <text:p text:style-name="P1"><text:s text:c="4"/><text:span text:style-name="T1">//Création de la fenêtre et de l'évnènement</text:span></text:p>
      <text:p text:style-name="P1"><text:s text:c="4"/><text:span text:style-name="T7">sf::RenderWindow fenetre(sf::VideoMode(LARGEUR_FENETRE, HAUTEUR_FENETRE), "Neo Dojo");</text:span></text:p>
      <text:p text:style-name="P6"><text:s text:c="4"/>sf::Event event;</text:p>
      <text:p text:style-name="P6"><text:s text:c="4"/>int choix=1, quitterOptions=0, posOption=0, sonOn=1, vsyncOn=1;</text:p>
      <text:p text:style-name="P6"><text:s text:c="4"/>int touche=(HAUTEUR_FENETRE/2)-110+10;</text:p>
      <text:p text:style-name="P6"><text:s text:c="4"/>char titreOpt[]="Options";</text:p>
      <text:p text:style-name="P6"><text:s text:c="4"/>char vsyncOpt[]="Vsync";</text:p>
      <text:p text:style-name="P6"><text:s text:c="4"/>char sonOpt[]="Son";</text:p>
      <text:p text:style-name="P6"><text:s text:c="4"/>char quitterOpt[]="Quitter";</text:p>
      <text:p text:style-name="P6"><text:s text:c="4"/>char *son_choixOpt[3];</text:p>
      <text:p text:style-name="P6"><text:s text:c="4"/>char *vsync_choixOpt[3];</text:p>
      <text:p text:style-name="P6"><text:s text:c="4"/>char scoresOpt[]="Scores";</text:p>
      <text:p text:style-name="P6"><text:s text:c="4"/>*son_choixOpt = (char*)malloc(256);</text:p>
      <text:p text:style-name="P6"><text:s text:c="4"/>*vsync_choixOpt = (char*)malloc(256);</text:p>
      <text:p text:style-name="P6"><text:s text:c="4"/>srand(time(NULL));</text:p>
      <text:p text:style-name="P1"/>
      <text:p text:style-name="P1"><text:s text:c="4"/><text:span text:style-name="T1">//Activation vsync de base</text:span></text:p>
      <text:p text:style-name="P1"><text:s text:c="4"/><text:span text:style-name="T7">free(vsync_choixOpt);</text:span></text:p>
      <text:p text:style-name="P6"><text:s text:c="4"/>*vsync_choixOpt=strcpy(*vsync_choixOpt, "ON");</text:p>
      <text:p text:style-name="P6"><text:s text:c="4"/>fenetre.setVerticalSyncEnabled(true);</text:p>
      <text:p text:style-name="P6"><text:s text:c="4"/>vsyncOn=1;</text:p>
      <text:p text:style-name="P1"/>
      <text:p text:style-name="P1"><text:s text:c="4"/><text:span text:style-name="T1">//Chargement sons et musiques</text:span></text:p>
      <text:p text:style-name="P1"><text:s text:c="4"/><text:span text:style-name="T7">sf::Music musiqueFond, musiqueJeu;</text:span></text:p>
      <text:p text:style-name="P6"><text:s text:c="4"/>if (!musiqueFond.openFromFile("ressources/Blackmoor_Ninjas.wav"))</text:p>
      <text:p text:style-name="P6"><text:s text:c="8"/>printf("Erreur de chargement de la musique du menu");</text:p>
      <text:p text:style-name="P6"><text:s text:c="4"/>if (!musiqueJeu.openFromFile("ressources/NeoDojoOST.wav"))</text:p>
      <text:p text:style-name="P6"><text:s text:c="8"/>printf("Erreur de chargement de la musique du jeu");</text:p>
      <text:p text:style-name="P6"><text:s text:c="4"/>sf::SoundBuffer bufferChoix;</text:p>
      <text:p text:style-name="P6"><text:s text:c="4"/>if (!bufferChoix.loadFromFile("ressources/Couteau.flac"))</text:p>
      <text:p text:style-name="P6"><text:s text:c="8"/>printf("Erreur de chargement de la musique");</text:p>
      <text:p text:style-name="P6"><text:s text:c="4"/>sf::SoundBuffer bufferDeplacement;</text:p>
      <text:p text:style-name="P6"><text:s text:c="4"/>if (!bufferDeplacement.loadFromFile("ressources/Bruit.wav"))</text:p>
      <text:p text:style-name="P6"><text:s text:c="8"/>printf("Erreur de chargement du son de deplacement");</text:p>
      <text:p text:style-name="P6"><text:s text:c="4"/>sf::Sound sonChoix;</text:p>
      <text:p text:style-name="P6"><text:s text:c="4"/>sonChoix.setBuffer(bufferChoix);</text:p>
      <text:p text:style-name="P6"><text:s text:c="4"/>sf::Sound sonDeplacement;</text:p>
      <text:p text:style-name="P6"><text:s text:c="4"/>sonDeplacement.setBuffer(bufferDeplacement);</text:p>
      <text:p text:style-name="P6"><text:s text:c="4"/>musiqueFond.setLoop(true);</text:p>
      <text:p text:style-name="P6"><text:s text:c="4"/>musiqueFond.play();</text:p>
      <text:p text:style-name="P1"/>
      <text:p text:style-name="P1"><text:s text:c="4"/><text:span text:style-name="T1">//Activation son</text:span></text:p>
      <text:p text:style-name="P1"><text:s text:c="4"/><text:span text:style-name="T7">free(son_choixOpt);</text:span></text:p>
      <text:p text:style-name="P6"><text:s text:c="4"/>*son_choixOpt=strcpy(*son_choixOpt, "ON");</text:p>
      <text:p text:style-name="P6"><text:s text:c="4"/>sonChoix.setVolume(100);</text:p>
      <text:p text:style-name="P6"><text:s text:c="4"/>sonDeplacement.setVolume(100);</text:p>
      <text:p text:style-name="P6"><text:s text:c="4"/>musiqueFond.setVolume(100);</text:p>
      <text:p text:style-name="P6"><text:s text:c="4"/>sonOn=1;</text:p>
      <text:p text:style-name="P1"/>
      <text:p text:style-name="P1"><text:s text:c="4"/><text:span text:style-name="T1">//Chargement texture et sprite pour la fonction 'MachineAEcrire'</text:span></text:p>
      <text:p text:style-name="P1"><text:s text:c="4"/><text:span text:style-name="T7">sf::Texture textTexture;</text:span></text:p>
      <text:p text:style-name="P6"><text:s text:c="4"/>if( !textTexture.loadFromFile("ressources/alphabetred.png"))</text:p>
      <text:p text:style-name="P6"><text:s text:c="8"/>printf("Impossible de charger le tileset du texte");</text:p>
      <text:p text:style-name="P6"><text:s text:c="4"/>sf::Sprite spriteTexte;</text:p>
      <text:p text:style-name="P6"><text:soft-page-break/><text:s text:c="4"/>spriteTexte.setTexture(textTexture);</text:p>
      <text:p text:style-name="P1"/>
      <text:p text:style-name="P1"><text:s text:c="4"/><text:span text:style-name="T1">//Création sprites et textures</text:span></text:p>
      <text:p text:style-name="P1"><text:s text:c="4"/><text:span text:style-name="T7">sf::Sprite spriteMenu, spriteChoix, spriteCurseur, spriteFond, spriteOptions;</text:span></text:p>
      <text:p text:style-name="P6"><text:s text:c="4"/>sf::Texture textureMenu, textureFond, textureChoix, textureOptions;</text:p>
      <text:p text:style-name="P1"/>
      <text:p text:style-name="P1"><text:s text:c="4"/><text:span text:style-name="T1">//Chargement des images</text:span></text:p>
      <text:p text:style-name="P1"><text:s text:c="4"/><text:span text:style-name="T7">if (!textureChoix.loadFromFile("ressources/texture.png"))</text:span></text:p>
      <text:p text:style-name="P6"><text:s text:c="8"/>printf("Erreur de chargement de texture.png\n");</text:p>
      <text:p text:style-name="P6"><text:s text:c="4"/>if (!textureFond.loadFromFile("ressources/fond_menu.png"))</text:p>
      <text:p text:style-name="P6"><text:s text:c="8"/>printf("Erreur de chargement du fond\n");</text:p>
      <text:p text:style-name="P6"><text:s text:c="4"/>if (!textureMenu.loadFromFile("ressources/titre.png"))</text:p>
      <text:p text:style-name="P6"><text:s text:c="8"/>printf("Erreur de chargement titre.png\n");</text:p>
      <text:p text:style-name="P1"/>
      <text:p text:style-name="P1"><text:s text:c="4"/><text:span text:style-name="T1">//Association sprite et image</text:span></text:p>
      <text:p text:style-name="P1"><text:s text:c="4"/><text:span text:style-name="T7">spriteMenu.setTexture(textureMenu);</text:span></text:p>
      <text:p text:style-name="P6"><text:s text:c="4"/>spriteChoix.setTexture(textureChoix);</text:p>
      <text:p text:style-name="P6"><text:s text:c="4"/>spriteCurseur.setTexture(textureChoix);</text:p>
      <text:p text:style-name="P6"><text:s text:c="4"/>spriteFond.setTexture(textureFond);</text:p>
      <text:p text:style-name="P6"><text:s text:c="4"/>spriteOptions.setTexture(textureOptions);</text:p>
      <text:p text:style-name="P1"/>
      <text:p text:style-name="P1"><text:s text:c="4"/><text:span text:style-name="T1">//Grossissement image</text:span></text:p>
      <text:p text:style-name="P1"><text:s text:c="4"/><text:span text:style-name="T7">spriteMenu.setScale(2.0f,2.0f);</text:span></text:p>
      <text:p text:style-name="P1"/>
      <text:p text:style-name="P1"><text:s text:c="4"/><text:span text:style-name="T1">//Découpage des textures</text:span></text:p>
      <text:p text:style-name="P1"><text:s text:c="4"/><text:span text:style-name="T7">spriteChoix.setTextureRect(sf::IntRect(200,0,200,220));</text:span></text:p>
      <text:p text:style-name="P6"><text:s text:c="4"/>spriteCurseur.setTextureRect(sf::IntRect(0,170,60,20));</text:p>
      <text:p text:style-name="P1"/>
      <text:p text:style-name="P1"><text:s text:c="4"/><text:span text:style-name="T1">//Position des éléments de base</text:span></text:p>
      <text:p text:style-name="P1"><text:s text:c="4"/><text:span text:style-name="T7">spriteMenu.setPosition((LARGEUR_FENETRE/2)-250,40);</text:span></text:p>
      <text:p text:style-name="P6"><text:s text:c="4"/>spriteChoix.setPosition((LARGEUR_FENETRE/2)-40, HAUTEUR_FENETRE/2-110);</text:p>
      <text:p text:style-name="P6"><text:s text:c="4"/>spriteCurseur.setPosition((LARGEUR_FENETRE/2)-40-70,(HAUTEUR_FENETRE/2)-110+10);</text:p>
      <text:p text:style-name="P1"/>
      <text:p text:style-name="P1"><text:s text:c="4"/><text:span text:style-name="T1">//pour jouer</text:span></text:p>
      <text:p text:style-name="P1"><text:s text:c="3"/><text:span text:style-name="T6"><text:s/>char nomMap[100]="";</text:span></text:p>
      <text:p text:style-name="P7"><text:s text:c="4"/>int carte[100];</text:p>
      <text:p text:style-name="P1"/>
      <text:p text:style-name="P1"><text:s text:c="4"/><text:span text:style-name="T1">//Premier affichage avec le curseur sur Jouer</text:span></text:p>
      <text:p text:style-name="P1"><text:s text:c="4"/><text:span text:style-name="T7">fenetre.draw(spriteFond);</text:span></text:p>
      <text:p text:style-name="P6"><text:s text:c="4"/>fenetre.draw(spriteMenu);</text:p>
      <text:p text:style-name="P6"><text:s text:c="4"/>fenetre.draw(spriteChoix);</text:p>
      <text:p text:style-name="P6"><text:s text:c="4"/>fenetre.draw(spriteCurseur);</text:p>
      <text:p text:style-name="P6"><text:s text:c="4"/>fenetre.display();</text:p>
      <text:p text:style-name="P1"/>
      <text:p text:style-name="P1"><text:s text:c="4"/><text:span text:style-name="T1">//Test position de la souris pour bouger le curseur du menu</text:span></text:p>
      <text:p text:style-name="P1"><text:s text:c="4"/><text:span text:style-name="T7">while(fenetre.isOpen())</text:span></text:p>
      <text:p text:style-name="P6"><text:s text:c="4"/>{</text:p>
      <text:p text:style-name="P6"><text:s text:c="8"/>while(fenetre.pollEvent(event))</text:p>
      <text:p text:style-name="P6"><text:s text:c="8"/>{</text:p>
      <text:p text:style-name="P6"><text:s text:c="12"/>switch (event.type)</text:p>
      <text:p text:style-name="P6"><text:s text:c="12"/>{</text:p>
      <text:p text:style-name="P1"><text:s text:c="12"/><text:span text:style-name="T1">//Si clic sur la croix de la fenetre</text:span></text:p>
      <text:p text:style-name="P1"><text:s text:c="12"/><text:span text:style-name="T7">case sf::Event::Closed:</text:span></text:p>
      <text:p text:style-name="P6"><text:s text:c="16"/>fenetre.close();</text:p>
      <text:p text:style-name="P6"><text:s text:c="16"/>break;</text:p>
      <text:p text:style-name="P6"><text:s text:c="12"/>case sf::Event::MouseMoved:</text:p>
      <text:p text:style-name="P1"><text:s text:c="12"/>{</text:p>
      <text:p text:style-name="P1"><text:s text:c="16"/><text:span text:style-name="T1">//Test si souris sur Jouer</text:span></text:p>
      <text:p text:style-name="P1"><text:s text:c="16"/><text:span text:style-name="T7">if ((LARGEUR_FENETRE/2-40)&lt;event.mouseMove.x &amp;&amp; event.mouseMove.x&lt;(LARGEUR_FENETRE/2)-40+127 &amp;&amp; ((HAUTEUR_FENETRE/2)-110)&lt;event.mouseMove.y &amp;&amp; event.mouseMove.y&lt;((HAUTEUR_FENETRE/2)-110+40))</text:span></text:p>
      <text:p text:style-name="P6"><text:s text:c="16"/>{</text:p>
      <text:p text:style-name="P1"><text:soft-page-break/><text:s text:c="20"/><text:span text:style-name="T1">//Déplacement du curseur</text:span></text:p>
      <text:p text:style-name="P1"><text:s text:c="20"/><text:span text:style-name="T7">spriteCurseur.setPosition((LARGEUR_FENETRE/2)-40-70,(HAUTEUR_FENETRE/2)-110+10);</text:span></text:p>
      <text:p text:style-name="P1"><text:s text:c="20"/><text:span text:style-name="T1">//Fonction pour redessiner la fenêtre</text:span></text:p>
      <text:p text:style-name="P1"><text:s text:c="20"/><text:span text:style-name="T7">DessineMenu(&amp;fenetre, spriteChoix, spriteFond, spriteMenu, spriteCurseur, sonDeplacement);</text:span></text:p>
      <text:p text:style-name="P1"><text:s text:c="20"/><text:span text:style-name="T1">//Choix = 1 --&gt; Pour définir sur quelle menu lancer ensuite</text:span></text:p>
      <text:p text:style-name="P1"><text:s text:c="20"/><text:span text:style-name="T7">choix=1;</text:span></text:p>
      <text:p text:style-name="P6"><text:s text:c="20"/>touche=(HAUTEUR_FENETRE/2)-110+10;</text:p>
      <text:p text:style-name="P6"><text:s text:c="16"/>}</text:p>
      <text:p text:style-name="P1"><text:s text:c="16"/><text:span text:style-name="T1">//Test si souris sur Multi</text:span></text:p>
      <text:p text:style-name="P1"><text:s text:c="16"/><text:span text:style-name="T7">else if ((LARGEUR_FENETRE/2-40)&lt;event.mouseMove.x &amp;&amp; event.mouseMove.x&lt;(LARGEUR_FENETRE/2)-40+127 &amp;&amp; (HAUTEUR_FENETRE/2)-110+40&lt;event.mouseMove.y &amp;&amp; event.mouseMove.y&lt;(HAUTEUR_FENETRE/2)-110+80)</text:span></text:p>
      <text:p text:style-name="P6"><text:s text:c="16"/>{</text:p>
      <text:p text:style-name="P6"><text:s text:c="20"/>spriteCurseur.setPosition((LARGEUR_FENETRE/2)-40-70,(HAUTEUR_FENETRE/2)-110+50);</text:p>
      <text:p text:style-name="P1"><text:s text:c="20"/><text:span text:style-name="T1">//Fonction pour redessiner la fenêtre</text:span></text:p>
      <text:p text:style-name="P1"><text:s text:c="20"/><text:span text:style-name="T7">DessineMenu(&amp;fenetre, spriteChoix, spriteFond, spriteMenu, spriteCurseur, sonDeplacement);</text:span></text:p>
      <text:p text:style-name="P6"><text:s text:c="20"/>choix=2;</text:p>
      <text:p text:style-name="P6"><text:s text:c="20"/>touche=(HAUTEUR_FENETRE/2)-110+50;</text:p>
      <text:p text:style-name="P6"><text:s text:c="16"/>}</text:p>
      <text:p text:style-name="P1"><text:s text:c="16"/><text:span text:style-name="T1">//Test si souris sur Options</text:span></text:p>
      <text:p text:style-name="P1"><text:s text:c="16"/><text:span text:style-name="T7">else if ((LARGEUR_FENETRE/2-40)&lt;event.mouseMove.x &amp;&amp; event.mouseMove.x&lt;(LARGEUR_FENETRE/2)-40+127 &amp;&amp; (HAUTEUR_FENETRE/2)-110+80&lt;event.mouseMove.y &amp;&amp; event.mouseMove.y&lt;(HAUTEUR_FENETRE/2)-110+120)</text:span></text:p>
      <text:p text:style-name="P6"><text:s text:c="16"/>{</text:p>
      <text:p text:style-name="P6"><text:s text:c="20"/>spriteCurseur.setPosition((LARGEUR_FENETRE/2)-40-70,(HAUTEUR_FENETRE/2)-110+90);</text:p>
      <text:p text:style-name="P1"><text:s text:c="20"/><text:span text:style-name="T1">//Fonction pour redessiner la fenêtre</text:span></text:p>
      <text:p text:style-name="P1"><text:s text:c="19"/><text:span text:style-name="T7"><text:s/>DessineMenu(&amp;fenetre, spriteChoix, spriteFond, spriteMenu, spriteCurseur, sonDeplacement);</text:span></text:p>
      <text:p text:style-name="P6"><text:s text:c="20"/>choix=3;</text:p>
      <text:p text:style-name="P6"><text:s text:c="20"/>touche=(HAUTEUR_FENETRE/2)-110+90;</text:p>
      <text:p text:style-name="P6"><text:s text:c="16"/>}</text:p>
      <text:p text:style-name="P1"><text:s text:c="16"/><text:span text:style-name="T1">//Test si souris sur Editeur</text:span></text:p>
      <text:p text:style-name="P1"><text:s text:c="16"/><text:span text:style-name="T7">else if ((LARGEUR_FENETRE/2-40)&lt;event.mouseMove.x &amp;&amp; event.mouseMove.x&lt;(LARGEUR_FENETRE/2)-40+127 &amp;&amp; (HAUTEUR_FENETRE/2)-110+120&lt;event.mouseMove.y &amp;&amp; event.mouseMove.y&lt;(HAUTEUR_FENETRE/2)-110+160)</text:span></text:p>
      <text:p text:style-name="P6"><text:s text:c="16"/>{</text:p>
      <text:p text:style-name="P6"><text:s text:c="20"/>spriteCurseur.setPosition((LARGEUR_FENETRE/2)-40-70,(HAUTEUR_FENETRE/2)-110+130);</text:p>
      <text:p text:style-name="P1"><text:s text:c="20"/><text:span text:style-name="T1">//Fonction pour redessiner la fenêtre</text:span></text:p>
      <text:p text:style-name="P1"><text:s text:c="20"/><text:span text:style-name="T7">DessineMenu(&amp;fenetre, spriteChoix, spriteFond, spriteMenu, spriteCurseur, sonDeplacement);</text:span></text:p>
      <text:p text:style-name="P6"><text:s text:c="20"/>choix=4;</text:p>
      <text:p text:style-name="P6"><text:s text:c="20"/>touche=(HAUTEUR_FENETRE/2)-110+130;</text:p>
      <text:p text:style-name="P6"><text:s text:c="16"/>}</text:p>
      <text:p text:style-name="P1"><text:s text:c="16"/><text:span text:style-name="T1">//Test si souris sur Quitter</text:span></text:p>
      <text:p text:style-name="P1"><text:s text:c="16"/><text:span text:style-name="T7">else if ((LARGEUR_FENETRE/2-40)&lt;event.mouseMove.x &amp;&amp; event.mouseMove.x&lt;(LARGEUR_FENETRE/2)-40+127 &amp;&amp; (HAUTEUR_FENETRE/2)-110+160&lt;event.mouseMove.y &amp;&amp; event.mouseMove.y&lt;(HAUTEUR_FENETRE/2)-110+200)</text:span></text:p>
      <text:p text:style-name="P6"><text:s text:c="16"/>{</text:p>
      <text:p text:style-name="P6"><text:s text:c="20"/>spriteCurseur.setPosition((LARGEUR_FENETRE/2)-40-70,(HAUTEUR_FENETRE/2)-110+170);</text:p>
      <text:p text:style-name="P1"><text:s text:c="20"/><text:span text:style-name="T1">//Fonction pour redessiner la fenêtre</text:span></text:p>
      <text:p text:style-name="P1"><text:s text:c="20"/><text:span text:style-name="T7">DessineMenu(&amp;fenetre, spriteChoix, spriteFond, spriteMenu, spriteCurseur, sonDeplacement);</text:span></text:p>
      <text:p text:style-name="P6"><text:s text:c="20"/>choix=5;</text:p>
      <text:p text:style-name="P6"><text:s text:c="20"/>touche=(HAUTEUR_FENETRE/2)-110+170;</text:p>
      <text:p text:style-name="P6"><text:s text:c="16"/>}</text:p>
      <text:p text:style-name="P1"><text:soft-page-break/><text:s text:c="16"/><text:span text:style-name="T7">break;</text:span></text:p>
      <text:p text:style-name="P6"><text:s text:c="12"/>}</text:p>
      <text:p text:style-name="P1"><text:s text:c="12"/><text:span text:style-name="T1">//Utilisation des touches haut et bas du clavier pour naviguer dans le menu</text:span></text:p>
      <text:p text:style-name="P1"><text:s text:c="12"/><text:span text:style-name="T7">case sf::Event::KeyPressed:</text:span></text:p>
      <text:p text:style-name="P6"><text:s text:c="12"/>{</text:p>
      <text:p text:style-name="P6"><text:s text:c="16"/>if (event.key.code == sf::Keyboard::Up)</text:p>
      <text:p text:style-name="P6"><text:s text:c="16"/>{</text:p>
      <text:p text:style-name="P1"><text:s text:c="20"/><text:span text:style-name="T1">//On teste si le cursuer n'est pas déjà au plus haut (Option Jouer) sinon on augmente la position de 40</text:span></text:p>
      <text:p text:style-name="P1"><text:s text:c="20"/><text:span text:style-name="T7">if (touche!=((HAUTEUR_FENETRE/2)-110+10))</text:span></text:p>
      <text:p text:style-name="P6"><text:s text:c="24"/>touche=touche-40;</text:p>
      <text:p text:style-name="P1"><text:s text:c="20"/><text:span text:style-name="T1">//Nouvelle position du curseur</text:span></text:p>
      <text:p text:style-name="P1"><text:s text:c="20"/><text:span text:style-name="T7">spriteCurseur.setPosition((LARGEUR_FENETRE/2)-40-70,touche);</text:span></text:p>
      <text:p text:style-name="P1"><text:s text:c="20"/><text:span text:style-name="T1">//Fonction pour redessiner la fenêtre</text:span></text:p>
      <text:p text:style-name="P1"><text:s text:c="20"/><text:span text:style-name="T7">DessineMenu(&amp;fenetre, spriteChoix, spriteFond, spriteMenu, spriteCurseur, sonDeplacement);</text:span></text:p>
      <text:p text:style-name="P1"><text:s text:c="16"/><text:span text:style-name="T7">}</text:span></text:p>
      <text:p text:style-name="P6"><text:s text:c="16"/>else if (event.key.code == sf::Keyboard::Down)</text:p>
      <text:p text:style-name="P6"><text:s text:c="16"/>{</text:p>
      <text:p text:style-name="P1"><text:s text:c="20"/><text:span text:style-name="T1">//On teste si le curseur n'est pas au plus bas</text:span></text:p>
      <text:p text:style-name="P1"><text:s text:c="20"/><text:span text:style-name="T7">if (touche!=(HAUTEUR_FENETRE/2)-110+170)</text:span></text:p>
      <text:p text:style-name="P6"><text:s text:c="24"/>touche=touche+40;</text:p>
      <text:p text:style-name="P1"><text:s text:c="20"/><text:span text:style-name="T1">//Nouvelle position du curseur</text:span></text:p>
      <text:p text:style-name="P1"><text:s text:c="20"/><text:span text:style-name="T7">spriteCurseur.setPosition((LARGEUR_FENETRE/2)-40-70,touche);</text:span></text:p>
      <text:p text:style-name="P6"><text:s text:c="20"/>//Fonction pour redessiner la fenêtre</text:p>
      <text:p text:style-name="P6"><text:s text:c="20"/>DessineMenu(&amp;fenetre, spriteChoix, spriteFond, spriteMenu, spriteCurseur, sonDeplacement);</text:p>
      <text:p text:style-name="P6"><text:s text:c="16"/>}</text:p>
      <text:p text:style-name="P1"/>
      <text:p text:style-name="P1"><text:s text:c="16"/><text:span text:style-name="T1">//En fonction de la position de 'touche' qui est la position en y du curseur, on définit le choix</text:span></text:p>
      <text:p text:style-name="P1"><text:s text:c="16"/><text:span text:style-name="T7">switch (touche)</text:span></text:p>
      <text:p text:style-name="P6"><text:s text:c="16"/>{</text:p>
      <text:p text:style-name="P6"><text:s text:c="16"/>case (HAUTEUR_FENETRE/2)-110+10:</text:p>
      <text:p text:style-name="P6"><text:s text:c="20"/>choix=1;</text:p>
      <text:p text:style-name="P6"><text:s text:c="20"/>break;</text:p>
      <text:p text:style-name="P6"><text:s text:c="16"/>case (HAUTEUR_FENETRE/2)-110+50:</text:p>
      <text:p text:style-name="P6"><text:s text:c="20"/>choix=2;</text:p>
      <text:p text:style-name="P6"><text:s text:c="20"/>break;</text:p>
      <text:p text:style-name="P6"><text:s text:c="16"/>case (HAUTEUR_FENETRE/2)-110+90:</text:p>
      <text:p text:style-name="P6"><text:s text:c="20"/>choix=3;</text:p>
      <text:p text:style-name="P6"><text:s text:c="20"/>break;</text:p>
      <text:p text:style-name="P6"><text:s text:c="16"/>case (HAUTEUR_FENETRE/2)-110+130:</text:p>
      <text:p text:style-name="P6"><text:s text:c="20"/>choix=4;</text:p>
      <text:p text:style-name="P6"><text:s text:c="20"/>break;</text:p>
      <text:p text:style-name="P6"><text:s text:c="16"/>case (HAUTEUR_FENETRE/2)-110+170:</text:p>
      <text:p text:style-name="P6"><text:s text:c="20"/>choix=5;</text:p>
      <text:p text:style-name="P6"><text:s text:c="20"/>break;</text:p>
      <text:p text:style-name="P6"><text:s text:c="16"/>}</text:p>
      <text:p text:style-name="P6"><text:s text:c="16"/>break;</text:p>
      <text:p text:style-name="P6"><text:s text:c="12"/>}</text:p>
      <text:p text:style-name="P6"><text:s text:c="12"/>}</text:p>
      <text:p text:style-name="P1"><text:s text:c="12"/><text:span text:style-name="T1">//Test si un clic gauche est fait ou si on appuie sur 'Entrée' pour valider</text:span></text:p>
      <text:p text:style-name="P1"><text:s text:c="12"/><text:span text:style-name="T7">if ((event.type==sf::Event::KeyPressed &amp;&amp; event.key.code==sf::Keyboard::Return) || (event.type==sf::Event::MouseButtonPressed &amp;&amp; event.key.code==sf::Mouse::Left))</text:span></text:p>
      <text:p text:style-name="P6"><text:s text:c="12"/>{</text:p>
      <text:p text:style-name="P6"><text:s text:c="16"/>sonChoix.play();</text:p>
      <text:p text:style-name="P6"><text:s text:c="16"/>switch (choix)</text:p>
      <text:p text:style-name="P6"><text:s text:c="16"/>{</text:p>
      <text:p text:style-name="P6"><text:s text:c="16"/>case 1:</text:p>
      <text:p text:style-name="P1"><text:s text:c="20"/><text:span text:style-name="T1">//Option jouer pour le jeu principal</text:span></text:p>
      <text:p text:style-name="P1"><text:soft-page-break/><text:s text:c="20"/><text:span text:style-name="T1">//Fonction qui charge la map</text:span></text:p>
      <text:p text:style-name="P1"><text:s text:c="20"/><text:span text:style-name="T6">Jouer(spriteChoix, spriteTexte, &amp;fenetre, nomMap, carte);</text:span></text:p>
      <text:p text:style-name="P1"><text:s text:c="20"/><text:span text:style-name="T7">musiqueFond.stop();</text:span></text:p>
      <text:p text:style-name="P6"><text:s text:c="20"/>if (sonOn==1)</text:p>
      <text:p text:style-name="P6"><text:s text:c="20"/>{</text:p>
      <text:p text:style-name="P6"><text:s text:c="24"/>musiqueJeu.play();</text:p>
      <text:p text:style-name="P6"><text:s text:c="24"/>musiqueJeu.setLoop(true);</text:p>
      <text:p text:style-name="P6"><text:s text:c="20"/>}</text:p>
      <text:p text:style-name="P1"><text:s text:c="20"/><text:span text:style-name="T1">//Fonction du jeu principal</text:span></text:p>
      <text:p text:style-name="P1"><text:s text:c="20"/><text:span text:style-name="T6">InGame(&amp;fenetre, carte, spriteChoix, spriteTexte, spriteCurseur);</text:span></text:p>
      <text:p text:style-name="P1"><text:s text:c="20"/><text:span text:style-name="T1">//Si on sort du jeu, on redessine le menu et on met le curseur sur 'Jouer'</text:span></text:p>
      <text:p text:style-name="P1"><text:s text:c="20"/><text:span text:style-name="T7">DessineMenu(&amp;fenetre, spriteChoix, spriteFond, spriteMenu, spriteCurseur, sonDeplacement);</text:span></text:p>
      <text:p text:style-name="P6"><text:s text:c="20"/>choix=1;</text:p>
      <text:p text:style-name="P6"><text:s text:c="20"/>touche=(HAUTEUR_FENETRE/2)-110+10;</text:p>
      <text:p text:style-name="P6"><text:s text:c="20"/>musiqueJeu.stop();</text:p>
      <text:p text:style-name="P6"><text:s text:c="20"/>musiqueFond.play();</text:p>
      <text:p text:style-name="P6"><text:s text:c="20"/>break;</text:p>
      <text:p text:style-name="P6"><text:s text:c="16"/>case 2:</text:p>
      <text:p text:style-name="P1"><text:s text:c="20"/><text:span text:style-name="T1">//Mode multi, pas encore codé</text:span></text:p>
      <text:p text:style-name="P1"><text:s text:c="20"/><text:span text:style-name="T7">break;</text:span></text:p>
      <text:p text:style-name="P1"><text:s text:c="16"/><text:span text:style-name="T7">case 3:</text:span></text:p>
      <text:p text:style-name="P6"><text:s text:c="20"/>//Les options du jeu</text:p>
      <text:p text:style-name="P6"><text:s text:c="20"/>quitterOptions=0;</text:p>
      <text:p text:style-name="P6"><text:s text:c="20"/>posOption=1;</text:p>
      <text:p text:style-name="P1"><text:s text:c="20"/><text:span text:style-name="T1">//On dessine le menu d'Options et on met le curseur sur le premier choix</text:span></text:p>
      <text:p text:style-name="P1"><text:s text:c="20"/><text:span text:style-name="T7">OptionsMenu(&amp;fenetre, spriteFond, spriteCurseur, 240, 210, spriteTexte, titreOpt, 200, 25, 3.0, vsyncOpt, 300, 200, 2.2, sonOpt, 350, 300, 2.0, quitterOpt, 275, 500, 2.0, *vsync_choixOpt, 600, 200, 2.2, *son_choixOpt, 600, 300, 2.0, scoresOpt, 300, 400, 2.0);</text:span></text:p>
      <text:p text:style-name="P1"><text:s text:c="20"/><text:span text:style-name="T1">//While pour éviter de sortir du menu, on en sortira quand on choisira 'Quitter'</text:span></text:p>
      <text:p text:style-name="P1"><text:s text:c="20"/><text:span text:style-name="T7">while(quitterOptions==0)</text:span></text:p>
      <text:p text:style-name="P6"><text:s text:c="20"/>{</text:p>
      <text:p text:style-name="P6"><text:s text:c="24"/>if (fenetre.pollEvent(event))</text:p>
      <text:p text:style-name="P6"><text:s text:c="24"/>{</text:p>
      <text:p text:style-name="P1"><text:s text:c="28"/><text:span text:style-name="T1">//Test déplacement souris</text:span></text:p>
      <text:p text:style-name="P1"><text:s text:c="28"/><text:span text:style-name="T7">if (event.type==sf::Event::MouseMoved)</text:span></text:p>
      <text:p text:style-name="P6"><text:s text:c="28"/>{</text:p>
      <text:p text:style-name="P6"><text:s text:c="32"/>sonDeplacement.play();</text:p>
      <text:p text:style-name="P1"><text:s text:c="32"/><text:span text:style-name="T1">//Si souris est sur vsync</text:span></text:p>
      <text:p text:style-name="P1"><text:s text:c="32"/><text:span text:style-name="T7">if (event.mouseMove.x&gt;=300 &amp;&amp; event.mouseMove.x&lt;=500 &amp;&amp; event.mouseMove.y&gt;=200 &amp;&amp; event.mouseMove.y&lt;=240)</text:span></text:p>
      <text:p text:style-name="P6"><text:s text:c="32"/>{</text:p>
      <text:p text:style-name="P1"><text:s text:c="36"/><text:span text:style-name="T1">//On redessine le menu avec la nouvelle position du curseur</text:span></text:p>
      <text:p text:style-name="P1"><text:s text:c="36"/><text:span text:style-name="T7">OptionsMenu(&amp;fenetre, spriteFond, spriteCurseur, 240, 210, spriteTexte, titreOpt, 200, 25, 3.0, vsyncOpt, 300, 200, 2.2, sonOpt, 350, 300, 2.0, quitterOpt, 275, 500, 2.0, *vsync_choixOpt, 600, 200, 2.2, *son_choixOpt, 600, 300, 2.0, scoresOpt, 300, 400, 2.0);</text:span></text:p>
      <text:p text:style-name="P6"><text:s text:c="36"/>posOption=1;</text:p>
      <text:p text:style-name="P6"><text:s text:c="32"/>}</text:p>
      <text:p text:style-name="P1"><text:s text:c="32"/><text:span text:style-name="T1">//Si souris sur Son</text:span></text:p>
      <text:p text:style-name="P1"><text:s text:c="32"/><text:span text:style-name="T7">else if (event.mouseMove.x&gt;=350 &amp;&amp; event.mouseMove.x&lt;=470 &amp;&amp; event.mouseMove.y&gt;=300 &amp;&amp; event.mouseMove.y&lt;=340)</text:span></text:p>
      <text:p text:style-name="P6"><text:s text:c="32"/>{</text:p>
      <text:p text:style-name="P6"><text:s text:c="36"/>OptionsMenu(&amp;fenetre, spriteFond, spriteCurseur, 290,310, spriteTexte, titreOpt, 200, 25, 3.0, vsyncOpt, 300, 200, 2.0, sonOpt, 350, 300, 2.2, quitterOpt, 275, 500, 2.0, *vsync_choixOpt, 600, 200, 2.0, *son_choixOpt, 600, 300, 2.2, scoresOpt, 300, 400, 2.0);</text:p>
      <text:p text:style-name="P1"><text:soft-page-break/><text:s text:c="36"/><text:span text:style-name="T7">posOption=2;</text:span></text:p>
      <text:p text:style-name="P6"><text:s text:c="32"/>}</text:p>
      <text:p text:style-name="P1"><text:s text:c="32"/><text:span text:style-name="T1">//Si souris sur Scores</text:span></text:p>
      <text:p text:style-name="P1"><text:s text:c="32"/><text:span text:style-name="T7">else if (event.mouseMove.x&gt;=300 &amp;&amp; event.mouseMove.x&lt;=540 &amp;&amp; event.mouseMove.y&gt;=400 &amp;&amp; event.mouseMove.y&lt;=440)</text:span></text:p>
      <text:p text:style-name="P6"><text:s text:c="32"/>{</text:p>
      <text:p text:style-name="P6"><text:s text:c="36"/>OptionsMenu(&amp;fenetre, spriteFond, spriteCurseur, 240,410, spriteTexte, titreOpt, 200, 25, 3.0, vsyncOpt, 300, 200, 2.0, sonOpt, 350, 300, 2.0, quitterOpt, 275, 500, 2.0, *vsync_choixOpt, 600, 200, 2.0, *son_choixOpt, 600, 300, 2.0, scoresOpt, 300, 400, 2.2);</text:p>
      <text:p text:style-name="P6"><text:s text:c="36"/>posOption=3;</text:p>
      <text:p text:style-name="P6"><text:s text:c="32"/>}</text:p>
      <text:p text:style-name="P1"><text:s text:c="32"/><text:span text:style-name="T1">//Si souris sur Quitter</text:span></text:p>
      <text:p text:style-name="P1"><text:s text:c="32"/><text:span text:style-name="T7">else if (event.mouseMove.x&gt;=275 &amp;&amp; event.mouseMove.x&lt;=600 &amp;&amp; event.mouseMove.y&gt;=500 &amp;&amp; event.mouseMove.y&lt;=550)</text:span></text:p>
      <text:p text:style-name="P6"><text:s text:c="32"/>{</text:p>
      <text:p text:style-name="P6"><text:s text:c="36"/>OptionsMenu(&amp;fenetre, spriteFond, spriteCurseur, 210,510, spriteTexte, titreOpt, 200, 25, 3.0, vsyncOpt, 300, 200, 2.0, sonOpt, 350, 300, 2.0, quitterOpt, 275, 500, 2.2, *vsync_choixOpt, 600, 200, 2.0, *son_choixOpt, 600, 300, 2.0, scoresOpt, 300, 400, 2.0);</text:p>
      <text:p text:style-name="P6"><text:s text:c="36"/>posOption=4;</text:p>
      <text:p text:style-name="P6"><text:s text:c="32"/>}</text:p>
      <text:p text:style-name="P1"><text:s text:c="28"/><text:span text:style-name="T7">}</text:span></text:p>
      <text:p text:style-name="P1"><text:s text:c="28"/><text:span text:style-name="T1">//Test touches clavier</text:span></text:p>
      <text:p text:style-name="P1"><text:s text:c="28"/><text:span text:style-name="T7">if(event.type==sf::Event::KeyPressed)</text:span></text:p>
      <text:p text:style-name="P6"><text:s text:c="28"/>{</text:p>
      <text:p text:style-name="P6"><text:s text:c="32"/>sonDeplacement.play();</text:p>
      <text:p text:style-name="P6"><text:s text:c="32"/>if (event.key.code==sf::Keyboard::Up)</text:p>
      <text:p text:style-name="P6"><text:s text:c="32"/>{</text:p>
      <text:p text:style-name="P6"><text:s text:c="36"/>posOption=posOption-1;</text:p>
      <text:p text:style-name="P6"><text:s text:c="36"/>if (posOption&lt;=0)</text:p>
      <text:p text:style-name="P6"><text:s text:c="40"/>posOption=1;</text:p>
      <text:p text:style-name="P6"><text:s text:c="32"/>}</text:p>
      <text:p text:style-name="P6"><text:s text:c="32"/>else if (event.key.code==sf::Keyboard::Down)</text:p>
      <text:p text:style-name="P6"><text:s text:c="32"/>{</text:p>
      <text:p text:style-name="P6"><text:s text:c="36"/>posOption=posOption+1;</text:p>
      <text:p text:style-name="P6"><text:s text:c="36"/>if (posOption&gt;4)</text:p>
      <text:p text:style-name="P6"><text:s text:c="40"/>posOption=4;</text:p>
      <text:p text:style-name="P6"><text:s text:c="32"/>}</text:p>
      <text:p text:style-name="P6"><text:s text:c="32"/>switch (posOption)</text:p>
      <text:p text:style-name="P6"><text:s text:c="32"/>{</text:p>
      <text:p text:style-name="P1"><text:s text:c="32"/><text:span text:style-name="T1">//On redessine le menu selon posOption, soit le choix sélectionné</text:span></text:p>
      <text:p text:style-name="P1"><text:s text:c="32"/><text:span text:style-name="T7">case 1:</text:span></text:p>
      <text:p text:style-name="P6"><text:s text:c="36"/>OptionsMenu(&amp;fenetre, spriteFond, spriteCurseur, 240, 210, spriteTexte, titreOpt, 200, 25, 3.0, vsyncOpt, 300, 200, 2.2, sonOpt, 350, 300, 2.0, quitterOpt, 275, 500, 2.0, *vsync_choixOpt, 600, 200, 2.2, *son_choixOpt, 600, 300, 2.0, scoresOpt, 300, 400, 2.0);</text:p>
      <text:p text:style-name="P6"><text:s text:c="36"/>break;</text:p>
      <text:p text:style-name="P6"><text:s text:c="32"/>case 2:</text:p>
      <text:p text:style-name="P6"><text:s text:c="36"/>OptionsMenu(&amp;fenetre, spriteFond, spriteCurseur, 290,310, spriteTexte, titreOpt, 200, 25, 3.0, vsyncOpt, 300, 200, 2.0, sonOpt, 350, 300, 2.2, quitterOpt, 275, 500, 2.0, *vsync_choixOpt, 600, 200, 2.0, *son_choixOpt, 600, 300, 2.2, scoresOpt, 300, 400, 2.0);</text:p>
      <text:p text:style-name="P6"><text:s text:c="36"/>break;</text:p>
      <text:p text:style-name="P6"><text:s text:c="32"/>case 3:</text:p>
      <text:p text:style-name="P6"><text:s text:c="36"/>OptionsMenu(&amp;fenetre, spriteFond, spriteCurseur, 240,410, spriteTexte, titreOpt, 200, 25, 3.0, vsyncOpt, 300, 200, 2.0, sonOpt, 350, 300, 2.0, quitterOpt, 275, 500, 2.0, *vsync_choixOpt, 600, 200, 2.0, *son_choixOpt, 600, 300, 2.0, scoresOpt, 300, 400, 2.2);</text:p>
      <text:p text:style-name="P6"><text:s text:c="36"/>break;</text:p>
      <text:p text:style-name="P6"><text:s text:c="32"/>case 4:</text:p>
      <text:p text:style-name="P1"><text:soft-page-break/><text:s text:c="36"/><text:span text:style-name="T7">OptionsMenu(&amp;fenetre, spriteFond, spriteCurseur, 210,510, spriteTexte, titreOpt, 200, 25, 3.0, vsyncOpt, 300, 200, 2.0, sonOpt, 350, 300, 2.0, quitterOpt, 275, 500, 2.2, *vsync_choixOpt, 600, 200, 2.0, *son_choixOpt, 600, 300, 2.0, scoresOpt, 300, 400, 2.0);</text:span></text:p>
      <text:p text:style-name="P6"><text:s text:c="36"/>break;</text:p>
      <text:p text:style-name="P6"><text:s text:c="32"/>}</text:p>
      <text:p text:style-name="P6"><text:s text:c="28"/>}</text:p>
      <text:p text:style-name="P1"><text:s text:c="28"/><text:span text:style-name="T1">//Test des clics</text:span></text:p>
      <text:p text:style-name="P1"><text:s text:c="28"/><text:span text:style-name="T7">if (event.type==sf::Event::MouseButtonPressed &amp;&amp; event.mouseButton.button == sf::Mouse::Left || (event.type==sf::Event::KeyPressed &amp;&amp; event.key.code==sf::Keyboard::Return))</text:span></text:p>
      <text:p text:style-name="P6"><text:s text:c="28"/>{</text:p>
      <text:p text:style-name="P6"><text:s text:c="32"/>sonChoix.play();</text:p>
      <text:p text:style-name="P6"><text:s text:c="32"/>if (posOption==4)</text:p>
      <text:p text:style-name="P6"><text:s text:c="32"/>{</text:p>
      <text:p text:style-name="P6"><text:s text:c="36"/>quitterOptions=1;</text:p>
      <text:p text:style-name="P6"><text:s text:c="36"/>spriteCurseur.setPosition((LARGEUR_FENETRE/2)-40-70,(HAUTEUR_FENETRE/2)-110+10);</text:p>
      <text:p text:style-name="P6"><text:s text:c="32"/>}</text:p>
      <text:p text:style-name="P6"><text:s text:c="32"/>else if (posOption==1)</text:p>
      <text:p text:style-name="P6"><text:s text:c="32"/>{</text:p>
      <text:p text:style-name="P6"><text:s text:c="36"/>switch(vsyncOn)</text:p>
      <text:p text:style-name="P6"><text:s text:c="36"/>{</text:p>
      <text:p text:style-name="P6"><text:s text:c="36"/>case 1:</text:p>
      <text:p text:style-name="P6"><text:s text:c="40"/>free(vsync_choixOpt);</text:p>
      <text:p text:style-name="P6"><text:s text:c="40"/>*vsync_choixOpt=strcpy(*vsync_choixOpt, "OFF");</text:p>
      <text:p text:style-name="P6"><text:s text:c="40"/>fenetre.setVerticalSyncEnabled(false);</text:p>
      <text:p text:style-name="P6"><text:s text:c="40"/>vsyncOn=0;</text:p>
      <text:p text:style-name="P6"><text:s text:c="40"/>break;</text:p>
      <text:p text:style-name="P1"><text:s text:c="36"/><text:span text:style-name="T7">case 0:</text:span></text:p>
      <text:p text:style-name="P6"><text:s text:c="40"/>free(vsync_choixOpt);</text:p>
      <text:p text:style-name="P6"><text:s text:c="40"/>*vsync_choixOpt=strcpy(*vsync_choixOpt, "ON");</text:p>
      <text:p text:style-name="P6"><text:s text:c="40"/>fenetre.setVerticalSyncEnabled(true);</text:p>
      <text:p text:style-name="P6"><text:s text:c="40"/>vsyncOn=1;</text:p>
      <text:p text:style-name="P6"><text:s text:c="40"/>break;</text:p>
      <text:p text:style-name="P6"><text:s text:c="36"/>}</text:p>
      <text:p text:style-name="P6"><text:s text:c="36"/>OptionsMenu(&amp;fenetre, spriteFond, spriteCurseur, 240, 210, spriteTexte, titreOpt, 200, 25, 3.0, vsyncOpt, 300, 200, 2.2, sonOpt, 350, 300, 2.0, quitterOpt, 275, 500, 2.0, *vsync_choixOpt, 600, 200, 2.2, *son_choixOpt, 600, 300, 2.0, scoresOpt, 300, 400, 2.0);</text:p>
      <text:p text:style-name="P6"><text:s text:c="32"/>}</text:p>
      <text:p text:style-name="P6"><text:s text:c="32"/>else if (posOption==2)</text:p>
      <text:p text:style-name="P6"><text:s text:c="32"/>{</text:p>
      <text:p text:style-name="P6"><text:s text:c="36"/>switch(sonOn)</text:p>
      <text:p text:style-name="P6"><text:s text:c="36"/>{</text:p>
      <text:p text:style-name="P6"><text:s text:c="36"/>case 1:</text:p>
      <text:p text:style-name="P6"><text:s text:c="40"/>free(son_choixOpt);</text:p>
      <text:p text:style-name="P6"><text:s text:c="40"/>*son_choixOpt=strcpy(*son_choixOpt, "OFF");</text:p>
      <text:p text:style-name="P6"><text:s text:c="40"/>sonChoix.setVolume(0);</text:p>
      <text:p text:style-name="P6"><text:s text:c="40"/>sonDeplacement.setVolume(0);</text:p>
      <text:p text:style-name="P6"><text:s text:c="40"/>musiqueFond.stop();</text:p>
      <text:p text:style-name="P6"><text:s text:c="40"/>sonOn=0;</text:p>
      <text:p text:style-name="P6"><text:s text:c="40"/>break;</text:p>
      <text:p text:style-name="P1"><text:s text:c="36"/><text:span text:style-name="T7">case 0:</text:span></text:p>
      <text:p text:style-name="P6"><text:s text:c="40"/>free(son_choixOpt);</text:p>
      <text:p text:style-name="P6"><text:s text:c="40"/>*son_choixOpt=strcpy(*son_choixOpt, "ON");</text:p>
      <text:p text:style-name="P6"><text:s text:c="40"/>sonChoix.setVolume(100);</text:p>
      <text:p text:style-name="P6"><text:s text:c="40"/>sonDeplacement.setVolume(100);</text:p>
      <text:p text:style-name="P6"><text:s text:c="40"/>musiqueFond.play();</text:p>
      <text:p text:style-name="P6"><text:s text:c="40"/>sonOn=1;</text:p>
      <text:p text:style-name="P6"><text:s text:c="40"/>break;</text:p>
      <text:p text:style-name="P6"><text:s text:c="36"/>}</text:p>
      <text:p text:style-name="P6"><text:soft-page-break/><text:s text:c="36"/>OptionsMenu(&amp;fenetre, spriteFond, spriteCurseur, 290,310, spriteTexte, titreOpt, 200, 25, 3.0, vsyncOpt, 300, 200, 2.0, sonOpt, 350, 300, 2.2, quitterOpt, 275, 500, 2.0, *vsync_choixOpt, 600, 200, 2.0, *son_choixOpt, 600, 300, 2.2, scoresOpt, 300, 400, 2.0);</text:p>
      <text:p text:style-name="P6"><text:s text:c="32"/>}</text:p>
      <text:p text:style-name="P6"><text:s text:c="33"/>else if (posOption==3)</text:p>
      <text:p text:style-name="P6"><text:s text:c="32"/>{</text:p>
      <text:p text:style-name="P1"><text:s text:c="36"/><text:span text:style-name="T1">//Afficher les scores, pas encore codé</text:span></text:p>
      <text:p text:style-name="P1"><text:s text:c="32"/><text:span text:style-name="T7">}</text:span></text:p>
      <text:p text:style-name="P6"><text:s text:c="28"/>}</text:p>
      <text:p text:style-name="P6"/>
      <text:p text:style-name="P6"><text:s text:c="24"/>}</text:p>
      <text:p text:style-name="P6"><text:s text:c="20"/>}</text:p>
      <text:p text:style-name="P1"><text:span text:style-name="T7"><text:s text:c="20"/>DessineMenu(&amp;fenetre, spriteChoix, spriteFond, spriteMenu, spriteCurseur, sonDeplacement);</text:span></text:p>
      <text:p text:style-name="P1"><text:s text:c="20"/><text:span text:style-name="T7">choix=1;</text:span></text:p>
      <text:p text:style-name="P6"><text:s text:c="20"/>touche=(HAUTEUR_FENETRE/2)-110+10;</text:p>
      <text:p text:style-name="P6"><text:s text:c="20"/>break;</text:p>
      <text:p text:style-name="P6"><text:s text:c="16"/>case 4:</text:p>
      <text:p text:style-name="P6"><text:s text:c="20"/>//Fonction éditeur de map</text:p>
      <text:p text:style-name="P6"><text:s text:c="20"/>funcEditor(spriteChoix, spriteTexte, &amp;fenetre);</text:p>
      <text:p text:style-name="P6"><text:s text:c="20"/>DessineMenu(&amp;fenetre, spriteChoix, spriteFond, spriteMenu, spriteCurseur, sonDeplacement);</text:p>
      <text:p text:style-name="P6"><text:s text:c="20"/>break;</text:p>
      <text:p text:style-name="P6"><text:s text:c="16"/>case 5:</text:p>
      <text:p text:style-name="P6"><text:s text:c="20"/>//Fermer la fenêtre</text:p>
      <text:p text:style-name="P6"><text:s text:c="20"/>fenetre.close();</text:p>
      <text:p text:style-name="P6"><text:s text:c="20"/>musiqueFond.stop();</text:p>
      <text:p text:style-name="P6"><text:s text:c="20"/>break;</text:p>
      <text:p text:style-name="P6"><text:s text:c="16"/>}</text:p>
      <text:p text:style-name="P6"><text:s text:c="12"/>}</text:p>
      <text:p text:style-name="P6"><text:s text:c="8"/>}</text:p>
      <text:p text:style-name="P6"><text:s text:c="4"/>}</text:p>
      <text:p text:style-name="P6"><text:s text:c="4"/>return 0;</text:p>
      <text:p text:style-name="P6">}</text:p>
      <text:p text:style-name="P1"/>
      <text:p text:style-name="P6">void DessineMenu(sf::RenderWindow *fenetre, sf::Sprite spriteChoix, sf::Sprite spriteFond, sf::Sprite spriteMenu, sf::Sprite spriteCurseur, sf::Sound sonDeplacement)</text:p>
      <text:p text:style-name="P6">{</text:p>
      <text:p text:style-name="P6"><text:s text:c="4"/>fenetre-&gt;clear(sf::Color::Black);</text:p>
      <text:p text:style-name="P6"><text:s text:c="4"/>fenetre-&gt;draw(spriteFond);</text:p>
      <text:p text:style-name="P6"><text:s text:c="4"/>fenetre-&gt;draw(spriteMenu);</text:p>
      <text:p text:style-name="P6"><text:s text:c="4"/>fenetre-&gt;draw(spriteChoix);</text:p>
      <text:p text:style-name="P6"><text:s text:c="4"/>fenetre-&gt;draw(spriteCurseur);</text:p>
      <text:p text:style-name="P6"><text:s text:c="4"/>fenetre-&gt;display();</text:p>
      <text:p text:style-name="P1"><text:s text:c="4"/><text:span text:style-name="T1">//Son deplacement</text:span></text:p>
      <text:p text:style-name="P1"><text:s/><text:span text:style-name="T7"><text:s text:c="3"/>sonDeplacement.play();</text:span></text:p>
      <text:p text:style-name="P6">}</text:p>
      <text:p text:style-name="P1"/>
      <text:p text:style-name="P6">void DessineOption(sf::RenderWindow *fenetre, sf::Sprite spriteCurseur, sf::Sprite spriteFond)</text:p>
      <text:p text:style-name="P6">{</text:p>
      <text:p text:style-name="P6"><text:s text:c="4"/>fenetre-&gt;clear(sf::Color::Black);</text:p>
      <text:p text:style-name="P6"><text:s text:c="4"/>fenetre-&gt;draw(spriteFond);</text:p>
      <text:p text:style-name="P6"><text:s text:c="4"/>fenetre-&gt;draw(spriteCurseur);</text:p>
      <text:p text:style-name="P6">}</text:p>
      <text:p text:style-name="P1"/>
      <text:p text:style-name="P6">void OptionsMenu(sf::RenderWindow *fenetre, sf::Sprite spriteFond, sf::Sprite spriteCurseur, int x_curseur, int y_curseur, sf::Sprite spriteTexte, char titreOpt[], int x_titre, int y_titre, float taille_titre, char vsyncOpt[], int x_vsync, int y_vsinc, float taille_vsync, char sonOpt[], int x_son, int y_son, float taille_son, char quitterOpt[], int x_quit, int y_quit, float taille_quit, char vsync_choixOpt[], <text:soft-page-break/>int x_vsyncChoix, int y_vsyncChoix, float taille_vsyncChoix, char son_choixOpt[], int x_sonChoix, int y_sonChoix, float taille_sonChoix, char scoresOpt[], int x_scores, int y_scores, float taille_scores)</text:p>
      <text:p text:style-name="P6">{</text:p>
      <text:p text:style-name="P6"><text:s text:c="4"/>fenetre-&gt;clear(sf::Color::Black);</text:p>
      <text:p text:style-name="P6"><text:s text:c="4"/>spriteCurseur.setPosition(x_curseur,y_curseur);</text:p>
      <text:p text:style-name="P6"><text:s text:c="4"/>DessineOption(fenetre, spriteCurseur, spriteFond);</text:p>
      <text:p text:style-name="P6"><text:s text:c="4"/>MachineAEcrire(spriteTexte, fenetre, titreOpt, x_titre, y_titre, taille_titre);</text:p>
      <text:p text:style-name="P6"><text:s text:c="4"/>MachineAEcrire(spriteTexte, fenetre, vsyncOpt, x_vsync, y_vsinc, taille_vsync);</text:p>
      <text:p text:style-name="P6"><text:s text:c="4"/>MachineAEcrire(spriteTexte, fenetre, sonOpt, x_son, y_son, taille_son);</text:p>
      <text:p text:style-name="P6"><text:s text:c="4"/>MachineAEcrire(spriteTexte, fenetre, quitterOpt, x_quit, y_quit, taille_quit);</text:p>
      <text:p text:style-name="P6"><text:s text:c="4"/>MachineAEcrire(spriteTexte, fenetre, vsync_choixOpt, x_vsyncChoix,y_vsyncChoix,taille_vsyncChoix);</text:p>
      <text:p text:style-name="P6"><text:s text:c="4"/>MachineAEcrire(spriteTexte, fenetre, son_choixOpt, x_sonChoix, y_sonChoix, taille_sonChoix);</text:p>
      <text:p text:style-name="P6"><text:s text:c="4"/>MachineAEcrire(spriteTexte, fenetre, scoresOpt, x_scores,y_scores,taille_scores);</text:p>
      <text:p text:style-name="P6"><text:s text:c="4"/>fenetre-&gt;display();</text:p>
      <text:p text:style-name="P6">}</text:p>
      <text:p text:style-name="P1"/>
      <text:p text:style-name="P6">void PauseJeu(sf::RenderWindow *fenetre, sf::Sprite spriteTexte, int *retourMenu, sf::Sprite spriteCurseur)</text:p>
      <text:p text:style-name="P6">{</text:p>
      <text:p text:style-name="P6"><text:s text:c="4"/>sf::Event event;</text:p>
      <text:p text:style-name="P6"><text:s text:c="4"/>sf::Sprite spriteFond;</text:p>
      <text:p text:style-name="P6"><text:s text:c="4"/>sf::Texture textureFond;</text:p>
      <text:p text:style-name="P6"><text:s text:c="4"/>if (!textureFond.loadFromFile("ressources/fond_pause.png"))</text:p>
      <text:p text:style-name="P6"><text:s text:c="8"/>printf("Erreur de chargement");</text:p>
      <text:p text:style-name="P6"><text:s text:c="4"/>spriteFond.setTexture(textureFond);</text:p>
      <text:p text:style-name="P6"><text:s text:c="4"/>spriteFond.scale(5.0,5.0);</text:p>
      <text:p text:style-name="P6"><text:s text:c="4"/>spriteFond.setPosition(150,50);</text:p>
      <text:p text:style-name="P6"><text:s text:c="4"/>int quitterPause=0, choix=1, xcurseur=205, ycurseur=255;</text:p>
      <text:p text:style-name="P6"><text:s text:c="4"/>char pauseTitre[]="Pause";</text:p>
      <text:p text:style-name="P6"><text:s text:c="4"/>char pauseReprendre[]="Reprendre";</text:p>
      <text:p text:style-name="P6"><text:s text:c="4"/>char pauseQuitter[]="Quitter";</text:p>
      <text:p text:style-name="P6"><text:s text:c="4"/>spriteCurseur.setPosition(205,255);</text:p>
      <text:p text:style-name="P6"><text:s text:c="4"/>while(quitterPause==0)</text:p>
      <text:p text:style-name="P6"><text:s text:c="4"/>{</text:p>
      <text:p text:style-name="P6"><text:s text:c="8"/>while (fenetre-&gt;isOpen() &amp;&amp; quitterPause==0)</text:p>
      <text:p text:style-name="P6"><text:s text:c="8"/>{</text:p>
      <text:p text:style-name="P6"><text:s text:c="12"/>fenetre-&gt;clear(sf::Color::Black);</text:p>
      <text:p text:style-name="P6"><text:s text:c="12"/>fenetre-&gt;draw(spriteFond);</text:p>
      <text:p text:style-name="P6"><text:s text:c="12"/>MachineAEcrire(spriteTexte, fenetre, pauseTitre, 310,120,2.0);</text:p>
      <text:p text:style-name="P6"><text:s text:c="12"/>MachineAEcrire(spriteTexte, fenetre, pauseReprendre, 270,250,1.5);</text:p>
      <text:p text:style-name="P6"><text:s text:c="12"/>MachineAEcrire(spriteTexte, fenetre, pauseQuitter, 300, 400, 1.5);</text:p>
      <text:p text:style-name="P6"><text:s text:c="12"/>while (fenetre-&gt;pollEvent(event))</text:p>
      <text:p text:style-name="P6"><text:s text:c="12"/>{</text:p>
      <text:p text:style-name="P6"><text:s text:c="16"/>switch(event.type)</text:p>
      <text:p text:style-name="P6"><text:s text:c="16"/>{</text:p>
      <text:p text:style-name="P6"><text:s text:c="16"/>case sf::Event::Closed:</text:p>
      <text:p text:style-name="P6"><text:s text:c="20"/>fenetre-&gt;close();</text:p>
      <text:p text:style-name="P6"><text:s text:c="20"/>break;</text:p>
      <text:p text:style-name="P6"><text:s text:c="16"/>case sf::Event::MouseMoved:</text:p>
      <text:p text:style-name="P6"><text:s text:c="20"/>if (event.mouseMove.x&gt;270 &amp;&amp; event.mouseMove.x&lt;540 &amp;&amp; event.mouseMove.y&gt;250 &amp;&amp; event.mouseMove.y&lt;280)</text:p>
      <text:p text:style-name="P6"><text:s text:c="20"/>{</text:p>
      <text:p text:style-name="P6"><text:s text:c="24"/>xcurseur=205;</text:p>
      <text:p text:style-name="P6"><text:s text:c="24"/>ycurseur=255;</text:p>
      <text:p text:style-name="P1"><text:s text:c="24"/><text:span text:style-name="T7">choix=1;</text:span></text:p>
      <text:p text:style-name="P6"><text:s text:c="20"/>}</text:p>
      <text:p text:style-name="P6"><text:s text:c="20"/>if (event.mouseMove.x&gt;300 &amp;&amp; event.mouseMove.x&lt;510 &amp;&amp; event.mouseMove.y&gt;390 &amp;&amp; event.mouseMove.y&lt;430)</text:p>
      <text:p text:style-name="P6"><text:s text:c="20"/>{</text:p>
      <text:p text:style-name="P6"><text:soft-page-break/><text:s text:c="24"/>xcurseur=235;</text:p>
      <text:p text:style-name="P6"><text:s text:c="24"/>ycurseur=405;</text:p>
      <text:p text:style-name="P6"><text:s text:c="24"/>choix=2;</text:p>
      <text:p text:style-name="P6"><text:s text:c="20"/>}</text:p>
      <text:p text:style-name="P6"><text:s text:c="20"/>spriteCurseur.setPosition(xcurseur, ycurseur);</text:p>
      <text:p text:style-name="P6"><text:s text:c="20"/>break;</text:p>
      <text:p text:style-name="P6"><text:s text:c="16"/>case sf::Event::KeyPressed:</text:p>
      <text:p text:style-name="P1"><text:span text:style-name="T7"><text:s text:c="20"/>if (event.key.code==sf::Keyboard::Up)</text:span></text:p>
      <text:p text:style-name="P6"><text:s text:c="20"/>{</text:p>
      <text:p text:style-name="P6"><text:s text:c="24"/>xcurseur=xcurseur-30;</text:p>
      <text:p text:style-name="P6"><text:s text:c="24"/>if (xcurseur&lt;205)</text:p>
      <text:p text:style-name="P6"><text:s text:c="28"/>xcurseur=205;</text:p>
      <text:p text:style-name="P1"><text:s text:c="19"/><text:span text:style-name="T7"><text:s/>}</text:span></text:p>
      <text:p text:style-name="P6"><text:s text:c="20"/>if (event.key.code==sf::Keyboard::Down)</text:p>
      <text:p text:style-name="P6"><text:s text:c="20"/>{</text:p>
      <text:p text:style-name="P6"><text:s text:c="24"/>xcurseur=xcurseur+30;</text:p>
      <text:p text:style-name="P6"><text:s text:c="24"/>if (xcurseur&gt;235)</text:p>
      <text:p text:style-name="P6"><text:s text:c="28"/>xcurseur=235;</text:p>
      <text:p text:style-name="P6"><text:s text:c="20"/>}</text:p>
      <text:p text:style-name="P6"><text:s text:c="20"/>if (xcurseur==205)</text:p>
      <text:p text:style-name="P6"><text:s text:c="24"/>{</text:p>
      <text:p text:style-name="P6"><text:s text:c="28"/>ycurseur=255;</text:p>
      <text:p text:style-name="P6"><text:s text:c="28"/>choix=1;</text:p>
      <text:p text:style-name="P6"><text:s text:c="24"/>}</text:p>
      <text:p text:style-name="P6"><text:s text:c="20"/>else</text:p>
      <text:p text:style-name="P6"><text:s text:c="24"/>{</text:p>
      <text:p text:style-name="P6"><text:s text:c="28"/>ycurseur=405;</text:p>
      <text:p text:style-name="P6"><text:s text:c="28"/>choix=2;</text:p>
      <text:p text:style-name="P6"><text:s text:c="24"/>}</text:p>
      <text:p text:style-name="P6"><text:s text:c="20"/>spriteCurseur.setPosition(xcurseur, ycurseur);</text:p>
      <text:p text:style-name="P6"><text:s text:c="20"/>break;</text:p>
      <text:p text:style-name="P1"><text:s text:c="10"/><text:span text:style-name="T7"><text:s text:c="6"/>}</text:span></text:p>
      <text:p text:style-name="P6"><text:s text:c="20"/>if ((event.type==sf::Event::MouseButtonPressed &amp;&amp; event.key.code==sf::Mouse::Left) || (event.type==sf::Event::KeyPressed &amp;&amp; event.key.code==sf::Keyboard::Return))</text:p>
      <text:p text:style-name="P6"><text:s text:c="20"/>{</text:p>
      <text:p text:style-name="P6"><text:s text:c="24"/>switch(choix)</text:p>
      <text:p text:style-name="P6"><text:s text:c="24"/>{</text:p>
      <text:p text:style-name="P6"><text:s text:c="24"/>case 1:</text:p>
      <text:p text:style-name="P6"><text:s text:c="28"/>quitterPause=1;</text:p>
      <text:p text:style-name="P6"><text:s text:c="28"/>break;</text:p>
      <text:p text:style-name="P6"><text:s text:c="24"/>case 2:</text:p>
      <text:p text:style-name="P6"><text:s text:c="28"/>*retourMenu=1;</text:p>
      <text:p text:style-name="P6"><text:s text:c="28"/>quitterPause=1;</text:p>
      <text:p text:style-name="P6"><text:s text:c="28"/>break;</text:p>
      <text:p text:style-name="P6"><text:s text:c="24"/>}</text:p>
      <text:p text:style-name="P6"><text:s text:c="20"/>}</text:p>
      <text:p text:style-name="P6"/>
      <text:p text:style-name="P6"><text:s text:c="12"/>}</text:p>
      <text:p text:style-name="P6"><text:s text:c="12"/>fenetre-&gt;draw(spriteCurseur);</text:p>
      <text:p text:style-name="P6"><text:s text:c="12"/>fenetre-&gt;display();</text:p>
      <text:p text:style-name="P6"><text:s text:c="8"/>}</text:p>
      <text:p text:style-name="P6"><text:s text:c="4"/>}</text:p>
      <text:p text:style-name="P6">}</text:p>
      <text:p text:style-name="P1"/>
      <text:p text:style-name="P6">void EcranDefaite(sf::RenderWindow *fenetre, char *scoreTXT, char *vagueTXT, sf::Sprite spriteTexte)</text:p>
      <text:p text:style-name="P6">{</text:p>
      <text:p text:style-name="P6"><text:s text:c="4"/>sf::Event event;</text:p>
      <text:p text:style-name="P6"><text:s text:c="4"/>char pauseTitre[]="Defaite";</text:p>
      <text:p text:style-name="P6"><text:s text:c="4"/>char pauseQuitter[]="Appuyez sur Entree pour quitter";</text:p>
      <text:p text:style-name="P6"><text:s text:c="4"/>int quitterDefaite=0;</text:p>
      <text:p text:style-name="P6"><text:soft-page-break/><text:s text:c="4"/>MachineAEcrire(spriteTexte, fenetre, pauseTitre, 150,100,2.0);</text:p>
      <text:p text:style-name="P6"><text:s text:c="4"/>MachineAEcrire(spriteTexte, fenetre, pauseQuitter, 10, 400,1);</text:p>
      <text:p text:style-name="P6"><text:s text:c="4"/>MachineAEcrire(spriteTexte, fenetre, scoreTXT, 120,200,1.5);</text:p>
      <text:p text:style-name="P6"><text:s text:c="4"/>MachineAEcrire(spriteTexte, fenetre, vagueTXT, 120, 300, 1.5);</text:p>
      <text:p text:style-name="P6"><text:s text:c="4"/>fenetre-&gt;display();</text:p>
      <text:p text:style-name="P6"><text:s text:c="4"/>while(quitterDefaite==0)</text:p>
      <text:p text:style-name="P6"><text:s text:c="4"/>{</text:p>
      <text:p text:style-name="P6"><text:s text:c="8"/>if (fenetre-&gt;pollEvent(event) &amp;&amp; (event.type==sf::Event::KeyPressed &amp;&amp; event.key.code==sf::Keyboard::Return))</text:p>
      <text:p text:style-name="P6"><text:s text:c="8"/>{</text:p>
      <text:p text:style-name="P6"><text:s text:c="12"/>quitterDefaite=1;</text:p>
      <text:p text:style-name="P6"><text:s text:c="8"/>}</text:p>
      <text:p text:style-name="P6"><text:s text:c="4"/>}</text:p>
      <text:p text:style-name="P6">}</text:p>
      <text:p text:style-name="P1"/>
      <text:p text:style-name="P7">void funcEditor(sf::Sprite tileset, sf::Sprite tileTexte, sf::RenderWindow *fenetre)</text:p>
      <text:p text:style-name="P7">{</text:p>
      <text:p text:style-name="P7"><text:s text:c="4"/>sf::View vue(sf::FloatRect(0, 0, LARGEUR, HAUTEUR));</text:p>
      <text:p text:style-name="P7"><text:s text:c="4"/>vue.zoom(ZOOM);</text:p>
      <text:p text:style-name="P7"><text:s text:c="4"/>vue.setCenter((int)(LARGEUR*ZOOM)/2, (int)(HAUTEUR*ZOOM)/2);</text:p>
      <text:p text:style-name="P7"><text:s text:c="4"/>fenetre-&gt;setView(vue);</text:p>
      <text:p text:style-name="P7"><text:s text:c="4"/>int choixEdit =0;</text:p>
      <text:p text:style-name="P7"><text:s text:c="4"/>char NomMap[100]="";</text:p>
      <text:p text:style-name="P1"><text:s text:c="4"/><text:span text:style-name="T1">//récupère le choix de l'utilisateur (voir fonction)</text:span></text:p>
      <text:p text:style-name="P1"><text:s text:c="4"/><text:span text:style-name="T6">choixEdit = createOrNew(fenetre, tileset, tileTexte);</text:span></text:p>
      <text:p text:style-name="P7"><text:s text:c="4"/>if(choixEdit==1)</text:p>
      <text:p text:style-name="P7"><text:s text:c="4"/>{</text:p>
      <text:p text:style-name="P7"><text:s text:c="8"/>int carte[100];</text:p>
      <text:p text:style-name="P7"><text:s text:c="8"/>loadMap(tileset, tileTexte, fenetre, NomMap, carte);</text:p>
      <text:p text:style-name="P7"><text:s text:c="8"/>editor(carte, tileset, fenetre, NomMap);</text:p>
      <text:p text:style-name="P7"><text:s text:c="4"/>}</text:p>
      <text:p text:style-name="P7"><text:s text:c="4"/>else if (choixEdit==0)</text:p>
      <text:p text:style-name="P7"><text:s text:c="4"/>{</text:p>
      <text:p text:style-name="P7"><text:s text:c="8"/>char titre[]="Entrez le nom de votre map (tab ajoute le .map)";</text:p>
      <text:p text:style-name="P7"><text:s text:c="8"/>fenetre-&gt;clear();</text:p>
      <text:p text:style-name="P7"><text:s text:c="8"/>MachineAEcrire(tileTexte, fenetre, titre, 30, 1, 0.2f);</text:p>
      <text:p text:style-name="P7"><text:s text:c="8"/>fenetre-&gt;display();</text:p>
      <text:p text:style-name="P7"><text:s text:c="8"/>fenetre-&gt;clear();</text:p>
      <text:p text:style-name="P7"><text:s text:c="8"/>MachineAEcrire(tileTexte, fenetre, titre, 30, 1, 0.2f);</text:p>
      <text:p text:style-name="P7"><text:s text:c="8"/>fenetre-&gt;display();</text:p>
      <text:p text:style-name="P7"><text:s text:c="8"/>scanGraphique(NomMap, tileTexte, fenetre, 30, 60, 0.4f);</text:p>
      <text:p text:style-name="P7"><text:s text:c="8"/>int carteDeBase[10*10]= {4,4,4,4,4,4,4,4,4,4,4,4,4,4,4,4,4,4,4,4,4,4,4,4,4,4,4,4,4,4,4,4,4,4,4,4,4,4,4,4,4,4,4,4,4,4,4,4,4,4,4,4,4,4,4,4,4,4,4,4,4,4,4,4,4,4,4,4,4,4,4,4,4,4,4,4,4,4,4,4,4,4,4,4,4,4,4,4,4,4,4,4,4,4,4,4,4,4,4,4};</text:p>
      <text:p text:style-name="P7"><text:s text:c="8"/>editor(carteDeBase, tileset, fenetre, NomMap);</text:p>
      <text:p text:style-name="P7"><text:s text:c="4"/>}</text:p>
      <text:p text:style-name="P7"><text:s text:c="4"/>vue.zoom(1/0.3);</text:p>
      <text:p text:style-name="P7"><text:s text:c="4"/>vue.setCenter(LARGEUR/2, HAUTEUR/2);</text:p>
      <text:p text:style-name="P7"><text:s text:c="4"/>fenetre-&gt;setView(vue);</text:p>
      <text:p text:style-name="P7"><text:s text:c="4"/>fenetre-&gt;clear();</text:p>
      <text:p text:style-name="P1"><text:s text:c="4"/><text:span text:style-name="T6">fenetre-&gt;display();</text:span></text:p>
      <text:p text:style-name="P7"><text:s text:c="4"/>fenetre-&gt;clear();</text:p>
      <text:p text:style-name="P7"><text:s text:c="4"/>fenetre-&gt;display();</text:p>
      <text:p text:style-name="P7">}</text:p>
      <text:p text:style-name="P1"/>
      <text:p text:style-name="P7">int createOrNew(sf::RenderWindow *fenetre, sf::Sprite tileset, sf::Sprite textTile)</text:p>
      <text:p text:style-name="P7">{</text:p>
      <text:p text:style-name="P1"><text:s text:c="4"/><text:span text:style-name="T6">int position=0;</text:span><text:span text:style-name="T1">//stock la position du curseur des choix dans le menu</text:span></text:p>
      <text:p text:style-name="P1"><text:s text:c="4"/><text:span text:style-name="T6">int finBoucle=0;</text:span> <text:span text:style-name="T1">//pour terminer la boucle quand l'utilisateur a fais son choix</text:span></text:p>
      <text:p text:style-name="P1"><text:s text:c="4"/><text:span text:style-name="T6">char titre[]="editeur de map";</text:span></text:p>
      <text:p text:style-name="P7"><text:s text:c="4"/>char choix1[]="creer une map";</text:p>
      <text:p text:style-name="P7"><text:soft-page-break/><text:s text:c="4"/>char choix2[]="editer une map";</text:p>
      <text:p text:style-name="P7"><text:s text:c="4"/>sf::Event event;</text:p>
      <text:p text:style-name="P7"><text:s text:c="4"/>while(fenetre-&gt;isOpen() &amp;&amp; finBoucle==0)</text:p>
      <text:p text:style-name="P7"><text:s text:c="4"/>{</text:p>
      <text:p text:style-name="P1"><text:s text:c="8"/><text:span text:style-name="T6">fenetre-&gt;clear();</text:span></text:p>
      <text:p text:style-name="P7"><text:s text:c="8"/>while(fenetre-&gt;pollEvent(event))</text:p>
      <text:p text:style-name="P7"><text:s text:c="8"/>{</text:p>
      <text:p text:style-name="P7"><text:s text:c="12"/>switch (event.type)</text:p>
      <text:p text:style-name="P7"><text:s text:c="12"/>{</text:p>
      <text:p text:style-name="P7"><text:s text:c="12"/>case sf::Event::Closed:</text:p>
      <text:p text:style-name="P7"><text:s text:c="16"/>fenetre-&gt;close();</text:p>
      <text:p text:style-name="P7"><text:s text:c="16"/>break;</text:p>
      <text:p text:style-name="P7"><text:s text:c="12"/>case sf::Event::KeyPressed:</text:p>
      <text:p text:style-name="P7"><text:s text:c="16"/>switch(event.key.code)</text:p>
      <text:p text:style-name="P7"><text:s text:c="16"/>{</text:p>
      <text:p text:style-name="P7"><text:s text:c="16"/>case sf::Keyboard::Return:</text:p>
      <text:p text:style-name="P7"><text:s text:c="20"/>finBoucle=1;</text:p>
      <text:p text:style-name="P7"><text:s text:c="20"/>break;</text:p>
      <text:p text:style-name="P7"><text:s text:c="16"/>case sf::Keyboard::Left:</text:p>
      <text:p text:style-name="P7"><text:s text:c="20"/>position=0;</text:p>
      <text:p text:style-name="P7"><text:s text:c="20"/>break;</text:p>
      <text:p text:style-name="P7"><text:s text:c="16"/>case sf::Keyboard::Right:</text:p>
      <text:p text:style-name="P7"><text:s text:c="20"/>position=1;</text:p>
      <text:p text:style-name="P7"><text:s text:c="20"/>break;</text:p>
      <text:p text:style-name="P7"><text:s text:c="16"/>default:</text:p>
      <text:p text:style-name="P7"><text:s text:c="20"/>break;</text:p>
      <text:p text:style-name="P7"><text:s text:c="16"/>}</text:p>
      <text:p text:style-name="P7"><text:s text:c="16"/>break;</text:p>
      <text:p text:style-name="P7"><text:s text:c="12"/>default:</text:p>
      <text:p text:style-name="P7"><text:s text:c="16"/>break;</text:p>
      <text:p text:style-name="P7"><text:s text:c="12"/>}</text:p>
      <text:p text:style-name="P7"><text:s text:c="8"/>}</text:p>
      <text:p text:style-name="P7"><text:s text:c="8"/>MachineAEcrire(textTile, fenetre, titre, 50, 10, 0.5f);</text:p>
      <text:p text:style-name="P7"><text:s text:c="8"/>MachineAEcrire(textTile, fenetre, choix1, 30, 60, 0.3f);</text:p>
      <text:p text:style-name="P7"><text:s text:c="8"/>MachineAEcrire(textTile, fenetre, choix2, 130, 60, 0.3f);</text:p>
      <text:p text:style-name="P7"><text:s text:c="8"/>tileset.setTextureRect(sf::IntRect(50, 30, 10, 10));</text:p>
      <text:p text:style-name="P7"><text:s text:c="8"/>tileset.setPosition(18+position*100, 58);</text:p>
      <text:p text:style-name="P7"><text:s text:c="8"/>fenetre-&gt;draw(tileset);</text:p>
      <text:p text:style-name="P7"><text:s text:c="8"/>fenetre-&gt;display();</text:p>
      <text:p text:style-name="P7"><text:s text:c="4"/>}</text:p>
      <text:p text:style-name="P1"/>
      <text:p text:style-name="P1"><text:s text:c="3"/><text:span text:style-name="T6"><text:s/>return position;</text:span></text:p>
      <text:p text:style-name="P7">}</text:p>
      <text:p text:style-name="P5">//fonction qui permet au joueur de choisir sa map parmi celle<text:span text:style-name="T5">s</text:span> qui existe<text:span text:style-name="T5">nt</text:span> déjà</text:p>
      <text:p text:style-name="P7">void loadMap(sf::Sprite tileset, sf::Sprite tileTexte, sf::RenderWindow *fenetre, char *nomMap, int *carte)</text:p>
      <text:p text:style-name="P7">{</text:p>
      <text:p text:style-name="P1"><text:s text:c="4"/><text:span text:style-name="T1">//exitVar passera a 1 quand le joueur aura choisi sa map</text:span></text:p>
      <text:p text:style-name="P1"><text:s text:c="4"/><text:span text:style-name="T6">int exitVar = 0;</text:span></text:p>
      <text:p text:style-name="P7"><text:s text:c="4"/>char informations[]="Entrez le nom de la map a charger";</text:p>
      <text:p text:style-name="P7"><text:s text:c="4"/>char astuce[]="La touche TAB ajoute le .map";</text:p>
      <text:p text:style-name="P7"><text:s text:c="4"/>while (exitVar == 0 and fenetre-&gt;isOpen())</text:p>
      <text:p text:style-name="P7"><text:s text:c="4"/>{</text:p>
      <text:p text:style-name="P7"><text:s text:c="8"/>char chemin[]="ressources/map/";</text:p>
      <text:p text:style-name="P7"><text:s text:c="8"/>fenetre-&gt;clear();</text:p>
      <text:p text:style-name="P7"><text:s text:c="8"/>MachineAEcrire(tileTexte, fenetre, informations, 30, 10, 0.3f);</text:p>
      <text:p text:style-name="P7"><text:s text:c="8"/>MachineAEcrire(tileTexte, fenetre, astuce, 40, 20, 0.3f);</text:p>
      <text:p text:style-name="P7"><text:s text:c="8"/>fenetre-&gt;display();</text:p>
      <text:p text:style-name="P7"><text:s text:c="8"/>fenetre-&gt;clear();</text:p>
      <text:p text:style-name="P7"><text:s text:c="8"/>MachineAEcrire(tileTexte, fenetre, informations, 30, 10, 0.3f);</text:p>
      <text:p text:style-name="P7"><text:s text:c="8"/>MachineAEcrire(tileTexte, fenetre, astuce, 40, 20, 0.3f);</text:p>
      <text:p text:style-name="P7"><text:s text:c="8"/>fenetre-&gt;display();</text:p>
      <text:p text:style-name="P1"><text:soft-page-break/><text:s text:c="8"/><text:span text:style-name="T6">scanGraphique(nomMap, tileTexte, fenetre, 20,70, 0.3f);</text:span></text:p>
      <text:p text:style-name="P7"><text:s text:c="8"/>fenetre-&gt;display();</text:p>
      <text:p text:style-name="P1"><text:s text:c="8"/><text:span text:style-name="T1">//on ajoute le nom du dossier au nom de la map</text:span></text:p>
      <text:p text:style-name="P1"><text:s text:c="8"/><text:span text:style-name="T6">strcat(chemin, nomMap);</text:span></text:p>
      <text:p text:style-name="P7"><text:s text:c="8"/>FILE* fichierMap=NULL;</text:p>
      <text:p text:style-name="P7"><text:s text:c="8"/>fichierMap = fopen(chemin, "r");</text:p>
      <text:p text:style-name="P7"><text:s text:c="8"/>if(fichierMap==NULL)</text:p>
      <text:p text:style-name="P7"><text:s text:c="8"/>{</text:p>
      <text:p text:style-name="P7"><text:s text:c="12"/>printf("Impossible d'ouvrir le fichier\n");</text:p>
      <text:p text:style-name="P7"><text:s text:c="8"/>}</text:p>
      <text:p text:style-name="P7"><text:s text:c="8"/>else</text:p>
      <text:p text:style-name="P7"><text:s text:c="8"/>{</text:p>
      <text:p text:style-name="P7"><text:s text:c="12"/>int k=0;</text:p>
      <text:p text:style-name="P7"><text:s text:c="12"/>for(k=0; k&lt;100; k++)</text:p>
      <text:p text:style-name="P7"><text:s text:c="12"/>{</text:p>
      <text:p text:style-name="P7"><text:s text:c="16"/>//On stock chaque tuile (case) de la map dans le tableau carte</text:p>
      <text:p text:style-name="P7"><text:s text:c="16"/>carte[k]=(int)(fgetc(fichierMap)-48);</text:p>
      <text:p text:style-name="P7"><text:s text:c="12"/>}</text:p>
      <text:p text:style-name="P7"><text:s text:c="12"/>fclose(fichierMap);</text:p>
      <text:p text:style-name="P7"><text:s text:c="12"/>exitVar=1;</text:p>
      <text:p text:style-name="P7"><text:s text:c="8"/>}</text:p>
      <text:p text:style-name="P7"><text:s text:c="4"/>}</text:p>
      <text:p text:style-name="P7">}</text:p>
      <text:p text:style-name="P1"/>
      <text:p text:style-name="P7">void scanGraphique(char *texte,sf::Sprite tileText, sf::RenderWindow *fenetre, int posX, int posY, float taille)</text:p>
      <text:p text:style-name="P7">{</text:p>
      <text:p text:style-name="P1"><text:span text:style-name="T6"><text:s text:c="4"/>int position=0;</text:span> <text:span text:style-name="T1">//nous permet de connaitre notre posistion dans le mot</text:span></text:p>
      <text:p text:style-name="P1"><text:s text:c="4"/><text:span text:style-name="T6">int toContinue = 0;</text:span> <text:span text:style-name="T1">// pour sortir de la boucle lorsque l'utilisateur aura fini d'ecrire son mot</text:span></text:p>
      <text:p text:style-name="P1"><text:s text:c="4"/><text:span text:style-name="T6">char *lettreTapee;</text:span> <text:span text:style-name="T1">//le caractère tapé par l'utilisateur</text:span></text:p>
      <text:p text:style-name="P1"><text:s text:c="4"/><text:span text:style-name="T6">sf::Event event;</text:span></text:p>
      <text:p text:style-name="P1"><text:s text:c="4"/><text:span text:style-name="T1">//On récupère l'entrée utilisateur et on la convertit en string</text:span></text:p>
      <text:p text:style-name="P1"><text:s text:c="4"/><text:span text:style-name="T6">while(fenetre-&gt;isOpen() &amp;&amp; toContinue==0)</text:span></text:p>
      <text:p text:style-name="P7"><text:s text:c="4"/>{</text:p>
      <text:p text:style-name="P7"><text:s text:c="8"/>while(fenetre-&gt;pollEvent(event))</text:p>
      <text:p text:style-name="P7"><text:s text:c="8"/>{</text:p>
      <text:p text:style-name="P7"><text:s text:c="12"/>switch(event.type)</text:p>
      <text:p text:style-name="P7"><text:s text:c="12"/>{</text:p>
      <text:p text:style-name="P7"><text:s text:c="12"/>case sf::Event::Closed:</text:p>
      <text:p text:style-name="P7"><text:s text:c="16"/>fenetre-&gt;close();</text:p>
      <text:p text:style-name="P7"><text:s text:c="16"/>break;</text:p>
      <text:p text:style-name="P7"><text:s text:c="12"/>case sf::Event::KeyPressed:</text:p>
      <text:p text:style-name="P7"><text:s text:c="16"/>switch (event.key.code)</text:p>
      <text:p text:style-name="P7"><text:s text:c="16"/>{</text:p>
      <text:p text:style-name="P7"><text:s text:c="16"/>case sf::Keyboard::Return:</text:p>
      <text:p text:style-name="P7"><text:s text:c="20"/>lettreTapee="";</text:p>
      <text:p text:style-name="P7"><text:s text:c="20"/>toContinue=1;</text:p>
      <text:p text:style-name="P7"><text:s text:c="20"/>break;</text:p>
      <text:p text:style-name="P7"><text:s text:c="16"/>case sf::Keyboard::Space:</text:p>
      <text:p text:style-name="P7"><text:s text:c="20"/>lettreTapee=" ";</text:p>
      <text:p text:style-name="P7"><text:s text:c="20"/>break;</text:p>
      <text:p text:style-name="P7"><text:s text:c="16"/>case sf::Keyboard::BackSpace:</text:p>
      <text:p text:style-name="P7"><text:s text:c="20"/>lettreTapee="";</text:p>
      <text:p text:style-name="P7"><text:s text:c="20"/>texte[strlen(texte)-1]=texte[strlen(texte)];</text:p>
      <text:p text:style-name="P7"><text:s text:c="20"/>break;</text:p>
      <text:p text:style-name="P7"><text:s text:c="16"/>case sf::Keyboard::A:</text:p>
      <text:p text:style-name="P7"><text:s text:c="20"/>lettreTapee="a";</text:p>
      <text:p text:style-name="P7"><text:s text:c="20"/>break;</text:p>
      <text:p text:style-name="P7"><text:s text:c="16"/>case sf::Keyboard::B:</text:p>
      <text:p text:style-name="P7"><text:s text:c="20"/>lettreTapee="b";</text:p>
      <text:p text:style-name="P7"><text:s text:c="20"/>break;</text:p>
      <text:p text:style-name="P1"><text:soft-page-break/><text:s text:c="16"/><text:span text:style-name="T6">case sf::Keyboard::C:</text:span></text:p>
      <text:p text:style-name="P7"><text:s text:c="20"/>lettreTapee="c";</text:p>
      <text:p text:style-name="P7"><text:s text:c="20"/>break;</text:p>
      <text:p text:style-name="P7"><text:s text:c="16"/>case sf::Keyboard::D:</text:p>
      <text:p text:style-name="P7"><text:s text:c="20"/>lettreTapee="d";</text:p>
      <text:p text:style-name="P7"><text:s text:c="20"/>break;</text:p>
      <text:p text:style-name="P7"><text:s text:c="16"/>case sf::Keyboard::E:</text:p>
      <text:p text:style-name="P7"><text:s text:c="20"/>lettreTapee="e";</text:p>
      <text:p text:style-name="P7"><text:s text:c="20"/>break;</text:p>
      <text:p text:style-name="P7"><text:s text:c="16"/>case sf::Keyboard::F:</text:p>
      <text:p text:style-name="P7"><text:s text:c="20"/>lettreTapee="f";</text:p>
      <text:p text:style-name="P7"><text:s text:c="20"/>break;</text:p>
      <text:p text:style-name="P7"><text:s text:c="16"/>case sf::Keyboard::G:</text:p>
      <text:p text:style-name="P7"><text:s text:c="20"/>lettreTapee="g";</text:p>
      <text:p text:style-name="P7"><text:s text:c="20"/>break;</text:p>
      <text:p text:style-name="P7"><text:s text:c="16"/>case sf::Keyboard::H:</text:p>
      <text:p text:style-name="P7"><text:s text:c="20"/>lettreTapee="h";</text:p>
      <text:p text:style-name="P7"><text:s text:c="20"/>break;</text:p>
      <text:p text:style-name="P7"><text:s text:c="16"/>case sf::Keyboard::I:</text:p>
      <text:p text:style-name="P7"><text:s text:c="20"/>lettreTapee="i";</text:p>
      <text:p text:style-name="P7"><text:s text:c="20"/>break;</text:p>
      <text:p text:style-name="P7"><text:s text:c="16"/>case sf::Keyboard::J:</text:p>
      <text:p text:style-name="P7"><text:s text:c="20"/>lettreTapee="j";</text:p>
      <text:p text:style-name="P7"><text:s text:c="20"/>break;</text:p>
      <text:p text:style-name="P7"><text:s text:c="16"/>case sf::Keyboard::K:</text:p>
      <text:p text:style-name="P7"><text:s text:c="20"/>lettreTapee="k";</text:p>
      <text:p text:style-name="P7"><text:s text:c="20"/>break;</text:p>
      <text:p text:style-name="P7"><text:s text:c="16"/>case sf::Keyboard::L:</text:p>
      <text:p text:style-name="P7"><text:s text:c="20"/>lettreTapee="l";</text:p>
      <text:p text:style-name="P7"><text:s text:c="20"/>break;</text:p>
      <text:p text:style-name="P7"><text:s text:c="16"/>case sf::Keyboard::M:</text:p>
      <text:p text:style-name="P7"><text:s text:c="20"/>lettreTapee="m";</text:p>
      <text:p text:style-name="P7"><text:s text:c="20"/>break;</text:p>
      <text:p text:style-name="P7"><text:s text:c="16"/>case sf::Keyboard::N:</text:p>
      <text:p text:style-name="P7"><text:s text:c="20"/>lettreTapee="n";</text:p>
      <text:p text:style-name="P7"><text:s text:c="20"/>break;</text:p>
      <text:p text:style-name="P7"><text:s text:c="16"/>case sf::Keyboard::O:</text:p>
      <text:p text:style-name="P7"><text:s text:c="20"/>lettreTapee="o";</text:p>
      <text:p text:style-name="P7"><text:s text:c="20"/>break;</text:p>
      <text:p text:style-name="P7"><text:s text:c="16"/>case sf::Keyboard::P:</text:p>
      <text:p text:style-name="P7"><text:s text:c="20"/>lettreTapee="p";</text:p>
      <text:p text:style-name="P7"><text:s text:c="20"/>break;</text:p>
      <text:p text:style-name="P7"><text:s text:c="16"/>case sf::Keyboard::Q:</text:p>
      <text:p text:style-name="P7"><text:s text:c="20"/>lettreTapee="q";</text:p>
      <text:p text:style-name="P7"><text:s text:c="20"/>break;</text:p>
      <text:p text:style-name="P7"><text:s text:c="16"/>case sf::Keyboard::R:</text:p>
      <text:p text:style-name="P7"><text:s text:c="20"/>lettreTapee="r";</text:p>
      <text:p text:style-name="P7"><text:s text:c="20"/>break;</text:p>
      <text:p text:style-name="P1"><text:s text:c="16"/><text:span text:style-name="T6">case sf::Keyboard::S:</text:span></text:p>
      <text:p text:style-name="P7"><text:s text:c="20"/>lettreTapee="s";</text:p>
      <text:p text:style-name="P7"><text:s text:c="20"/>break;</text:p>
      <text:p text:style-name="P7"><text:s text:c="16"/>case sf::Keyboard::T:</text:p>
      <text:p text:style-name="P7"><text:s text:c="20"/>lettreTapee="t";</text:p>
      <text:p text:style-name="P7"><text:s text:c="20"/>break;</text:p>
      <text:p text:style-name="P7"><text:s text:c="16"/>case sf::Keyboard::U:</text:p>
      <text:p text:style-name="P7"><text:s text:c="20"/>lettreTapee="u";</text:p>
      <text:p text:style-name="P7"><text:s text:c="20"/>break;</text:p>
      <text:p text:style-name="P7"><text:s text:c="16"/>case sf::Keyboard::V:</text:p>
      <text:p text:style-name="P7"><text:s text:c="20"/>lettreTapee="v";</text:p>
      <text:p text:style-name="P7"><text:s text:c="20"/>break;</text:p>
      <text:p text:style-name="P7"><text:s text:c="16"/>case sf::Keyboard::W:</text:p>
      <text:p text:style-name="P7"><text:s text:c="20"/>lettreTapee="w";</text:p>
      <text:p text:style-name="P7"><text:soft-page-break/><text:s text:c="20"/>break;</text:p>
      <text:p text:style-name="P7"><text:s text:c="16"/>case sf::Keyboard::X:</text:p>
      <text:p text:style-name="P7"><text:s text:c="20"/>lettreTapee="x";</text:p>
      <text:p text:style-name="P7"><text:s text:c="20"/>break;</text:p>
      <text:p text:style-name="P7"><text:s text:c="16"/>case sf::Keyboard::Y:</text:p>
      <text:p text:style-name="P7"><text:s text:c="20"/>lettreTapee="y";</text:p>
      <text:p text:style-name="P7"><text:s text:c="20"/>break;</text:p>
      <text:p text:style-name="P7"><text:s text:c="16"/>case sf::Keyboard::Z:</text:p>
      <text:p text:style-name="P7"><text:s text:c="20"/>lettreTapee="z";</text:p>
      <text:p text:style-name="P7"><text:s text:c="20"/>break;</text:p>
      <text:p text:style-name="P7"><text:s text:c="16"/>case sf::Keyboard::Tab:</text:p>
      <text:p text:style-name="P7"><text:s text:c="20"/>lettreTapee=".map";</text:p>
      <text:p text:style-name="P7"><text:s text:c="20"/>break;</text:p>
      <text:p text:style-name="P7"><text:s text:c="16"/>default :</text:p>
      <text:p text:style-name="P7"><text:s text:c="20"/>lettreTapee=" ";</text:p>
      <text:p text:style-name="P7"><text:s text:c="20"/>break;</text:p>
      <text:p text:style-name="P7"><text:s text:c="16"/>}</text:p>
      <text:p text:style-name="P1"><text:s text:c="16"/><text:span text:style-name="T6">fenetre-&gt;clear();</text:span></text:p>
      <text:p text:style-name="P1"><text:s text:c="16"/><text:span text:style-name="T1">//On affiche ce que l'utilisateur a tapé</text:span></text:p>
      <text:p text:style-name="P1"><text:s text:c="16"/><text:span text:style-name="T6">strcat(texte, lettreTapee);</text:span></text:p>
      <text:p text:style-name="P7"><text:s text:c="16"/>MachineAEcrire(tileText, fenetre, texte, posX, posY, taille);</text:p>
      <text:p text:style-name="P7"><text:s text:c="16"/>fenetre-&gt;display();</text:p>
      <text:p text:style-name="P7"><text:s text:c="16"/>break;</text:p>
      <text:p text:style-name="P7"><text:s text:c="12"/>default:</text:p>
      <text:p text:style-name="P7"><text:s text:c="16"/>break;</text:p>
      <text:p text:style-name="P7"><text:s text:c="12"/>}</text:p>
      <text:p text:style-name="P7"><text:s text:c="8"/>}</text:p>
      <text:p text:style-name="P7"><text:s text:c="4"/>}</text:p>
      <text:p text:style-name="P7">}</text:p>
      <text:p text:style-name="P7">bool isClickOn(int xToTest, int yToTest, int x, int y, int width, int height)</text:p>
      <text:p text:style-name="P7">{</text:p>
      <text:p text:style-name="P1"><text:s text:c="4"/><text:span text:style-name="T1">//fonction pour tester si la souris est sur un bouton ou sur une tuile de la map</text:span></text:p>
      <text:p text:style-name="P1"/>
      <text:p text:style-name="P1"><text:s text:c="4"/><text:span text:style-name="T1">//le zoom est de 0.15</text:span></text:p>
      <text:p text:style-name="P1"><text:s text:c="4"/><text:span text:style-name="T6">x=x/ZOOM;</text:span></text:p>
      <text:p text:style-name="P7"><text:s text:c="4"/>y=y/ZOOM;</text:p>
      <text:p text:style-name="P7"><text:s text:c="4"/>width=width/ZOOM;</text:p>
      <text:p text:style-name="P7"><text:s text:c="4"/>height=height/ZOOM;</text:p>
      <text:p text:style-name="P7"><text:s text:c="4"/>if(xToTest&gt;x &amp;&amp; xToTest&lt;x+width &amp;&amp; yToTest&gt;y &amp;&amp; yToTest&lt;y+height)</text:p>
      <text:p text:style-name="P7"><text:s text:c="4"/>{</text:p>
      <text:p text:style-name="P7"><text:s text:c="8"/>return true;</text:p>
      <text:p text:style-name="P7"><text:s text:c="4"/>}</text:p>
      <text:p text:style-name="P7"><text:s text:c="4"/>else</text:p>
      <text:p text:style-name="P7"><text:s text:c="4"/>{</text:p>
      <text:p text:style-name="P7"><text:s text:c="8"/>return false;</text:p>
      <text:p text:style-name="P7"><text:s text:c="4"/>}</text:p>
      <text:p text:style-name="P7">}</text:p>
      <text:p text:style-name="P1"/>
      <text:p text:style-name="P7">void drawMap(int *plan, int largeur, int hauteur, sf::Sprite tileset, sf::RenderWindow *fenetre, int decalageX, int decalageY)</text:p>
      <text:p text:style-name="P7">{</text:p>
      <text:p text:style-name="P1"><text:s text:c="4"/><text:span text:style-name="T1">//Dessine la map dans l'éditeur avec le zoom</text:span></text:p>
      <text:p text:style-name="P1"><text:s text:c="4"/><text:span text:style-name="T6">int x=0;</text:span></text:p>
      <text:p text:style-name="P7"><text:s text:c="4"/>int y=0;</text:p>
      <text:p text:style-name="P1"><text:s text:c="4"/><text:span text:style-name="T1">//On parcourt le tableau de la carte et selon le numéro de tuile on dessine une certaine texture</text:span></text:p>
      <text:p text:style-name="P1"><text:s text:c="4"/><text:span text:style-name="T6">for(y=0; y&lt;hauteur; y++)</text:span></text:p>
      <text:p text:style-name="P7"><text:s text:c="4"/>{</text:p>
      <text:p text:style-name="P7"><text:s text:c="8"/>for(x=0; x&lt;largeur; x++)</text:p>
      <text:p text:style-name="P7"><text:s text:c="8"/>{</text:p>
      <text:p text:style-name="P7"><text:s text:c="12"/>switch(plan[y*largeur+x])</text:p>
      <text:p text:style-name="P7"><text:s text:c="12"/>{</text:p>
      <text:p text:style-name="P1"><text:soft-page-break/><text:s text:c="12"/><text:span text:style-name="T6">case 0:</text:span></text:p>
      <text:p text:style-name="P7"><text:s text:c="16"/>tileset.setTextureRect(sf::IntRect(30,0,10,10));</text:p>
      <text:p text:style-name="P7"><text:s text:c="16"/>break;</text:p>
      <text:p text:style-name="P7"><text:s text:c="12"/>case 1:</text:p>
      <text:p text:style-name="P7"><text:s text:c="16"/>tileset.setTextureRect(sf::IntRect(40, 0, 10, 10));</text:p>
      <text:p text:style-name="P7"><text:s text:c="16"/>break;</text:p>
      <text:p text:style-name="P7"><text:s text:c="12"/>case 2:</text:p>
      <text:p text:style-name="P7"><text:s text:c="16"/>tileset.setTextureRect(sf::IntRect(50, 0, 10, 10));</text:p>
      <text:p text:style-name="P7"><text:s text:c="16"/>break;</text:p>
      <text:p text:style-name="P7"><text:s text:c="12"/>case 3:</text:p>
      <text:p text:style-name="P7"><text:s text:c="16"/>tileset.setTextureRect(sf::IntRect(30, 10, 10, 10));</text:p>
      <text:p text:style-name="P7"><text:s text:c="16"/>break;</text:p>
      <text:p text:style-name="P7"><text:s text:c="12"/>case 4:</text:p>
      <text:p text:style-name="P7"><text:s text:c="16"/>tileset.setTextureRect(sf::IntRect(40, 10, 10, 10));</text:p>
      <text:p text:style-name="P7"><text:s text:c="16"/>break;</text:p>
      <text:p text:style-name="P7"><text:s text:c="12"/>case 5:</text:p>
      <text:p text:style-name="P7"><text:s text:c="16"/>tileset.setTextureRect(sf::IntRect(50, 10, 10, 10));</text:p>
      <text:p text:style-name="P7"><text:s text:c="16"/>break;</text:p>
      <text:p text:style-name="P7"><text:s text:c="12"/>case 6:</text:p>
      <text:p text:style-name="P7"><text:s text:c="16"/>tileset.setTextureRect(sf::IntRect(30, 20, 10, 10));</text:p>
      <text:p text:style-name="P7"><text:s text:c="16"/>break;</text:p>
      <text:p text:style-name="P7"><text:s text:c="12"/>case 7:</text:p>
      <text:p text:style-name="P7"><text:s text:c="16"/>tileset.setTextureRect(sf::IntRect(40, 20, 10, 10));</text:p>
      <text:p text:style-name="P7"><text:s text:c="16"/>break;</text:p>
      <text:p text:style-name="P7"><text:s text:c="12"/>case 8:</text:p>
      <text:p text:style-name="P7"><text:s text:c="16"/>tileset.setTextureRect(sf::IntRect(50, 20, 10, 10));</text:p>
      <text:p text:style-name="P7"><text:s text:c="16"/>break;</text:p>
      <text:p text:style-name="P7"><text:s text:c="12"/>case 9:</text:p>
      <text:p text:style-name="P1"><text:s text:c="16"/><text:span text:style-name="T6">tileset.setTextureRect(sf::IntRect(0, 0, 10, 10));</text:span></text:p>
      <text:p text:style-name="P7"><text:s text:c="16"/>break;</text:p>
      <text:p text:style-name="P7"><text:s text:c="12"/>case 10:</text:p>
      <text:p text:style-name="P7"><text:s text:c="16"/>tileset.setTextureRect(sf::IntRect(10, 0, 10, 10));</text:p>
      <text:p text:style-name="P7"><text:s text:c="16"/>break;</text:p>
      <text:p text:style-name="P7"><text:s text:c="12"/>case 11:</text:p>
      <text:p text:style-name="P7"><text:s text:c="16"/>tileset.setTextureRect(sf::IntRect(20, 0, 10, 10));</text:p>
      <text:p text:style-name="P7"><text:s text:c="16"/>break;</text:p>
      <text:p text:style-name="P7"><text:s text:c="12"/>case 12:</text:p>
      <text:p text:style-name="P7"><text:s text:c="16"/>tileset.setTextureRect(sf::IntRect(0, 10, 10, 10));</text:p>
      <text:p text:style-name="P7"><text:s text:c="16"/>break;</text:p>
      <text:p text:style-name="P7"><text:s text:c="12"/>case 13:</text:p>
      <text:p text:style-name="P7"><text:s text:c="16"/>tileset.setTextureRect(sf::IntRect(10, 10, 10, 10));</text:p>
      <text:p text:style-name="P7"><text:s text:c="16"/>break;</text:p>
      <text:p text:style-name="P7"><text:s text:c="12"/>case 14:</text:p>
      <text:p text:style-name="P7"><text:s text:c="16"/>tileset.setTextureRect(sf::IntRect(20, 10, 10, 10));</text:p>
      <text:p text:style-name="P7"><text:s text:c="16"/>break;</text:p>
      <text:p text:style-name="P7"><text:s text:c="12"/>case 15:</text:p>
      <text:p text:style-name="P7"><text:s text:c="16"/>tileset.setTextureRect(sf::IntRect(0, 20, 10, 10));</text:p>
      <text:p text:style-name="P7"><text:s text:c="16"/>break;</text:p>
      <text:p text:style-name="P7"><text:s text:c="12"/>case 16:</text:p>
      <text:p text:style-name="P7"><text:s text:c="16"/>tileset.setTextureRect(sf::IntRect(10, 20, 10, 10));</text:p>
      <text:p text:style-name="P7"><text:s text:c="16"/>break;</text:p>
      <text:p text:style-name="P7"><text:s text:c="12"/>case 17:</text:p>
      <text:p text:style-name="P7"><text:s text:c="16"/>tileset.setTextureRect(sf::IntRect(20, 20, 10, 10));</text:p>
      <text:p text:style-name="P7"><text:s text:c="16"/>break;</text:p>
      <text:p text:style-name="P7"><text:s text:c="12"/>default:</text:p>
      <text:p text:style-name="P7"><text:s text:c="16"/>tileset.setTextureRect(sf::IntRect(40, 10, 10, 10));</text:p>
      <text:p text:style-name="P7"><text:s text:c="16"/>break;</text:p>
      <text:p text:style-name="P7"><text:s text:c="12"/>}</text:p>
      <text:p text:style-name="P1"><text:s text:c="12"/><text:span text:style-name="T6">tileset.setPosition(sf::Vector2f(x*10+decalageX, y*10+decalageY));</text:span></text:p>
      <text:p text:style-name="P7"><text:s text:c="12"/>fenetre-&gt;draw(tileset);</text:p>
      <text:p text:style-name="P7"><text:s text:c="8"/>}</text:p>
      <text:p text:style-name="P7"><text:s text:c="4"/>}</text:p>
      <text:p text:style-name="P7"><text:soft-page-break/>}</text:p>
      <text:p text:style-name="P1"/>
      <text:p text:style-name="P7">void drawMapGame(int *plan, int largeur, int hauteur, sf::Sprite tileset, sf::RenderWindow *fenetre, int decalageX, int decalageY)</text:p>
      <text:p text:style-name="P7">{</text:p>
      <text:p text:style-name="P1"><text:s text:c="4"/><text:span text:style-name="T1">//Dessine la map en jeu, sans le zoom</text:span></text:p>
      <text:p text:style-name="P1"><text:s text:c="4"/><text:span text:style-name="T6">int x=0;</text:span></text:p>
      <text:p text:style-name="P7"><text:s text:c="4"/>int y=0;</text:p>
      <text:p text:style-name="P7"><text:s text:c="4"/>tileset.scale(3.0f, 3.0f);</text:p>
      <text:p text:style-name="P7"><text:s text:c="4"/>for(y=0; y&lt;hauteur; y++)</text:p>
      <text:p text:style-name="P7"><text:s text:c="4"/>{</text:p>
      <text:p text:style-name="P7"><text:s text:c="8"/>for(x=0; x&lt;largeur; x++)</text:p>
      <text:p text:style-name="P7"><text:s text:c="8"/>{</text:p>
      <text:p text:style-name="P7"><text:s text:c="12"/>switch(plan[y*largeur+x])</text:p>
      <text:p text:style-name="P7"><text:s text:c="12"/>{</text:p>
      <text:p text:style-name="P7"><text:s text:c="12"/>case 0:</text:p>
      <text:p text:style-name="P7"><text:s text:c="16"/>tileset.setTextureRect(sf::IntRect(30,0,10,10));</text:p>
      <text:p text:style-name="P7"><text:s text:c="16"/>break;</text:p>
      <text:p text:style-name="P7"><text:s text:c="12"/>case 1:</text:p>
      <text:p text:style-name="P7"><text:s text:c="16"/>tileset.setTextureRect(sf::IntRect(40, 0, 10, 10));</text:p>
      <text:p text:style-name="P7"><text:s text:c="16"/>break;</text:p>
      <text:p text:style-name="P7"><text:s text:c="12"/>case 2:</text:p>
      <text:p text:style-name="P7"><text:s text:c="16"/>tileset.setTextureRect(sf::IntRect(50, 0, 10, 10));</text:p>
      <text:p text:style-name="P7"><text:s text:c="16"/>break;</text:p>
      <text:p text:style-name="P7"><text:s text:c="12"/>case 3:</text:p>
      <text:p text:style-name="P7"><text:s text:c="16"/>tileset.setTextureRect(sf::IntRect(30, 10, 10, 10));</text:p>
      <text:p text:style-name="P7"><text:s text:c="16"/>break;</text:p>
      <text:p text:style-name="P7"><text:s text:c="12"/>case 4:</text:p>
      <text:p text:style-name="P7"><text:s text:c="16"/>tileset.setTextureRect(sf::IntRect(40, 10, 10, 10));</text:p>
      <text:p text:style-name="P7"><text:s text:c="16"/>break;</text:p>
      <text:p text:style-name="P7"><text:s text:c="12"/>case 5:</text:p>
      <text:p text:style-name="P7"><text:s text:c="16"/>tileset.setTextureRect(sf::IntRect(50, 10, 10, 10));</text:p>
      <text:p text:style-name="P7"><text:s text:c="16"/>break;</text:p>
      <text:p text:style-name="P7"><text:s text:c="12"/>case 6:</text:p>
      <text:p text:style-name="P7"><text:s text:c="16"/>tileset.setTextureRect(sf::IntRect(30, 20, 10, 10));</text:p>
      <text:p text:style-name="P7"><text:s text:c="16"/>break;</text:p>
      <text:p text:style-name="P7"><text:s text:c="12"/>case 7:</text:p>
      <text:p text:style-name="P7"><text:s text:c="16"/>tileset.setTextureRect(sf::IntRect(40, 20, 10, 10));</text:p>
      <text:p text:style-name="P7"><text:s text:c="16"/>break;</text:p>
      <text:p text:style-name="P7"><text:s text:c="12"/>case 8:</text:p>
      <text:p text:style-name="P7"><text:s text:c="16"/>tileset.setTextureRect(sf::IntRect(50, 20, 10, 10));</text:p>
      <text:p text:style-name="P7"><text:s text:c="16"/>break;</text:p>
      <text:p text:style-name="P7"><text:s text:c="12"/>case 9:</text:p>
      <text:p text:style-name="P7"><text:s text:c="16"/>tileset.setTextureRect(sf::IntRect(0, 0, 10, 10));</text:p>
      <text:p text:style-name="P7"><text:s text:c="16"/>break;</text:p>
      <text:p text:style-name="P7"><text:s text:c="12"/>case 10:</text:p>
      <text:p text:style-name="P7"><text:s text:c="16"/>tileset.setTextureRect(sf::IntRect(10, 0, 10, 10));</text:p>
      <text:p text:style-name="P7"><text:s text:c="16"/>break;</text:p>
      <text:p text:style-name="P7"><text:s text:c="12"/>case 11:</text:p>
      <text:p text:style-name="P7"><text:s text:c="16"/>tileset.setTextureRect(sf::IntRect(20, 0, 10, 10));</text:p>
      <text:p text:style-name="P7"><text:s text:c="16"/>break;</text:p>
      <text:p text:style-name="P7"><text:s text:c="12"/>case 12:</text:p>
      <text:p text:style-name="P7"><text:s text:c="16"/>tileset.setTextureRect(sf::IntRect(0, 10, 10, 10));</text:p>
      <text:p text:style-name="P7"><text:s text:c="16"/>break;</text:p>
      <text:p text:style-name="P7"><text:s text:c="12"/>case 13:</text:p>
      <text:p text:style-name="P7"><text:s text:c="16"/>tileset.setTextureRect(sf::IntRect(10, 10, 10, 10));</text:p>
      <text:p text:style-name="P7"><text:s text:c="16"/>break;</text:p>
      <text:p text:style-name="P7"><text:s text:c="12"/>case 14:</text:p>
      <text:p text:style-name="P7"><text:s text:c="16"/>tileset.setTextureRect(sf::IntRect(20, 10, 10, 10));</text:p>
      <text:p text:style-name="P7"><text:s text:c="16"/>break;</text:p>
      <text:p text:style-name="P7"><text:s text:c="12"/>case 15:</text:p>
      <text:p text:style-name="P7"><text:s text:c="16"/>tileset.setTextureRect(sf::IntRect(0, 20, 10, 10));</text:p>
      <text:p text:style-name="P7"><text:soft-page-break/><text:s text:c="16"/>break;</text:p>
      <text:p text:style-name="P7"><text:s text:c="12"/>case 16:</text:p>
      <text:p text:style-name="P7"><text:s text:c="16"/>tileset.setTextureRect(sf::IntRect(10, 20, 10, 10));</text:p>
      <text:p text:style-name="P7"><text:s text:c="16"/>break;</text:p>
      <text:p text:style-name="P7"><text:s text:c="12"/>case 17:</text:p>
      <text:p text:style-name="P7"><text:s text:c="16"/>tileset.setTextureRect(sf::IntRect(20, 20, 10, 10));</text:p>
      <text:p text:style-name="P7"><text:s text:c="16"/>break;</text:p>
      <text:p text:style-name="P7"><text:s text:c="12"/>default:</text:p>
      <text:p text:style-name="P7"><text:s text:c="16"/>tileset.setTextureRect(sf::IntRect(40, 10, 10, 10));</text:p>
      <text:p text:style-name="P7"><text:s text:c="16"/>break;</text:p>
      <text:p text:style-name="P7"><text:s text:c="12"/>}</text:p>
      <text:p text:style-name="P1"><text:s text:c="12"/><text:span text:style-name="T6">tileset.setPosition(sf::Vector2f(x*60+decalageX, y*60+decalageY));</text:span></text:p>
      <text:p text:style-name="P7"><text:s text:c="12"/>fenetre-&gt;draw(tileset);</text:p>
      <text:p text:style-name="P7"><text:s text:c="8"/>}</text:p>
      <text:p text:style-name="P7"><text:s text:c="4"/>}</text:p>
      <text:p text:style-name="P7">}</text:p>
      <text:p text:style-name="P1"/>
      <text:p text:style-name="P7">void changeMapValue(int *plan, int largeurMap, int hauteurMap, int x, int y, int tileSelected, int decalageX, int decalageY)</text:p>
      <text:p text:style-name="P7">{</text:p>
      <text:p text:style-name="P1"><text:s text:c="4"/><text:span text:style-name="T1">//on lui passe en parametres la map et la position de la souris et il peint la map</text:span></text:p>
      <text:p text:style-name="P5"><text:s text:c="4"/>//Pour modifier la map dans l'éditeur</text:p>
      <text:p text:style-name="P7"><text:s text:c="4"/>int k=0;</text:p>
      <text:p text:style-name="P7"><text:s text:c="4"/>int j=0;</text:p>
      <text:p text:style-name="P7"><text:s text:c="4"/>for(k=0; k&lt;hauteurMap; k++)</text:p>
      <text:p text:style-name="P7"><text:s text:c="4"/>{</text:p>
      <text:p text:style-name="P7"><text:s text:c="8"/>for(j=0; j&lt;largeurMap; j++)</text:p>
      <text:p text:style-name="P7"><text:s text:c="8"/>{</text:p>
      <text:p text:style-name="P7"><text:s text:c="12"/>if(isClickOn(x, y, j*DIMENSION+decalageX, k*DIMENSION+decalageY, DIMENSION, DIMENSION))</text:p>
      <text:p text:style-name="P7"><text:s text:c="12"/>{</text:p>
      <text:p text:style-name="P7"><text:s text:c="16"/>plan[k*largeurMap+j]=tileSelected;</text:p>
      <text:p text:style-name="P7"><text:s text:c="12"/>}</text:p>
      <text:p text:style-name="P7"><text:s text:c="8"/>}</text:p>
      <text:p text:style-name="P7"><text:s text:c="4"/>}</text:p>
      <text:p text:style-name="P7">}</text:p>
      <text:p text:style-name="P1"/>
      <text:p text:style-name="P7">void editor(int *plan, sf::Sprite tileset, sf::RenderWindow *fenetre, char *mapName)</text:p>
      <text:p text:style-name="P7">{</text:p>
      <text:p text:style-name="P1"><text:s text:c="4"/><text:span text:style-name="T1">//l'editeur</text:span></text:p>
      <text:p text:style-name="P1"><text:s text:c="4"/><text:span text:style-name="T6">int tileSelected=0;</text:span></text:p>
      <text:p text:style-name="P1"><text:s text:c="4"/><text:span text:style-name="T1">//coordonnées des boutons</text:span></text:p>
      <text:p text:style-name="P5"><text:s text:c="4"/>//le troisième correspond à l'image du sprite</text:p>
      <text:p text:style-name="P1"><text:s text:c="4"/><text:span text:style-name="T6">int boutonCoord[][2]= {{1,1},{23,1},{12,1}};</text:span></text:p>
      <text:p text:style-name="P7"><text:s text:c="4"/>int isOpen=1;</text:p>
      <text:p text:style-name="P1"><text:s text:c="4"/><text:span text:style-name="T1">//les fleche remplace le point quand on passe la fenetre par pointeu</text:span><text:span text:style-name="T2">r</text:span></text:p>
      <text:p text:style-name="P1"><text:s text:c="4"/><text:span text:style-name="T6">while(isOpen==1 and fenetre-&gt;isOpen())</text:span></text:p>
      <text:p text:style-name="P7"><text:s text:c="4"/>{</text:p>
      <text:p text:style-name="P7"><text:s text:c="8"/>fenetre-&gt;clear();</text:p>
      <text:p text:style-name="P7"><text:s text:c="8"/>sf::Event event;</text:p>
      <text:p text:style-name="P7"/>
      <text:p text:style-name="P7"><text:s text:c="8"/>while(fenetre-&gt;pollEvent(event))</text:p>
      <text:p text:style-name="P7"><text:s text:c="8"/>{</text:p>
      <text:p text:style-name="P7"><text:s text:c="12"/>switch(event.type)</text:p>
      <text:p text:style-name="P7"><text:s text:c="12"/>{</text:p>
      <text:p text:style-name="P7"><text:s text:c="12"/>case sf::Event::Closed:</text:p>
      <text:p text:style-name="P7"><text:s text:c="16"/>fenetre-&gt;close();</text:p>
      <text:p text:style-name="P7"><text:s text:c="16"/>break;</text:p>
      <text:p text:style-name="P7"><text:s text:c="12"/>case sf::Event::KeyPressed:</text:p>
      <text:p text:style-name="P7"><text:s text:c="16"/>if(event.key.code==sf::Keyboard::Return)</text:p>
      <text:p text:style-name="P7"><text:s text:c="16"/>{</text:p>
      <text:p text:style-name="P7"><text:s text:c="20"/>isOpen=0;</text:p>
      <text:p text:style-name="P1"><text:soft-page-break/><text:s text:c="20"/><text:span text:style-name="T6">char filePath[100];</text:span></text:p>
      <text:p text:style-name="P1"><text:s text:c="20"/><text:span text:style-name="T1">//on ecrit dans un fichier les valeurs des tuiles</text:span></text:p>
      <text:p text:style-name="P1"><text:s text:c="20"/><text:span text:style-name="T6">strcpy(filePath, "ressources\\map\\");</text:span></text:p>
      <text:p text:style-name="P7"><text:s text:c="20"/>strcat(filePath, mapName);</text:p>
      <text:p text:style-name="P7"><text:s text:c="20"/>ofstream fichier(filePath, ios::out | ios::trunc);</text:p>
      <text:p text:style-name="P7"><text:s text:c="20"/>int k=0;</text:p>
      <text:p text:style-name="P7"><text:s text:c="20"/>for(k=0; k&lt;10*10; k++)</text:p>
      <text:p text:style-name="P7"><text:s text:c="20"/>{</text:p>
      <text:p text:style-name="P7"><text:s text:c="24"/>if(plan[k]&gt;=10)</text:p>
      <text:p text:style-name="P7"><text:s text:c="24"/>{</text:p>
      <text:p text:style-name="P7"><text:s text:c="28"/>fichier&lt;&lt;(char)(plan[k]+48);</text:p>
      <text:p text:style-name="P7"><text:s text:c="24"/>}</text:p>
      <text:p text:style-name="P7"><text:s text:c="24"/>else</text:p>
      <text:p text:style-name="P7"><text:s text:c="24"/>{</text:p>
      <text:p text:style-name="P7"><text:s text:c="28"/>fichier&lt;&lt;plan[k];</text:p>
      <text:p text:style-name="P7"><text:s text:c="24"/>}</text:p>
      <text:p text:style-name="P7"><text:s text:c="20"/>}</text:p>
      <text:p text:style-name="P7"><text:s text:c="20"/>fichier.close();</text:p>
      <text:p text:style-name="P7"><text:s text:c="20"/>ofstream fichierListe("ressources\\map\\listemap.txt", ios::out | ios::app);</text:p>
      <text:p text:style-name="P7"><text:s text:c="20"/>fichierListe&lt;&lt;"\n";</text:p>
      <text:p text:style-name="P7"><text:s text:c="20"/>fichierListe&lt;&lt;mapName;</text:p>
      <text:p text:style-name="P7"><text:s text:c="20"/>fichierListe.close();</text:p>
      <text:p text:style-name="P7"><text:s text:c="16"/>}</text:p>
      <text:p text:style-name="P7"><text:s text:c="16"/>break;</text:p>
      <text:p text:style-name="P1"><text:s text:c="12"/><text:span text:style-name="T6">case sf::Event::MouseButtonPressed:</text:span></text:p>
      <text:p text:style-name="P7"><text:s text:c="16"/>if(event.mouseButton.button==sf::Mouse::Left)</text:p>
      <text:p text:style-name="P7"><text:s text:c="16"/>{</text:p>
      <text:p text:style-name="P7"><text:s text:c="20"/>if(isClickOn(event.mouseButton.x, event.mouseButton.y, boutonCoord[0][0], boutonCoord[0][1], DIMENSION, DIMENSION) &amp;&amp; tileSelected&gt;0)</text:p>
      <text:p text:style-name="P7"><text:s text:c="20"/>{</text:p>
      <text:p text:style-name="P1"><text:s text:c="24"/><text:span text:style-name="T1">//choix de la tuile</text:span></text:p>
      <text:p text:style-name="P1"><text:s text:c="24"/><text:span text:style-name="T6">tileSelected-=1;</text:span></text:p>
      <text:p text:style-name="P7"><text:s text:c="20"/>}</text:p>
      <text:p text:style-name="P7"><text:s text:c="20"/>else if (isClickOn(event.mouseButton.x, event.mouseButton.y, boutonCoord[1][0], boutonCoord[1][1], DIMENSION, DIMENSION) &amp;&amp; tileSelected&lt;17)</text:p>
      <text:p text:style-name="P7"><text:s text:c="20"/>{</text:p>
      <text:p text:style-name="P1"><text:s text:c="24"/><text:span text:style-name="T1">//choix de la tuile</text:span></text:p>
      <text:p text:style-name="P1"><text:s text:c="24"/><text:span text:style-name="T6">tileSelected+=1;</text:span></text:p>
      <text:p text:style-name="P7"><text:s text:c="20"/>}</text:p>
      <text:p text:style-name="P7"><text:s text:c="20"/>else</text:p>
      <text:p text:style-name="P7"><text:s text:c="20"/>{</text:p>
      <text:p text:style-name="P1"><text:s text:c="24"/><text:span text:style-name="T1">//on remplace la valeur de la tuile par celle choisi avant</text:span></text:p>
      <text:p text:style-name="P1"><text:s text:c="24"/><text:span text:style-name="T6">changeMapValue(plan, 10, 10, event.mouseButton.x, event.mouseButton.y, tileSelected, 35, 20);</text:span></text:p>
      <text:p text:style-name="P7"><text:s text:c="20"/>}</text:p>
      <text:p text:style-name="P7"><text:s text:c="16"/>}</text:p>
      <text:p text:style-name="P7"><text:s text:c="12"/>}</text:p>
      <text:p text:style-name="P7"><text:s text:c="8"/>}</text:p>
      <text:p text:style-name="P1"><text:s text:c="8"/><text:span text:style-name="T1">//fleche droite</text:span></text:p>
      <text:p text:style-name="P1"><text:s text:c="8"/><text:span text:style-name="T6">tileset.setTextureRect(sf::IntRect(50, 30, 10, 10));</text:span></text:p>
      <text:p text:style-name="P7"><text:s text:c="8"/>tileset.setPosition(boutonCoord[1][0],boutonCoord[1][1]);</text:p>
      <text:p text:style-name="P7"><text:s text:c="8"/>fenetre-&gt;draw(tileset);</text:p>
      <text:p text:style-name="P1"><text:s text:c="8"/><text:span text:style-name="T1">//fleche gauche</text:span></text:p>
      <text:p text:style-name="P1"><text:s text:c="8"/><text:span text:style-name="T6">tileset.setTextureRect(sf::IntRect(50, 40, 10, 10));</text:span></text:p>
      <text:p text:style-name="P7"><text:s text:c="8"/>tileset.setPosition(boutonCoord[0][0],boutonCoord[0][1]);</text:p>
      <text:p text:style-name="P7"><text:s text:c="8"/>fenetre-&gt;draw(tileset);</text:p>
      <text:p text:style-name="P1"><text:s text:c="8"/><text:span text:style-name="T1">//tuile selectionn</text:span><text:span text:style-name="T2">ée</text:span></text:p>
      <text:p text:style-name="P1"><text:s text:c="8"/><text:span text:style-name="T6">switch(tileSelected)</text:span></text:p>
      <text:p text:style-name="P7"><text:s text:c="8"/>{</text:p>
      <text:p text:style-name="P7"><text:s text:c="8"/>case 0:</text:p>
      <text:p text:style-name="P7"><text:s text:c="12"/>tileset.setTextureRect(sf::IntRect(30, 0, 10, 10));</text:p>
      <text:p text:style-name="P7"><text:soft-page-break/><text:s text:c="12"/>break;</text:p>
      <text:p text:style-name="P7"><text:s text:c="8"/>case 1:</text:p>
      <text:p text:style-name="P7"><text:s text:c="12"/>tileset.setTextureRect(sf::IntRect(40, 0, 10, 10));</text:p>
      <text:p text:style-name="P7"><text:s text:c="12"/>break;</text:p>
      <text:p text:style-name="P1"><text:s text:c="8"/><text:span text:style-name="T6">case 2:</text:span></text:p>
      <text:p text:style-name="P7"><text:s text:c="12"/>tileset.setTextureRect(sf::IntRect(50, 0, 10, 10));</text:p>
      <text:p text:style-name="P7"><text:s text:c="12"/>break;</text:p>
      <text:p text:style-name="P7"><text:s text:c="8"/>case 3:</text:p>
      <text:p text:style-name="P7"><text:s text:c="12"/>tileset.setTextureRect(sf::IntRect(30, 10, 10, 10));</text:p>
      <text:p text:style-name="P7"><text:s text:c="12"/>break;</text:p>
      <text:p text:style-name="P7"><text:s text:c="8"/>case 4:</text:p>
      <text:p text:style-name="P7"><text:s text:c="12"/>tileset.setTextureRect(sf::IntRect(40, 10, 10, 10));</text:p>
      <text:p text:style-name="P7"><text:s text:c="12"/>break;</text:p>
      <text:p text:style-name="P7"><text:s text:c="8"/>case 5:</text:p>
      <text:p text:style-name="P7"><text:s text:c="12"/>tileset.setTextureRect(sf::IntRect(50, 10, 10, 10));</text:p>
      <text:p text:style-name="P7"><text:s text:c="12"/>break;</text:p>
      <text:p text:style-name="P7"><text:s text:c="8"/>case 6:</text:p>
      <text:p text:style-name="P7"><text:s text:c="12"/>tileset.setTextureRect(sf::IntRect(30, 20, 10, 10));</text:p>
      <text:p text:style-name="P7"><text:s text:c="12"/>break;</text:p>
      <text:p text:style-name="P7"><text:s text:c="8"/>case 7:</text:p>
      <text:p text:style-name="P7"><text:s text:c="12"/>tileset.setTextureRect(sf::IntRect(40, 20, 10, 10));</text:p>
      <text:p text:style-name="P7"><text:s text:c="12"/>break;</text:p>
      <text:p text:style-name="P7"><text:s text:c="8"/>case 8:</text:p>
      <text:p text:style-name="P7"><text:s text:c="12"/>tileset.setTextureRect(sf::IntRect(50, 20, 10, 10));</text:p>
      <text:p text:style-name="P7"><text:s text:c="12"/>break;</text:p>
      <text:p text:style-name="P7"><text:s text:c="8"/>case 9:</text:p>
      <text:p text:style-name="P7"><text:s text:c="12"/>tileset.setTextureRect(sf::IntRect(0, 0, 10, 10));</text:p>
      <text:p text:style-name="P7"><text:s text:c="12"/>break;</text:p>
      <text:p text:style-name="P7"><text:s text:c="8"/>case 10:</text:p>
      <text:p text:style-name="P7"><text:s text:c="12"/>tileset.setTextureRect(sf::IntRect(10, 0, 10, 10));</text:p>
      <text:p text:style-name="P7"><text:s text:c="12"/>break;</text:p>
      <text:p text:style-name="P7"><text:s text:c="8"/>case 11:</text:p>
      <text:p text:style-name="P7"><text:s text:c="12"/>tileset.setTextureRect(sf::IntRect(20, 0, 10, 10));</text:p>
      <text:p text:style-name="P7"><text:s text:c="12"/>break;</text:p>
      <text:p text:style-name="P7"><text:s text:c="8"/>case 12:</text:p>
      <text:p text:style-name="P7"><text:s text:c="12"/>tileset.setTextureRect(sf::IntRect(0, 10, 10, 10));</text:p>
      <text:p text:style-name="P7"><text:s text:c="12"/>break;</text:p>
      <text:p text:style-name="P7"><text:s text:c="8"/>case 13:</text:p>
      <text:p text:style-name="P7"><text:s text:c="12"/>tileset.setTextureRect(sf::IntRect(10, 10, 10, 10));</text:p>
      <text:p text:style-name="P7"><text:s text:c="12"/>break;</text:p>
      <text:p text:style-name="P1"><text:s text:c="8"/><text:span text:style-name="T6">case 14:</text:span></text:p>
      <text:p text:style-name="P7"><text:s text:c="12"/>tileset.setTextureRect(sf::IntRect(20, 10, 10, 10));</text:p>
      <text:p text:style-name="P7"><text:s text:c="12"/>break;</text:p>
      <text:p text:style-name="P7"><text:s text:c="8"/>case 15:</text:p>
      <text:p text:style-name="P7"><text:s text:c="12"/>tileset.setTextureRect(sf::IntRect(0, 20, 10, 10));</text:p>
      <text:p text:style-name="P7"><text:s text:c="12"/>break;</text:p>
      <text:p text:style-name="P7"><text:s text:c="8"/>case 16:</text:p>
      <text:p text:style-name="P7"><text:s text:c="12"/>tileset.setTextureRect(sf::IntRect(10, 20, 10, 10));</text:p>
      <text:p text:style-name="P7"><text:s text:c="12"/>break;</text:p>
      <text:p text:style-name="P7"><text:s text:c="8"/>case 17:</text:p>
      <text:p text:style-name="P7"><text:s text:c="12"/>tileset.setTextureRect(sf::IntRect(20, 20, 10, 10));</text:p>
      <text:p text:style-name="P7"><text:s text:c="12"/>break;</text:p>
      <text:p text:style-name="P7"><text:s text:c="8"/>default:</text:p>
      <text:p text:style-name="P7"><text:s text:c="12"/>tileset.setTextureRect(sf::IntRect(30, 0, 10, 10));</text:p>
      <text:p text:style-name="P7"><text:s text:c="12"/>break;</text:p>
      <text:p text:style-name="P7"><text:s text:c="8"/>}</text:p>
      <text:p text:style-name="P7"><text:s text:c="8"/>tileset.setPosition(boutonCoord[2][0],boutonCoord[2][1]);</text:p>
      <text:p text:style-name="P7"><text:s text:c="8"/>fenetre-&gt;draw(tileset);</text:p>
      <text:p text:style-name="P7"/>
      <text:p text:style-name="P7"><text:s text:c="8"/>drawMap(plan, 10, 10, tileset, fenetre, 35, 20);</text:p>
      <text:p text:style-name="P7"/>
      <text:p text:style-name="P7"><text:s text:c="8"/>fenetre-&gt;display();</text:p>
      <text:p text:style-name="P1"><text:soft-page-break/><text:s text:c="3"/><text:span text:style-name="T6"><text:s/>}</text:span></text:p>
      <text:p text:style-name="P7">}</text:p>
      <text:p text:style-name="P1"/>
      <text:p text:style-name="P7">int findLetter(char lettre)</text:p>
      <text:p text:style-name="P7">{</text:p>
      <text:p text:style-name="P1"><text:s text:c="4"/><text:span text:style-name="T1">//on convertit une lettre en numéro pour ensuite afficher l'image de la lettre correspondante</text:span></text:p>
      <text:p text:style-name="P1"><text:s text:c="4"/><text:span text:style-name="T6">int numLettre=29;</text:span></text:p>
      <text:p text:style-name="P7"/>
      <text:p text:style-name="P7"><text:s text:c="4"/>switch(lettre)</text:p>
      <text:p text:style-name="P7"><text:s text:c="4"/>{</text:p>
      <text:p text:style-name="P7"><text:s text:c="4"/>case 'a':</text:p>
      <text:p text:style-name="P7"><text:s text:c="8"/>numLettre=0;</text:p>
      <text:p text:style-name="P7"><text:s text:c="8"/>break;</text:p>
      <text:p text:style-name="P7"><text:s text:c="4"/>case 'b':</text:p>
      <text:p text:style-name="P7"><text:s text:c="8"/>numLettre=1;</text:p>
      <text:p text:style-name="P7"><text:s text:c="8"/>break;</text:p>
      <text:p text:style-name="P7"><text:s text:c="4"/>case 'c':</text:p>
      <text:p text:style-name="P7"><text:s text:c="8"/>numLettre=2;</text:p>
      <text:p text:style-name="P7"><text:s text:c="8"/>break;</text:p>
      <text:p text:style-name="P7"><text:s text:c="4"/>case 'd':</text:p>
      <text:p text:style-name="P7"><text:s text:c="8"/>numLettre=3;</text:p>
      <text:p text:style-name="P7"><text:s text:c="8"/>break;</text:p>
      <text:p text:style-name="P7"><text:s text:c="4"/>case 'e':</text:p>
      <text:p text:style-name="P7"><text:s text:c="8"/>numLettre=4;</text:p>
      <text:p text:style-name="P7"><text:s text:c="8"/>break;</text:p>
      <text:p text:style-name="P7"><text:s text:c="4"/>case 'f':</text:p>
      <text:p text:style-name="P7"><text:s text:c="8"/>numLettre=5;</text:p>
      <text:p text:style-name="P7"><text:s text:c="8"/>break;</text:p>
      <text:p text:style-name="P7"><text:s text:c="4"/>case 'g':</text:p>
      <text:p text:style-name="P7"><text:s text:c="8"/>numLettre=6;</text:p>
      <text:p text:style-name="P7"><text:s text:c="8"/>break;</text:p>
      <text:p text:style-name="P7"><text:s text:c="4"/>case 'h':</text:p>
      <text:p text:style-name="P7"><text:s text:c="8"/>numLettre=7;</text:p>
      <text:p text:style-name="P7"><text:s text:c="8"/>break;</text:p>
      <text:p text:style-name="P7"><text:s text:c="4"/>case 'i':</text:p>
      <text:p text:style-name="P7"><text:s text:c="8"/>numLettre=8;</text:p>
      <text:p text:style-name="P7"><text:s text:c="8"/>break;</text:p>
      <text:p text:style-name="P7"><text:s text:c="4"/>case 'j':</text:p>
      <text:p text:style-name="P7"><text:s text:c="8"/>numLettre=9;</text:p>
      <text:p text:style-name="P1"><text:s text:c="8"/><text:span text:style-name="T6">break;</text:span></text:p>
      <text:p text:style-name="P7"><text:s text:c="4"/>case 'k':</text:p>
      <text:p text:style-name="P7"><text:s text:c="8"/>numLettre=10;</text:p>
      <text:p text:style-name="P7"><text:s text:c="8"/>break;</text:p>
      <text:p text:style-name="P7"><text:s text:c="4"/>case 'l':</text:p>
      <text:p text:style-name="P7"><text:s text:c="8"/>numLettre=11;</text:p>
      <text:p text:style-name="P7"><text:s text:c="8"/>break;</text:p>
      <text:p text:style-name="P7"><text:s text:c="4"/>case 'm':</text:p>
      <text:p text:style-name="P7"><text:s text:c="8"/>numLettre=12;</text:p>
      <text:p text:style-name="P7"><text:s text:c="8"/>break;</text:p>
      <text:p text:style-name="P7"><text:s text:c="4"/>case 'n':</text:p>
      <text:p text:style-name="P7"><text:s text:c="8"/>numLettre=13;</text:p>
      <text:p text:style-name="P7"><text:s text:c="8"/>break;</text:p>
      <text:p text:style-name="P7"><text:s text:c="4"/>case 'o':</text:p>
      <text:p text:style-name="P7"><text:s text:c="8"/>numLettre=14;</text:p>
      <text:p text:style-name="P7"><text:s text:c="8"/>break;</text:p>
      <text:p text:style-name="P7"><text:s text:c="4"/>case 'p':</text:p>
      <text:p text:style-name="P7"><text:s text:c="8"/>numLettre=15;</text:p>
      <text:p text:style-name="P7"><text:s text:c="8"/>break;</text:p>
      <text:p text:style-name="P7"><text:s text:c="4"/>case 'q':</text:p>
      <text:p text:style-name="P7"><text:s text:c="8"/>numLettre=16;</text:p>
      <text:p text:style-name="P7"><text:s text:c="8"/>break;</text:p>
      <text:p text:style-name="P7"><text:soft-page-break/><text:s text:c="4"/>case 'r':</text:p>
      <text:p text:style-name="P7"><text:s text:c="8"/>numLettre=17;</text:p>
      <text:p text:style-name="P7"><text:s text:c="8"/>break;</text:p>
      <text:p text:style-name="P1"><text:s text:c="4"/><text:span text:style-name="T6">case 's':</text:span></text:p>
      <text:p text:style-name="P7"><text:s text:c="8"/>numLettre=18;</text:p>
      <text:p text:style-name="P7"><text:s text:c="8"/>break;</text:p>
      <text:p text:style-name="P7"><text:s text:c="4"/>case 't':</text:p>
      <text:p text:style-name="P7"><text:s text:c="8"/>numLettre=19;</text:p>
      <text:p text:style-name="P7"><text:s text:c="8"/>break;</text:p>
      <text:p text:style-name="P7"><text:s text:c="4"/>case 'u':</text:p>
      <text:p text:style-name="P7"><text:s text:c="8"/>numLettre=20;</text:p>
      <text:p text:style-name="P7"><text:s text:c="8"/>break;</text:p>
      <text:p text:style-name="P7"><text:s text:c="4"/>case 'v':</text:p>
      <text:p text:style-name="P7"><text:s text:c="8"/>numLettre=21;</text:p>
      <text:p text:style-name="P7"><text:s text:c="8"/>break;</text:p>
      <text:p text:style-name="P7"><text:s text:c="4"/>case 'w':</text:p>
      <text:p text:style-name="P7"><text:s text:c="8"/>numLettre=22;</text:p>
      <text:p text:style-name="P7"><text:s text:c="8"/>break;</text:p>
      <text:p text:style-name="P7"><text:s text:c="4"/>case 'x':</text:p>
      <text:p text:style-name="P7"><text:s text:c="8"/>numLettre=23;</text:p>
      <text:p text:style-name="P7"><text:s text:c="8"/>break;</text:p>
      <text:p text:style-name="P7"><text:s text:c="4"/>case 'y':</text:p>
      <text:p text:style-name="P7"><text:s text:c="8"/>numLettre=24;</text:p>
      <text:p text:style-name="P7"><text:s text:c="8"/>break;</text:p>
      <text:p text:style-name="P7"><text:s text:c="4"/>case 'z':</text:p>
      <text:p text:style-name="P7"><text:s text:c="8"/>numLettre=25;</text:p>
      <text:p text:style-name="P7"><text:s text:c="8"/>break;</text:p>
      <text:p text:style-name="P7"><text:s text:c="4"/>case '.':</text:p>
      <text:p text:style-name="P7"><text:s text:c="8"/>numLettre=26;</text:p>
      <text:p text:style-name="P7"><text:s text:c="8"/>break;</text:p>
      <text:p text:style-name="P7"><text:s text:c="4"/>case ':':</text:p>
      <text:p text:style-name="P7"><text:s text:c="8"/>numLettre=27;</text:p>
      <text:p text:style-name="P7"><text:s text:c="8"/>break;</text:p>
      <text:p text:style-name="P7"><text:s text:c="4"/>case '0':</text:p>
      <text:p text:style-name="P1"><text:span text:style-name="T6"><text:s text:c="8"/>numLettre=30;</text:span></text:p>
      <text:p text:style-name="P7"><text:s text:c="8"/>break;</text:p>
      <text:p text:style-name="P7"><text:s text:c="4"/>case '1':</text:p>
      <text:p text:style-name="P7"><text:s text:c="8"/>numLettre=31;</text:p>
      <text:p text:style-name="P7"><text:s text:c="8"/>break;</text:p>
      <text:p text:style-name="P7"><text:s text:c="4"/>case '2':</text:p>
      <text:p text:style-name="P7"><text:s text:c="8"/>numLettre=32;</text:p>
      <text:p text:style-name="P7"><text:s text:c="8"/>break;</text:p>
      <text:p text:style-name="P7"><text:s text:c="4"/>case '3':</text:p>
      <text:p text:style-name="P7"><text:s text:c="8"/>numLettre=33;</text:p>
      <text:p text:style-name="P7"><text:s text:c="8"/>break;</text:p>
      <text:p text:style-name="P7"><text:s text:c="4"/>case '4':</text:p>
      <text:p text:style-name="P7"><text:s text:c="8"/>numLettre=34;</text:p>
      <text:p text:style-name="P7"><text:s text:c="8"/>break;</text:p>
      <text:p text:style-name="P7"><text:s text:c="4"/>case '5':</text:p>
      <text:p text:style-name="P7"><text:s text:c="8"/>numLettre=35;</text:p>
      <text:p text:style-name="P7"><text:s text:c="8"/>break;</text:p>
      <text:p text:style-name="P7"><text:s text:c="4"/>case '6':</text:p>
      <text:p text:style-name="P7"><text:s text:c="8"/>numLettre=36;</text:p>
      <text:p text:style-name="P7"><text:s text:c="8"/>break;</text:p>
      <text:p text:style-name="P7"><text:s text:c="4"/>case '7':</text:p>
      <text:p text:style-name="P7"><text:s text:c="8"/>numLettre=37;</text:p>
      <text:p text:style-name="P7"><text:s text:c="8"/>break;</text:p>
      <text:p text:style-name="P7"><text:s text:c="4"/>case '8':</text:p>
      <text:p text:style-name="P1"><text:s text:c="8"/><text:span text:style-name="T6">numLettre=38;</text:span></text:p>
      <text:p text:style-name="P7"><text:s text:c="8"/>break;</text:p>
      <text:p text:style-name="P7"><text:s text:c="4"/>case '9':</text:p>
      <text:p text:style-name="P7"><text:s text:c="8"/>numLettre=39;</text:p>
      <text:p text:style-name="P7"><text:soft-page-break/><text:s text:c="8"/>break;</text:p>
      <text:p text:style-name="P7"><text:s text:c="4"/>default:</text:p>
      <text:p text:style-name="P7"><text:s text:c="8"/>numLettre=29;</text:p>
      <text:p text:style-name="P7"><text:s text:c="8"/>break;</text:p>
      <text:p text:style-name="P7"><text:s text:c="4"/>}</text:p>
      <text:p text:style-name="P7"><text:s text:c="4"/>return numLettre;</text:p>
      <text:p text:style-name="P7">}</text:p>
      <text:p text:style-name="P7"/>
      <text:p text:style-name="P7">void MachineAEcrire(sf::Sprite fontTile, sf::RenderWindow *fenetre, char* texte, int posX, int posY, float taille)</text:p>
      <text:p text:style-name="P7">{</text:p>
      <text:p text:style-name="P1"><text:s text:c="4"/><text:span text:style-name="T1">//equivalent du printf mais dans sfml avec notre police(fontTile)</text:span></text:p>
      <text:p text:style-name="P1"><text:s text:c="4"/><text:span text:style-name="T6">int i=0;</text:span></text:p>
      <text:p text:style-name="P7"><text:s text:c="4"/>int lettre=0;</text:p>
      <text:p text:style-name="P7"><text:s text:c="4"/>for(i=0; texte[i] != '\0'; i++)</text:p>
      <text:p text:style-name="P7"><text:s text:c="4"/>{</text:p>
      <text:p text:style-name="P7"><text:s text:c="8"/>texte[i]=tolower(texte[i]);</text:p>
      <text:p text:style-name="P7"><text:s text:c="8"/>//passe en majuscule le lettre avant de trouver quel lettre c'est</text:p>
      <text:p text:style-name="P7"><text:s text:c="8"/>lettre=findLetter(texte[i]);</text:p>
      <text:p text:style-name="P7"><text:s text:c="8"/>fontTile.setTextureRect(sf::IntRect((lettre%10)*DIMENSIONLETTRE, (lettre/10)*DIMENSIONLETTRE, DIMENSIONLETTRE, DIMENSIONLETTRE));</text:p>
      <text:p text:style-name="P7"><text:s text:c="8"/>//permet de redimensionner les lettres</text:p>
      <text:p text:style-name="P7"><text:s text:c="8"/>fontTile.setScale(taille, taille);</text:p>
      <text:p text:style-name="P7"><text:s text:c="8"/>fontTile.setPosition(posX+i*(DIMENSIONLETTRE*taille), posY);</text:p>
      <text:p text:style-name="P7"><text:s text:c="8"/>fenetre-&gt;draw(fontTile);</text:p>
      <text:p text:style-name="P7"><text:s text:c="4"/>}</text:p>
      <text:p text:style-name="P7">}</text:p>
      <text:p text:style-name="P1"/>
      <text:p text:style-name="P7">void InGame(sf::RenderWindow *fenetre, int *planMap, sf::Sprite spriteTexture, sf::Sprite spriteTexte, sf::Sprite spriteCurseur)</text:p>
      <text:p text:style-name="P7">{</text:p>
      <text:p text:style-name="P1"><text:s text:c="4"/><text:span text:style-name="T1">//le jeu</text:span></text:p>
      <text:p text:style-name="P1"><text:s text:c="4"/><text:span text:style-name="T6">sf::Event event;</text:span></text:p>
      <text:p text:style-name="P7"><text:s text:c="4"/>sf::Vector2i mousePos;</text:p>
      <text:p text:style-name="P1"/>
      <text:p text:style-name="P1"><text:s text:c="4"/><text:span text:style-name="T6">int score = 0;</text:span></text:p>
      <text:p text:style-name="P7"><text:s text:c="4"/>char scoreTXT[100] = "Score : ";</text:p>
      <text:p text:style-name="P7"><text:s text:c="4"/>int curseurScore=0;</text:p>
      <text:p text:style-name="P1"/>
      <text:p text:style-name="P1"><text:s text:c="4"/><text:span text:style-name="T7">char vagueTXT[100]="Vague : ";</text:span></text:p>
      <text:p text:style-name="P1"/>
      <text:p text:style-name="P1"><text:s text:c="4"/><text:span text:style-name="T1">//Gestion timer</text:span></text:p>
      <text:p text:style-name="P1"><text:s text:c="4"/><text:span text:style-name="T7">sf::Clock clock;</text:span></text:p>
      <text:p text:style-name="P1"><text:span text:style-name="T7"><text:s text:c="4"/>sf::Time temps=sf::seconds(4.0);</text:span></text:p>
      <text:p text:style-name="P1"/>
      <text:p text:style-name="P1"><text:s text:c="4"/><text:span text:style-name="T1">//variables boss</text:span></text:p>
      <text:p text:style-name="P1"><text:s text:c="4"/><text:span text:style-name="T7">srand(time(NULL));</text:span></text:p>
      <text:p text:style-name="P6"><text:s text:c="4"/>int rayon=100, originx=385, originy=275, skin=0, etat=0, nbboule=-1,i, j;</text:p>
      <text:p text:style-name="P6"><text:s text:c="4"/>float angle=0, attaqueTeleportation, attaqueInvincible, attaqueFireball, dirx, diry;</text:p>
      <text:p text:style-name="P6"><text:s text:c="4"/>sf::Sprite spriteBoss, spriteFireball;</text:p>
      <text:p text:style-name="P6"><text:s text:c="4"/>sf::Time tempstp;</text:p>
      <text:p text:style-name="P6"><text:s text:c="4"/>tempstp=sf::seconds(7.0);</text:p>
      <text:p text:style-name="P6"><text:s text:c="4"/>sf::Clock clocktp;</text:p>
      <text:p text:style-name="P6"><text:s text:c="4"/>sf::Texture textureBoss, textureBoss2, textureFireball;</text:p>
      <text:p text:style-name="P6"><text:s text:c="4"/>if (!textureBoss.loadFromFile("ressources/textureboss1.png"))</text:p>
      <text:p text:style-name="P6"><text:s text:c="8"/>printf("Erreur !");</text:p>
      <text:p text:style-name="P6"><text:s text:c="4"/>if (!textureBoss2.loadFromFile("ressources/textureboss2.png"))</text:p>
      <text:p text:style-name="P6"><text:s text:c="8"/>printf("Erreur !");</text:p>
      <text:p text:style-name="P6"><text:s text:c="4"/>Boss skullBoss;</text:p>
      <text:p text:style-name="P1"/>
      <text:p text:style-name="P1"><text:s text:c="4"/><text:span text:style-name="T1">//Chargement des sons</text:span></text:p>
      <text:p text:style-name="P1"><text:soft-page-break/><text:s text:c="3"/><text:span text:style-name="T7"><text:s/>sf::SoundBuffer bufferFireball;</text:span></text:p>
      <text:p text:style-name="P6"><text:s text:c="4"/>sf::Sound sonFireball;</text:p>
      <text:p text:style-name="P6"/>
      <text:p text:style-name="P6"><text:s text:c="4"/>if (!bufferFireball.loadFromFile("ressources/fire.wav"))</text:p>
      <text:p text:style-name="P6"><text:s text:c="8"/>printf("Erreur de chargement du son de fire");</text:p>
      <text:p text:style-name="P6"><text:s text:c="4"/>sonFireball.setBuffer(bufferFireball);</text:p>
      <text:p text:style-name="P6"><text:s text:c="4"/>sonFireball.setVolume(100);</text:p>
      <text:p text:style-name="P6"/>
      <text:p text:style-name="P6"><text:s text:c="4"/>spriteBoss.setTexture(textureBoss);</text:p>
      <text:p text:style-name="P6"><text:s text:c="4"/>spriteBoss.setTextureRect(sf::IntRect(0,0,30,30));</text:p>
      <text:p text:style-name="P6"><text:s text:c="4"/>spriteBoss.setPosition(skullBoss.get_posx(),skullBoss.get_posy());</text:p>
      <text:p text:style-name="P6"><text:s text:c="4"/>spriteBoss.setScale(sf::Vector2f(2.0f,2.0f));</text:p>
      <text:p text:style-name="P1"><text:s text:c="4"/><text:span text:style-name="T1">//fin variables boss</text:span></text:p>
      <text:p text:style-name="P5"><text:s text:c="4"/>//tableau des boules de feu</text:p>
      <text:p text:style-name="P1"><text:s text:c="4"/><text:span text:style-name="T7">Fireball fireball[20];</text:span></text:p>
      <text:p text:style-name="P1"/>
      <text:p text:style-name="P1"><text:s text:c="4"/><text:span text:style-name="T1">//tableau des ennemis</text:span></text:p>
      <text:p text:style-name="P1"><text:s text:c="4"/><text:span text:style-name="T7">ennemy vague[20];</text:span></text:p>
      <text:p text:style-name="P6"><text:s text:c="4"/>int max=20, slime_etat=0, nb_nonActif, k, retourMenu=0, nbMorts=0, nbVagues=1, nbEnnemiSupp=0;</text:p>
      <text:p text:style-name="P6"><text:s text:c="4"/>sf::Sprite spriteSlime, spriteMage, spriteFireball_mage;</text:p>
      <text:p text:style-name="P6"><text:s text:c="4"/>sf::Texture textureSlime, textureSlime2, textureMage, textureFireball_mage;</text:p>
      <text:p text:style-name="P6"><text:s text:c="4"/>if (!textureFireball_mage.loadFromFile("ressources/fireball_mage.png"))</text:p>
      <text:p text:style-name="P6"><text:s text:c="8"/>printf("Problème\n");</text:p>
      <text:p text:style-name="P6"><text:s text:c="4"/>if (!textureSlime.loadFromFile("ressources/slime.png"))</text:p>
      <text:p text:style-name="P6"><text:s text:c="8"/>printf("Problème\n");</text:p>
      <text:p text:style-name="P6"><text:s text:c="4"/>if (!textureSlime2.loadFromFile("ressources/slime2.png"))</text:p>
      <text:p text:style-name="P6"><text:s text:c="8"/>printf("Problème\n");</text:p>
      <text:p text:style-name="P6"><text:s text:c="4"/>if (!textureMage.loadFromFile("ressources/mage.png"))</text:p>
      <text:p text:style-name="P6"><text:s text:c="8"/>printf("Problème\n");</text:p>
      <text:p text:style-name="P6"><text:s text:c="4"/>spriteSlime.setTexture(textureSlime);</text:p>
      <text:p text:style-name="P6"><text:s text:c="4"/>spriteFireball_mage.setTexture(textureFireball_mage);</text:p>
      <text:p text:style-name="P6"><text:s text:c="4"/>spriteMage.setTexture(textureMage);</text:p>
      <text:p text:style-name="P6"/>
      <text:p text:style-name="P6"><text:s text:c="4"/>int pas_droite, pas_gauche, pas_haut, pas_bas;</text:p>
      <text:p text:style-name="P6"><text:s text:c="4"/>int pas=3, aleat;</text:p>
      <text:p text:style-name="P6"><text:s text:c="4"/>int slimeStep=5;</text:p>
      <text:p text:style-name="P1"/>
      <text:p text:style-name="P1"><text:s text:c="2"/><text:span text:style-name="T7"><text:s text:c="2"/>for (i=0; i&lt;3; i++)</text:span></text:p>
      <text:p text:style-name="P6"><text:s text:c="4"/>{</text:p>
      <text:p text:style-name="P1"><text:s text:c="8"/><text:span text:style-name="T1">//création des premiers ennemis</text:span></text:p>
      <text:p text:style-name="P1"><text:s text:c="8"/><text:span text:style-name="T7">vague[i].setPosition(240+40*i, 80+40*i);</text:span></text:p>
      <text:p text:style-name="P6"><text:s text:c="8"/>vague[i].setActif(1);</text:p>
      <text:p text:style-name="P6"><text:s text:c="8"/>vague[i].setType(0);</text:p>
      <text:p text:style-name="P6"><text:s text:c="8"/>vague[i].setZone(0);</text:p>
      <text:p text:style-name="P1"><text:s text:c="8"/><text:span text:style-name="T1">//Le dernier </text:span><text:span text:style-name="T3">ennemi</text:span><text:span text:style-name="T1"> sera un ennemi à distance</text:span></text:p>
      <text:p text:style-name="P1"><text:s text:c="8"/><text:span text:style-name="T7">if (i==2)</text:span></text:p>
      <text:p text:style-name="P6"><text:s text:c="8"/>{</text:p>
      <text:p text:style-name="P6"><text:s text:c="12"/>vague[i].setType(1);</text:p>
      <text:p text:style-name="P6"><text:s text:c="12"/>vague[i].setZone(100);</text:p>
      <text:p text:style-name="P6"><text:s text:c="8"/>}</text:p>
      <text:p text:style-name="P6"><text:s text:c="4"/>}</text:p>
      <text:p text:style-name="P1"/>
      <text:p text:style-name="P1"><text:s text:c="4"/><text:span text:style-name="T6">spriteTexture.scale(sf::Vector2f(2.0f, 2.0f));</text:span></text:p>
      <text:p text:style-name="P1"/>
      <text:p text:style-name="P1"><text:s text:c="4"/><text:span text:style-name="T6">heros ninja(160, 160, 3, 100);</text:span></text:p>
      <text:p text:style-name="P1"/>
      <text:p text:style-name="P1"><text:s text:c="4"/><text:span text:style-name="T7">while(fenetre-&gt;isOpen() &amp;&amp; retourMenu==0)</text:span></text:p>
      <text:p text:style-name="P6"><text:s text:c="4"/>{</text:p>
      <text:p text:style-name="P1"/>
      <text:p text:style-name="P1"><text:s text:c="8"/><text:span text:style-name="T1">//Des monstres apparaissent au bout d'un certain temps</text:span></text:p>
      <text:p text:style-name="P1"><text:s text:c="8"/><text:span text:style-name="T7">if (clock.getElapsedTime()&gt;temps)</text:span></text:p>
      <text:p text:style-name="P6"><text:soft-page-break/><text:s text:c="8"/>{</text:p>
      <text:p text:style-name="P6"><text:s text:c="12"/>clock.restart();</text:p>
      <text:p text:style-name="P6"><text:s text:c="12"/>aleat=rand()%4;</text:p>
      <text:p text:style-name="P1"><text:s text:c="12"/><text:span text:style-name="T1">//on déplace les slimes</text:span></text:p>
      <text:p text:style-name="P1"><text:s text:c="12"/><text:span text:style-name="T7">for (j=0; j&lt;3; j++)</text:span></text:p>
      <text:p text:style-name="P6"><text:s text:c="12"/>{</text:p>
      <text:p text:style-name="P6"><text:s text:c="16"/>for(i=0; i&lt;max; i++)</text:p>
      <text:p text:style-name="P6"><text:s text:c="16"/>{</text:p>
      <text:p text:style-name="P6"><text:s text:c="20"/>if(vague[i].isActif()==0)</text:p>
      <text:p text:style-name="P6"><text:s text:c="20"/>{</text:p>
      <text:p text:style-name="P1"><text:s text:c="24"/><text:span text:style-name="T1">//Selon la valeur de aleat, on fait apparaître les ennemis dans une partie de la map</text:span></text:p>
      <text:p text:style-name="P1"><text:s text:c="24"/><text:span text:style-name="T7">if (aleat==0)</text:span></text:p>
      <text:p text:style-name="P6"><text:s text:c="24"/>{</text:p>
      <text:p text:style-name="P6"><text:s text:c="28"/>vague[i].setPosition(0,200+((j)*20));</text:p>
      <text:p text:style-name="P6"><text:s text:c="24"/>}</text:p>
      <text:p text:style-name="P6"><text:s text:c="24"/>else if (aleat==1)</text:p>
      <text:p text:style-name="P6"><text:s text:c="24"/>{</text:p>
      <text:p text:style-name="P6"><text:s text:c="28"/>vague[i].setPosition(500+((j)*20), 240);</text:p>
      <text:p text:style-name="P6"><text:s text:c="24"/>}</text:p>
      <text:p text:style-name="P6"><text:s text:c="24"/>else if (aleat==2)</text:p>
      <text:p text:style-name="P6"><text:s text:c="24"/>{</text:p>
      <text:p text:style-name="P6"><text:s text:c="28"/>vague[i].setPosition(240,500+((j)*20));</text:p>
      <text:p text:style-name="P6"><text:s text:c="24"/>}</text:p>
      <text:p text:style-name="P6"><text:s text:c="24"/>else if (aleat==3)</text:p>
      <text:p text:style-name="P6"><text:s text:c="24"/>{</text:p>
      <text:p text:style-name="P6"><text:s text:c="28"/>vague[i].setPosition(240+((j)*20),10);</text:p>
      <text:p text:style-name="P6"><text:s text:c="24"/>}</text:p>
      <text:p text:style-name="P1"><text:s text:c="24"/><text:span text:style-name="T1">//De base, ce sont tous des slimes de type 0</text:span></text:p>
      <text:p text:style-name="P1"><text:s text:c="24"/><text:span text:style-name="T7">vague[i].setActif(1);</text:span></text:p>
      <text:p text:style-name="P6"><text:s text:c="24"/>vague[i].setType(0);</text:p>
      <text:p text:style-name="P6"><text:s text:c="24"/>vague[i].setZone(0);</text:p>
      <text:p text:style-name="P1"><text:s text:c="24"/><text:span text:style-name="T1">//20% de chance que l'ennemi soit un mage de type 1 et avec une zone de 100</text:span></text:p>
      <text:p text:style-name="P1"><text:s text:c="24"/><text:span text:style-name="T7">if (int a = rand()%10&lt;2)</text:span></text:p>
      <text:p text:style-name="P6"><text:s text:c="24"/>{</text:p>
      <text:p text:style-name="P6"><text:s text:c="28"/>vague[i].setType(1);</text:p>
      <text:p text:style-name="P6"><text:s text:c="28"/>vague[i].setZone(100);</text:p>
      <text:p text:style-name="P6"><text:s text:c="24"/>}</text:p>
      <text:p text:style-name="P6"><text:s text:c="24"/>break;</text:p>
      <text:p text:style-name="P6"><text:s text:c="20"/>}</text:p>
      <text:p text:style-name="P6"><text:s text:c="16"/>}</text:p>
      <text:p text:style-name="P6"><text:s text:c="12"/>}</text:p>
      <text:p text:style-name="P6"><text:s text:c="12"/>max=max+3;</text:p>
      <text:p text:style-name="P6"><text:s text:c="8"/>}</text:p>
      <text:p text:style-name="P1"><text:s text:c="8"/><text:span text:style-name="T1">//test de l'état des slimes pour la texture</text:span></text:p>
      <text:p text:style-name="P1"><text:s text:c="8"/>/*<text:span text:style-name="T6">if (slime_etat==0 and slimeStep&lt;=0)</text:span></text:p>
      <text:p text:style-name="P7"><text:s text:c="8"/>{</text:p>
      <text:p text:style-name="P7"><text:s text:c="12"/>spriteSlime.setTexture(textureSlime);</text:p>
      <text:p text:style-name="P7"><text:s text:c="12"/>slimeStep = 10;</text:p>
      <text:p text:style-name="P7"><text:s text:c="12"/>slime_etat = 1;</text:p>
      <text:p text:style-name="P7"><text:s text:c="8"/>}</text:p>
      <text:p text:style-name="P7"><text:s text:c="8"/>else if (slime_etat==1 and slimeStep&lt;=0)</text:p>
      <text:p text:style-name="P7"><text:s text:c="8"/>{</text:p>
      <text:p text:style-name="P7"><text:s text:c="12"/>spriteSlime.setTexture(textureSlime2);</text:p>
      <text:p text:style-name="P7"><text:s text:c="12"/>slimeStep = 10;</text:p>
      <text:p text:style-name="P7"><text:s text:c="12"/>slime_etat = 0;</text:p>
      <text:p text:style-name="P7"><text:s text:c="8"/>}</text:p>
      <text:p text:style-name="P7"><text:s text:c="8"/>else</text:p>
      <text:p text:style-name="P1"><text:span text:style-name="T6"><text:s text:c="12"/>slimeStep-=1;</text:span>*/</text:p>
      <text:p text:style-name="P1"><text:s text:c="8"/><text:span text:style-name="T6">if (slimeStep &lt;= 0)</text:span></text:p>
      <text:p text:style-name="P7"><text:s text:c="8"/>{</text:p>
      <text:p text:style-name="P7"><text:soft-page-break/><text:s text:c="12"/>slimeStep = 2;</text:p>
      <text:p text:style-name="P7"><text:s text:c="8"/>}</text:p>
      <text:p text:style-name="P7"><text:s text:c="8"/>else</text:p>
      <text:p text:style-name="P7"><text:s text:c="8"/>{</text:p>
      <text:p text:style-name="P7"><text:s text:c="12"/>slimeStep -= 1;</text:p>
      <text:p text:style-name="P7"><text:s text:c="8"/>}</text:p>
      <text:p text:style-name="P1"><text:s text:c="8"/><text:span text:style-name="T1">//Au départ, aucun ennemi n'est mort</text:span></text:p>
      <text:p text:style-name="P1"><text:s text:c="8"/><text:span text:style-name="T7">nb_nonActif=0;</text:span></text:p>
      <text:p text:style-name="P6"><text:s text:c="8"/>while(fenetre-&gt;pollEvent(event))</text:p>
      <text:p text:style-name="P6"><text:s text:c="8"/>{</text:p>
      <text:p text:style-name="P6"><text:s text:c="12"/>switch(event.type)</text:p>
      <text:p text:style-name="P6"><text:s text:c="12"/>{</text:p>
      <text:p text:style-name="P1"><text:s text:c="12"/><text:span text:style-name="T1">//La touche 'P' ouvre le menu pause</text:span></text:p>
      <text:p text:style-name="P1"><text:s text:c="12"/><text:span text:style-name="T7">case sf::Event::KeyPressed:</text:span></text:p>
      <text:p text:style-name="P6"><text:s text:c="16"/>if (event.key.code==sf::Keyboard::P)</text:p>
      <text:p text:style-name="P6"><text:s text:c="16"/>{</text:p>
      <text:p text:style-name="P6"><text:s text:c="20"/>PauseJeu(fenetre, spriteTexte, &amp;retourMenu, spriteCurseur);</text:p>
      <text:p text:style-name="P6"><text:s text:c="16"/>}</text:p>
      <text:p text:style-name="P6"/>
      <text:p text:style-name="P6"><text:s text:c="16"/>break;</text:p>
      <text:p text:style-name="P6"><text:s text:c="12"/>case sf::Event::Closed:</text:p>
      <text:p text:style-name="P6"><text:s text:c="16"/>fenetre-&gt;close();</text:p>
      <text:p text:style-name="P6"><text:s text:c="16"/>break;</text:p>
      <text:p text:style-name="P1"><text:s text:c="12"/><text:span text:style-name="T6">case sf::Event::MouseButtonPressed:</text:span></text:p>
      <text:p text:style-name="P1"><text:s text:c="16"/><text:span text:style-name="T1">//Au clic, le ninja dash</text:span></text:p>
      <text:p text:style-name="P1"><text:s text:c="16"/><text:span text:style-name="T6">ninja.setIsSlash(400);</text:span></text:p>
      <text:p text:style-name="P7"><text:s text:c="16"/>break;</text:p>
      <text:p text:style-name="P7"><text:s text:c="12"/>default:</text:p>
      <text:p text:style-name="P7"><text:s text:c="16"/>break;</text:p>
      <text:p text:style-name="P7"><text:s text:c="12"/>}</text:p>
      <text:p text:style-name="P7"><text:s text:c="8"/>}</text:p>
      <text:p text:style-name="P1"><text:s text:c="8"/><text:span text:style-name="T1">//On récupère la position de la souris et on déplace le ninja vers la souris</text:span></text:p>
      <text:p text:style-name="P1"><text:s text:c="8"/><text:span text:style-name="T6">mousePos = sf::Mouse::getPosition(*fenetre);</text:span></text:p>
      <text:p text:style-name="P7"><text:s text:c="8"/>deplacementSouris(&amp;ninja, mousePos.x, mousePos.y, planMap, vague, &amp;score, &amp;nbMorts, fireball, nbboule);</text:p>
      <text:p text:style-name="P7"><text:s text:c="8"/>setTexureRectNinja(&amp;spriteTexture, ninja.getWalkStep(), ninja.getSlashStep());</text:p>
      <text:p text:style-name="P7"><text:s text:c="8"/>spriteTexture.setPosition(ninja.getX()-20,ninja.getY()-20);</text:p>
      <text:p text:style-name="P1"><text:s text:c="8"/><text:span text:style-name="T1">//gestion du boss, pas encore terminée</text:span></text:p>
      <text:p text:style-name="P1"><text:s text:c="8"/>/*<text:span text:style-name="T7">if (etat==0)</text:span></text:p>
      <text:p text:style-name="P6"><text:s text:c="8"/>{</text:p>
      <text:p text:style-name="P6"><text:s text:c="12"/>spriteBoss.setTextureRect(sf::IntRect(0,0,30,30));</text:p>
      <text:p text:style-name="P6"><text:s text:c="8"/>}</text:p>
      <text:p text:style-name="P6"><text:s text:c="8"/>else if (etat==1)</text:p>
      <text:p text:style-name="P6"><text:s text:c="8"/>{</text:p>
      <text:p text:style-name="P6"><text:s text:c="12"/>spriteBoss.setTextureRect(sf::IntRect(30,0,30,30));</text:p>
      <text:p text:style-name="P6"><text:s text:c="8"/>}</text:p>
      <text:p text:style-name="P6"><text:s text:c="8"/>else if (etat==2)</text:p>
      <text:p text:style-name="P6"><text:s text:c="8"/>{</text:p>
      <text:p text:style-name="P6"><text:s text:c="12"/>spriteBoss.setTextureRect(sf::IntRect(60,0,30,30));</text:p>
      <text:p text:style-name="P6"><text:s text:c="8"/>}</text:p>
      <text:p text:style-name="P6"/>
      <text:p text:style-name="P6"/>
      <text:p text:style-name="P6"><text:s text:c="8"/>if (etat==0 &amp;&amp; skin==5)</text:p>
      <text:p text:style-name="P6"><text:s text:c="8"/>{</text:p>
      <text:p text:style-name="P6"><text:s text:c="12"/>etat=1;</text:p>
      <text:p text:style-name="P6"><text:s text:c="12"/>skin=0;</text:p>
      <text:p text:style-name="P6"><text:s text:c="8"/>}</text:p>
      <text:p text:style-name="P6"><text:s text:c="8"/>else if (etat==1 &amp;&amp; skin==5)</text:p>
      <text:p text:style-name="P6"><text:s text:c="8"/>{</text:p>
      <text:p text:style-name="P6"><text:s text:c="12"/>etat=2;</text:p>
      <text:p text:style-name="P6"><text:s text:c="12"/>skin=0;</text:p>
      <text:p text:style-name="P6"><text:s text:c="8"/>}</text:p>
      <text:p text:style-name="P1"><text:soft-page-break/><text:s text:c="8"/><text:span text:style-name="T7">else if (etat==2 &amp;&amp; skin==5)</text:span></text:p>
      <text:p text:style-name="P6"><text:s text:c="8"/>{</text:p>
      <text:p text:style-name="P6"><text:s text:c="12"/>etat=0;</text:p>
      <text:p text:style-name="P6"><text:s text:c="12"/>skin=0;</text:p>
      <text:p text:style-name="P6"><text:s text:c="8"/>}</text:p>
      <text:p text:style-name="P6"><text:s text:c="8"/>skin++;</text:p>
      <text:p text:style-name="P1"><text:s text:c="8"/><text:span text:style-name="T1">//fin gestion boss</text:span></text:p>
      <text:p text:style-name="P1"><text:s text:c="8"/>*/</text:p>
      <text:p text:style-name="P1"/>
      <text:p text:style-name="P1"><text:s text:c="8"/><text:span text:style-name="T7">fenetre-&gt;clear();</text:span></text:p>
      <text:p text:style-name="P1"><text:s text:c="8"/><text:span text:style-name="T1">//On dessine la map</text:span></text:p>
      <text:p text:style-name="P1"><text:s text:c="8"/><text:span text:style-name="T6">drawMapGame(planMap, 10, 10, spriteTexture, <text:s/>fenetre, 0, 0);</text:span></text:p>
      <text:p text:style-name="P1"/>
      <text:p text:style-name="P1"><text:s text:c="8"/><text:span text:style-name="T1">//on met à jour le score</text:span></text:p>
      <text:p text:style-name="P1"><text:s text:c="8"/><text:span text:style-name="T6">scoreTXT[7]=(char)(score/1000)+48;</text:span> <text:span text:style-name="T1">//on récupère le chiffre des millier</text:span><text:span text:style-name="T3">s</text:span></text:p>
      <text:p text:style-name="P1"><text:s text:c="8"/><text:span text:style-name="T6">scoreTXT[8]=(char)((score-(score/1000)*1000)/100)+48;</text:span> <text:span text:style-name="T1">//on récupère le chiffre des centaines</text:span></text:p>
      <text:p text:style-name="P1"><text:s text:c="8"/><text:span text:style-name="T6">scoreTXT[9]=(char)((score-(score/100)*100)/10)+48;</text:span> <text:span text:style-name="T1">//on récupère le chiffre des dizaines</text:span></text:p>
      <text:p text:style-name="P1"><text:s text:c="8"/><text:span text:style-name="T6">scoreTXT[10]=(char)(score-(score/10)*10)+48;</text:span> <text:span text:style-name="T1">//on récupère le chiffre des unitées</text:span></text:p>
      <text:p text:style-name="P1"/>
      <text:p text:style-name="P1"><text:s text:c="8"/><text:span text:style-name="T7">vagueTXT[7]=(char)(nbVagues/1000)+48;</text:span> <text:span text:style-name="T1">//pareil qu</text:span><text:span text:style-name="T3">’</text:span><text:span text:style-name="T1">avant mais pour le nombre de vague</text:span></text:p>
      <text:p text:style-name="P1"><text:s text:c="8"/><text:span text:style-name="T7">vagueTXT[8]=(char)((nbVagues-(nbVagues/1000)*1000)/100)+48;</text:span></text:p>
      <text:p text:style-name="P6"><text:s text:c="8"/>vagueTXT[9]=(char)((nbVagues-(nbVagues/100)*100)/10)+48;</text:p>
      <text:p text:style-name="P6"><text:s text:c="8"/>vagueTXT[10]=(char)(nbVagues-(nbVagues/10)*10)+48;</text:p>
      <text:p text:style-name="P1"/>
      <text:p text:style-name="P1"><text:s text:c="6"/><text:span text:style-name="T7"><text:s text:c="2"/>if (nbMorts&gt;=3+nbEnnemiSupp)</text:span></text:p>
      <text:p text:style-name="P6"><text:s text:c="8"/>{</text:p>
      <text:p text:style-name="P1"><text:s text:c="12"/><text:span text:style-name="T1">//on instancie la vague suivante</text:span></text:p>
      <text:p text:style-name="P1"><text:s text:c="12"/><text:span text:style-name="T7">nbVagues++;</text:span></text:p>
      <text:p text:style-name="P6"><text:s text:c="12"/>nbMorts=0;</text:p>
      <text:p text:style-name="P6"><text:s text:c="12"/>nbEnnemiSupp=nbEnnemiSupp+3;</text:p>
      <text:p text:style-name="P6"><text:s text:c="8"/>}</text:p>
      <text:p text:style-name="P1"/>
      <text:p text:style-name="P1"><text:s text:c="8"/><text:span text:style-name="T6">MachineAEcrire(spriteTexte, fenetre, scoreTXT, 610, 100, 0.8);</text:span></text:p>
      <text:p text:style-name="P1"><text:s text:c="8"/><text:span text:style-name="T7">MachineAEcrire(spriteTexte, fenetre, vagueTXT, 610, 200, 0.8);</text:span></text:p>
      <text:p text:style-name="P1"/>
      <text:p text:style-name="P1"><text:s text:c="8"/><text:span text:style-name="T7">if (ninja.getLife()==0)</text:span></text:p>
      <text:p text:style-name="P6"><text:s text:c="8"/>{</text:p>
      <text:p text:style-name="P1"><text:s text:c="12"/><text:span text:style-name="T1">//quand le ninja est mort on affiche l'écran de défaite et on revient au menu après</text:span></text:p>
      <text:p text:style-name="P1"><text:s text:c="12"/><text:span text:style-name="T7">retourMenu=1;</text:span></text:p>
      <text:p text:style-name="P6"><text:s text:c="12"/>EcranDefaite(fenetre, scoreTXT, vagueTXT, spriteTexte);</text:p>
      <text:p text:style-name="P6"><text:s text:c="8"/>}</text:p>
      <text:p text:style-name="P1"><text:s text:c="8"/><text:span text:style-name="T1">//Gestion du boss</text:span></text:p>
      <text:p text:style-name="P1"><text:s text:c="8"/>/*<text:span text:style-name="T7">if (nbVagues%5==0)</text:span></text:p>
      <text:p text:style-name="P6"><text:s text:c="8"/>{</text:p>
      <text:p text:style-name="P6"><text:s text:c="12"/>for (i=0; i&lt;max; i++)</text:p>
      <text:p text:style-name="P6"><text:s text:c="12"/>{</text:p>
      <text:p text:style-name="P6"><text:s text:c="16"/>vague[i].setActif(0);</text:p>
      <text:p text:style-name="P6"/>
      <text:p text:style-name="P6"><text:s text:c="12"/>}</text:p>
      <text:p text:style-name="P6"><text:s text:c="12"/>vagueBoss(&amp;skullBoss, &amp;angle, &amp;nbboule, fireball, &amp;clocktp, tempstp, &amp;clock, temps, <text:s/>originx, <text:s/>originy, <text:s/>rayon);</text:p>
      <text:p text:style-name="P6"><text:s text:c="12"/>if (skullBoss.estInvincible()==true)</text:p>
      <text:p text:style-name="P6"><text:s text:c="16"/>spriteBoss.setTexture(textureBoss2);</text:p>
      <text:p text:style-name="P6"><text:s text:c="12"/>else</text:p>
      <text:p text:style-name="P6"><text:s text:c="16"/>spriteBoss.setTexture(textureBoss);</text:p>
      <text:p text:style-name="P6"><text:s text:c="12"/>spriteBoss.setPosition(skullBoss.get_posx(),skullBoss.get_posy());</text:p>
      <text:p text:style-name="P6"><text:s text:c="12"/>fenetre-&gt;draw(spriteBoss);</text:p>
      <text:p text:style-name="P1"><text:soft-page-break/><text:s text:c="8"/><text:span text:style-name="T7">}</text:span>*/</text:p>
      <text:p text:style-name="P1"/>
      <text:p text:style-name="P1"><text:s text:c="8"/><text:span text:style-name="T1">//On parcourt le tableau des slimes</text:span></text:p>
      <text:p text:style-name="P1"><text:s text:c="8"/><text:span text:style-name="T7">for (i=0; i&lt;max; i++)</text:span></text:p>
      <text:p text:style-name="P6"><text:s text:c="8"/>{</text:p>
      <text:p text:style-name="P1"><text:s text:c="12"/><text:span text:style-name="T1">//De base, ils n'ont aucune collision</text:span></text:p>
      <text:p text:style-name="P1"><text:s text:c="12"/><text:span text:style-name="T7">pas_haut=1;</text:span> <text:span text:style-name="T1">//à 1, cela siginifie qu'il peut aller vers le haut car il n'y a pas de collision</text:span></text:p>
      <text:p text:style-name="P1"><text:s text:c="12"/><text:span text:style-name="T7">pas_bas=1;</text:span></text:p>
      <text:p text:style-name="P6"><text:s text:c="12"/>pas_gauche=1;</text:p>
      <text:p text:style-name="P6"><text:s text:c="12"/>pas_droite=1;</text:p>
      <text:p text:style-name="P1"/>
      <text:p text:style-name="P1"><text:s text:c="12"/><text:span text:style-name="T1">//On ne parcourt que les ennemis actifs</text:span></text:p>
      <text:p text:style-name="P1"><text:s text:c="12"/><text:span text:style-name="T7">if(vague[i].isActif()==1)</text:span></text:p>
      <text:p text:style-name="P6"><text:s text:c="12"/>{</text:p>
      <text:p text:style-name="P6"><text:s text:c="16"/>for (k=0; k&lt;pas; k++)</text:p>
      <text:p text:style-name="P1"><text:s text:c="16"/><text:span text:style-name="T1">//Faire avancer de 10</text:span></text:p>
      <text:p text:style-name="P1"><text:s text:c="16"/><text:span text:style-name="T7">{</text:span></text:p>
      <text:p text:style-name="P1"><text:s text:c="20"/><text:span text:style-name="T6">if(slimeStep == 0)</text:span></text:p>
      <text:p text:style-name="P7"><text:s text:c="20"/>{</text:p>
      <text:p text:style-name="P1"><text:s text:c="24"/><text:span text:style-name="T7">for (j=0; j&lt;max; j++)</text:span></text:p>
      <text:p text:style-name="P1"><text:s text:c="24"/><text:span text:style-name="T1">//Collisions entre slimes 1 par 1</text:span></text:p>
      <text:p text:style-name="P1"><text:s text:c="24"/>{</text:p>
      <text:p text:style-name="P1"><text:s text:c="28"/><text:span text:style-name="T1">//Si collision entre deux slimes dans une direction, il ne peut pas y aller</text:span></text:p>
      <text:p text:style-name="P1"><text:s text:c="28"/><text:span text:style-name="T7">if (collision_droite(vague[i].get_x(), vague[i].get_y(), vague[j].get_x(), vague[j].get_y(), 20, 20, 20,20)==true &amp;&amp; i!=j)</text:span></text:p>
      <text:p text:style-name="P6"><text:s text:c="28"/>{</text:p>
      <text:p text:style-name="P6"><text:s text:c="32"/>pas_droite=0;</text:p>
      <text:p text:style-name="P6"><text:s text:c="28"/>}</text:p>
      <text:p text:style-name="P6"><text:s text:c="28"/>if (collision_gauche(vague[i].get_x(), vague[i].get_y(), vague[j].get_x(), vague[j].get_y(), 20, 20, 20,20)==true &amp;&amp; i!=j)</text:p>
      <text:p text:style-name="P6"><text:s text:c="28"/>{</text:p>
      <text:p text:style-name="P6"><text:s text:c="32"/>pas_gauche=0;</text:p>
      <text:p text:style-name="P6"><text:s text:c="28"/>}</text:p>
      <text:p text:style-name="P6"><text:s text:c="28"/>if (collision_haut(vague[i].get_x(), vague[i].get_y(), vague[j].get_x(), vague[j].get_y(), 20, 20, 20,20)==true &amp;&amp; i!=j)</text:p>
      <text:p text:style-name="P6"><text:s text:c="28"/>{</text:p>
      <text:p text:style-name="P6"><text:s text:c="32"/>pas_haut=0;</text:p>
      <text:p text:style-name="P6"><text:s text:c="28"/>}</text:p>
      <text:p text:style-name="P6"><text:s text:c="28"/>if (collision_bas(vague[i].get_x(), vague[i].get_y(), vague[j].get_x(), vague[j].get_y(), 20, 20, 20,20)==true &amp;&amp; i!=j)</text:p>
      <text:p text:style-name="P6"><text:s text:c="28"/>{</text:p>
      <text:p text:style-name="P6"><text:s text:c="32"/>pas_bas=0;</text:p>
      <text:p text:style-name="P6"><text:s text:c="28"/>}</text:p>
      <text:p text:style-name="P6"><text:s text:c="24"/>}</text:p>
      <text:p text:style-name="P6"><text:s text:c="20"/>}</text:p>
      <text:p text:style-name="P6"><text:s text:c="20"/>else</text:p>
      <text:p text:style-name="P6"><text:s text:c="20"/>{</text:p>
      <text:p text:style-name="P1"><text:s text:c="24"/><text:span text:style-name="T1">//Si l'ennemi n'est pas actif, il ne bouge pas</text:span></text:p>
      <text:p text:style-name="P1"><text:s text:c="24"/><text:span text:style-name="T7">pas_bas=0;</text:span></text:p>
      <text:p text:style-name="P6"><text:s text:c="24"/>pas_droite=0;</text:p>
      <text:p text:style-name="P6"><text:s text:c="24"/>pas_gauche=0;</text:p>
      <text:p text:style-name="P6"><text:s text:c="24"/>pas_haut=0;</text:p>
      <text:p text:style-name="P6"><text:s text:c="20"/>}</text:p>
      <text:p text:style-name="P1"><text:s text:c="20"/></text:p>
      <text:p text:style-name="P2"><text:s text:c="20"/><text:span text:style-name="T4">//Ce code revient à dire que si l'ennemi est derrière le ninja, il avance</text:span></text:p>
      <text:p text:style-name="P4"><text:span text:style-name="T4"><text:s text:c="20"/>//Et de m</text:span><text:span text:style-name="T1">ê</text:span><text:span text:style-name="T4">me pour les autres directions</text:span></text:p>
      <text:p text:style-name="P1"><text:s text:c="20"/><text:span text:style-name="T6">if (ninja.getX()-vague[i].get_x()&gt;0-vague[i].getZone() &amp;&amp; pas_droite!=0)</text:span></text:p>
      <text:p text:style-name="P7"><text:s text:c="20"/>{</text:p>
      <text:p text:style-name="P7"><text:soft-page-break/><text:s text:c="24"/>vague[i].setPosition(vague[i].get_x()+1, vague[i].get_y());</text:p>
      <text:p text:style-name="P7"><text:s text:c="20"/>}</text:p>
      <text:p text:style-name="P7"><text:s text:c="20"/>if (ninja.getX()-vague[i].get_x()&lt;0+vague[i].getZone() &amp;&amp; pas_gauche!=0)</text:p>
      <text:p text:style-name="P7"><text:s text:c="20"/>{</text:p>
      <text:p text:style-name="P7"><text:s text:c="24"/>vague[i].setPosition(vague[i].get_x()-1, vague[i].get_y());</text:p>
      <text:p text:style-name="P7"><text:s text:c="20"/>}</text:p>
      <text:p text:style-name="P7"><text:s text:c="20"/>if (ninja.getY()-vague[i].get_y()&gt;0-vague[i].getZone() &amp;&amp; pas_bas!=0)</text:p>
      <text:p text:style-name="P7"><text:s text:c="20"/>{</text:p>
      <text:p text:style-name="P7"><text:s text:c="24"/>vague[i].setPosition(vague[i].get_x(), vague[i].get_y()+1);</text:p>
      <text:p text:style-name="P7"><text:s text:c="20"/>}</text:p>
      <text:p text:style-name="P7"><text:s text:c="20"/>if (ninja.getY()-vague[i].get_y()&lt;0+vague[i].getZone() <text:s/>&amp;&amp; pas_haut!=0)</text:p>
      <text:p text:style-name="P7"><text:s text:c="20"/>{</text:p>
      <text:p text:style-name="P7"><text:s text:c="24"/>vague[i].setPosition(vague[i].get_x(), vague[i].get_y()-1);</text:p>
      <text:p text:style-name="P7"><text:s text:c="20"/>}</text:p>
      <text:p text:style-name="P1"><text:s text:c="20"/><text:span text:style-name="T6">if (vague[i].getType()==1)</text:span></text:p>
      <text:p text:style-name="P7"><text:s text:c="20"/>{</text:p>
      <text:p text:style-name="P7"><text:s text:c="24"/>spriteMage.setPosition(vague[i].get_x(), vague[i].get_y());</text:p>
      <text:p text:style-name="P7"><text:s text:c="20"/>}</text:p>
      <text:p text:style-name="P7"><text:s text:c="20"/>else</text:p>
      <text:p text:style-name="P7"><text:s text:c="20"/>{</text:p>
      <text:p text:style-name="P7"><text:s text:c="24"/>spriteSlime.setPosition(vague[i].get_x(), vague[i].get_y());</text:p>
      <text:p text:style-name="P7"><text:s text:c="20"/>}</text:p>
      <text:p text:style-name="P7"><text:s text:c="16"/>}</text:p>
      <text:p text:style-name="P1"><text:s text:c="16"/><text:span text:style-name="T1">//Les mages ont une petite chance de lancer une boule de feu</text:span></text:p>
      <text:p text:style-name="P1"><text:s text:c="16"/><text:span text:style-name="T7">float b = (float)rand()/(RAND_MAX);</text:span></text:p>
      <text:p text:style-name="P6"><text:s text:c="16"/>if (nbboule&lt;20 &amp;&amp; b&lt;0.01 &amp;&amp; vague[i].getType()==1 &amp;&amp; vague[i].isActif()==1)</text:p>
      <text:p text:style-name="P6"><text:s text:c="16"/>{</text:p>
      <text:p text:style-name="P1"><text:s text:c="20"/><text:span text:style-name="T1">//On augmente le nombre de boules de feu</text:span></text:p>
      <text:p text:style-name="P1"><text:s text:c="20"/><text:span text:style-name="T7">nbboule++;</text:span></text:p>
      <text:p text:style-name="P1"><text:s text:c="20"/><text:span text:style-name="T1">//Elle est créée au niveau du </text:span><text:span text:style-name="T3">mage</text:span></text:p>
      <text:p text:style-name="P1"><text:s text:c="20"/><text:span text:style-name="T7">fireball[nbboule].set_posx(vague[i].get_x());</text:span></text:p>
      <text:p text:style-name="P6"><text:s text:c="20"/>fireball[nbboule].set_posy(vague[i].get_y());</text:p>
      <text:p text:style-name="P1"><text:s text:c="20"/><text:span text:style-name="T1">//Elle va en direction du ninja (position actuelle)</text:span></text:p>
      <text:p text:style-name="P1"><text:s text:c="20"/><text:span text:style-name="T7">fireball[nbboule].set_directionx(fireball[nbboule].calculeDirectionx(ninja.getX(), ninja.getY()));</text:span></text:p>
      <text:p text:style-name="P6"><text:s text:c="20"/>fireball[nbboule].set_directiony(fireball[nbboule].calculeDirectiony(ninja.getX(), ninja.getY()));</text:p>
      <text:p text:style-name="P6"><text:s text:c="20"/>spriteFireball_mage.setPosition(fireball[nbboule].get_posx(), fireball[nbboule].get_posy());</text:p>
      <text:p text:style-name="P6"><text:s text:c="20"/>sonFireball.play();</text:p>
      <text:p text:style-name="P6"><text:s text:c="16"/>}</text:p>
      <text:p text:style-name="P6"><text:s text:c="12"/>}</text:p>
      <text:p text:style-name="P1"><text:s text:c="12"/><text:span text:style-name="T7">if(vague[i].isActif()==1)</text:span></text:p>
      <text:p text:style-name="P6"><text:s text:c="12"/>{</text:p>
      <text:p text:style-name="P6"><text:s text:c="16"/>if (vague[i].getType()==0)</text:p>
      <text:p text:style-name="P6"><text:s text:c="20"/>fenetre-&gt;draw(spriteSlime);</text:p>
      <text:p text:style-name="P6"><text:s text:c="16"/>else</text:p>
      <text:p text:style-name="P6"><text:s text:c="20"/>fenetre-&gt;draw(spriteMage);</text:p>
      <text:p text:style-name="P6"><text:s text:c="12"/>}</text:p>
      <text:p text:style-name="P6"><text:s text:c="8"/>}</text:p>
      <text:p text:style-name="P1"><text:s text:c="8"/><text:span text:style-name="T7">if (nbboule!=-1)</text:span></text:p>
      <text:p text:style-name="P6"><text:s text:c="8"/>{</text:p>
      <text:p text:style-name="P6"><text:s text:c="12"/>for(i=0; i&lt;nbboule; i++)</text:p>
      <text:p text:style-name="P6"><text:s text:c="12"/>{</text:p>
      <text:p text:style-name="P1"><text:s text:c="16"/><text:span text:style-name="T1">//On déplace les boules de feu</text:span></text:p>
      <text:p text:style-name="P1"><text:soft-page-break/><text:s text:c="16"/><text:span text:style-name="T7">fireball[i].set_posx(fireball[i].get_posx()+fireball[i].get_directionx()*5);</text:span></text:p>
      <text:p text:style-name="P1"><text:s text:c="16"/><text:span text:style-name="T7">fireball[i].set_posy(fireball[i].get_posy()+fireball[i].get_directiony()*5);</text:span></text:p>
      <text:p text:style-name="P6"><text:s text:c="16"/>spriteFireball_mage.setPosition(fireball[i].get_posx(), fireball[i].get_posy());</text:p>
      <text:p text:style-name="P1"><text:s text:c="16"/><text:span text:style-name="T1">//Si la boule de feu sort de la zone, elle est détruite et on actualise le tableau</text:span></text:p>
      <text:p text:style-name="P1"><text:s text:c="16"/><text:span text:style-name="T7">if ((fireball[i].get_posx()&gt;600 || fireball[i].get_posy()&gt;600) || (fireball[i].get_posx()&lt;0 || fireball[i].get_posy()&lt;0))</text:span></text:p>
      <text:p text:style-name="P6"><text:s text:c="16"/>{</text:p>
      <text:p text:style-name="P6"><text:s text:c="20"/>fireball[i].~Fireball();</text:p>
      <text:p text:style-name="P6"><text:s text:c="20"/>nbboule--;</text:p>
      <text:p text:style-name="P6"><text:s text:c="20"/>for (j=i; j&lt;nbboule+1; j++)</text:p>
      <text:p text:style-name="P6"><text:s text:c="20"/>{</text:p>
      <text:p text:style-name="P6"><text:s text:c="24"/>fireball[j]=fireball[j+1];</text:p>
      <text:p text:style-name="P6"><text:s text:c="20"/>}</text:p>
      <text:p text:style-name="P6"><text:s text:c="16"/>}</text:p>
      <text:p text:style-name="P6"><text:s text:c="16"/>fenetre-&gt;draw(spriteFireball_mage);</text:p>
      <text:p text:style-name="P6"><text:s text:c="12"/>}</text:p>
      <text:p text:style-name="P6"/>
      <text:p text:style-name="P6"><text:s text:c="8"/>}</text:p>
      <text:p text:style-name="P1"><text:s text:c="8"/>/*<text:span text:style-name="T7">if (slime_etat==1)</text:span></text:p>
      <text:p text:style-name="P6"><text:s text:c="12"/>slime_etat=0;</text:p>
      <text:p text:style-name="P6"><text:s text:c="8"/>else if (slime_etat==0)</text:p>
      <text:p text:style-name="P6"><text:s text:c="12"/>slime_etat=1;</text:p>
      <text:p text:style-name="P6"><text:s text:c="8"/>slimeStep-=1;</text:p>
      <text:p text:style-name="P6"><text:s text:c="8"/>if(slimeStep&lt;=0)</text:p>
      <text:p text:style-name="P6"><text:s text:c="8"/>{</text:p>
      <text:p text:style-name="P6"><text:s text:c="12"/>slimeStep=3;</text:p>
      <text:p text:style-name="P1"><text:span text:style-name="T7"><text:s text:c="8"/>}</text:span>*/</text:p>
      <text:p text:style-name="P1"/>
      <text:p text:style-name="P1"><text:s text:c="8"/><text:span text:style-name="T6">fenetre-&gt;draw(spriteTexture);</text:span></text:p>
      <text:p text:style-name="P7"><text:s text:c="8"/>fenetre-&gt;display();</text:p>
      <text:p text:style-name="P1"><text:s text:c="4"/><text:span text:style-name="T6">}</text:span></text:p>
      <text:p text:style-name="P7"><text:s text:c="4"/>spriteTexture.scale(sf::Vector2f(1.0f, 1.0f));</text:p>
      <text:p text:style-name="P7">}</text:p>
      <text:p text:style-name="P1"/>
      <text:p text:style-name="P1"/>
      <text:p text:style-name="P7">void Jouer(sf::Sprite tileset, sf::Sprite tileTexte, sf::RenderWindow *fenetre, char *nomMap, int *carte)</text:p>
      <text:p text:style-name="P7">{</text:p>
      <text:p text:style-name="P1"><text:s text:c="4"/><text:span text:style-name="T1">//On demande le nom de la map à l'utilisateur</text:span></text:p>
      <text:p text:style-name="P1"><text:s text:c="4"/><text:span text:style-name="T1">//exitVar passera a 1 quand le joueur aura choisi sa map</text:span></text:p>
      <text:p text:style-name="P1"><text:s text:c="4"/><text:span text:style-name="T6">int exitVar = 0;</text:span></text:p>
      <text:p text:style-name="P7"><text:s text:c="4"/>char informations[]="Entrez le nom de la map a charger";</text:p>
      <text:p text:style-name="P7"><text:s text:c="4"/>char astuce[]="La touche TAB ajoute le .map";</text:p>
      <text:p text:style-name="P7"><text:s text:c="4"/>while (exitVar == 0 and fenetre-&gt;isOpen())</text:p>
      <text:p text:style-name="P7"><text:s text:c="4"/>{</text:p>
      <text:p text:style-name="P7"><text:s text:c="8"/>char chemin[]="ressources/map/";</text:p>
      <text:p text:style-name="P7"><text:s text:c="8"/>fenetre-&gt;clear();</text:p>
      <text:p text:style-name="P7"><text:s text:c="8"/>MachineAEcrire(tileTexte, fenetre, informations, 30, 10, 0.6f);</text:p>
      <text:p text:style-name="P7"><text:s text:c="8"/>MachineAEcrire(tileTexte, fenetre, astuce, 40, 23, 0.6f);</text:p>
      <text:p text:style-name="P7"><text:s text:c="8"/>fenetre-&gt;display();</text:p>
      <text:p text:style-name="P7"><text:s text:c="8"/>fenetre-&gt;clear();</text:p>
      <text:p text:style-name="P7"><text:s text:c="8"/>MachineAEcrire(tileTexte, fenetre, informations, 30, 10, 0.6f);</text:p>
      <text:p text:style-name="P7"><text:s text:c="8"/>MachineAEcrire(tileTexte, fenetre, astuce, 40, 23, 0.6f);</text:p>
      <text:p text:style-name="P7"><text:s text:c="8"/>fenetre-&gt;display();</text:p>
      <text:p text:style-name="P7"><text:s text:c="8"/>scanGraphique(nomMap, tileTexte, fenetre, 20,70, 0.6f);</text:p>
      <text:p text:style-name="P7"><text:s text:c="8"/>fenetre-&gt;display();</text:p>
      <text:p text:style-name="P1"><text:s text:c="8"/><text:span text:style-name="T1">//on ajoute le nom du dossier au nom de la map</text:span></text:p>
      <text:p text:style-name="P1"><text:s text:c="8"/><text:span text:style-name="T6">strcat(chemin, nomMap);</text:span></text:p>
      <text:p text:style-name="P7"><text:soft-page-break/><text:s text:c="8"/>FILE* fichierMap=NULL;</text:p>
      <text:p text:style-name="P7"><text:s text:c="8"/>fichierMap = fopen(chemin, "r");</text:p>
      <text:p text:style-name="P7"><text:s text:c="8"/>if(fichierMap==NULL)</text:p>
      <text:p text:style-name="P7"><text:s text:c="8"/>{</text:p>
      <text:p text:style-name="P7"><text:s text:c="12"/>printf("Impossible d'ouvrir le fichier\n");</text:p>
      <text:p text:style-name="P7"><text:s text:c="8"/>}</text:p>
      <text:p text:style-name="P7"><text:s text:c="8"/>else</text:p>
      <text:p text:style-name="P7"><text:s text:c="8"/>{</text:p>
      <text:p text:style-name="P7"><text:s text:c="12"/>int k=0;</text:p>
      <text:p text:style-name="P7"><text:s text:c="12"/>for(k=0; k&lt;100; k++)</text:p>
      <text:p text:style-name="P7"><text:s text:c="12"/>{</text:p>
      <text:p text:style-name="P7"><text:s text:c="16"/>carte[k]=(int)(fgetc(fichierMap)-48);</text:p>
      <text:p text:style-name="P7"><text:s text:c="12"/>}</text:p>
      <text:p text:style-name="P7"><text:s text:c="12"/>fclose(fichierMap);</text:p>
      <text:p text:style-name="P7"><text:s text:c="12"/>exitVar=1;</text:p>
      <text:p text:style-name="P7"><text:s text:c="8"/>}</text:p>
      <text:p text:style-name="P7"><text:s text:c="4"/>}</text:p>
      <text:p text:style-name="P7">}</text:p>
      <text:p text:style-name="P1"/>
      <text:p text:style-name="P6">ennemy::ennemy() : e_vie(0), e_x(0), e_y(0), e_type(0), e_actif(0)</text:p>
      <text:p text:style-name="P6">{</text:p>
      <text:p text:style-name="P6"/>
      <text:p text:style-name="P6">}</text:p>
      <text:p text:style-name="P6"/>
      <text:p text:style-name="P6">ennemy::ennemy(int m_vie, int m_x, int m_y) : e_vie(m_vie), e_x(m_x), e_y(m_y), e_type(0), e_actif(0)</text:p>
      <text:p text:style-name="P6">{</text:p>
      <text:p text:style-name="P6"/>
      <text:p text:style-name="P6">}</text:p>
      <text:p text:style-name="P6"/>
      <text:p text:style-name="P6">void ennemy::setPosition(int m_x, int m_y)</text:p>
      <text:p text:style-name="P6">{</text:p>
      <text:p text:style-name="P6"><text:s text:c="4"/>e_x=m_x;</text:p>
      <text:p text:style-name="P6"><text:s text:c="4"/>e_y=m_y;</text:p>
      <text:p text:style-name="P6">}</text:p>
      <text:p text:style-name="P6"/>
      <text:p text:style-name="P6">int ennemy::getType()</text:p>
      <text:p text:style-name="P6">{</text:p>
      <text:p text:style-name="P6"><text:s text:c="4"/>return e_type;</text:p>
      <text:p text:style-name="P6">}</text:p>
      <text:p text:style-name="P6"/>
      <text:p text:style-name="P6">void ennemy::setType(int new_type)</text:p>
      <text:p text:style-name="P6">{</text:p>
      <text:p text:style-name="P6"><text:s text:c="4"/>e_type=new_type;</text:p>
      <text:p text:style-name="P6">}</text:p>
      <text:p text:style-name="P6"/>
      <text:p text:style-name="P6">void ennemy::setZone(int new_zone)</text:p>
      <text:p text:style-name="P6">{</text:p>
      <text:p text:style-name="P6"><text:s text:c="4"/>e_zone=new_zone;</text:p>
      <text:p text:style-name="P6">}</text:p>
      <text:p text:style-name="P1"/>
      <text:p text:style-name="P6">int ennemy::getZone()</text:p>
      <text:p text:style-name="P6">{</text:p>
      <text:p text:style-name="P6"><text:s text:c="4"/>return e_zone;</text:p>
      <text:p text:style-name="P6">}</text:p>
      <text:p text:style-name="P6"/>
      <text:p text:style-name="P6">int ennemy::get_x()</text:p>
      <text:p text:style-name="P6">{</text:p>
      <text:p text:style-name="P6"><text:s text:c="4"/>return e_x;</text:p>
      <text:p text:style-name="P6">}</text:p>
      <text:p text:style-name="P6"/>
      <text:p text:style-name="P6">int ennemy::get_y()</text:p>
      <text:p text:style-name="P6"><text:soft-page-break/>{</text:p>
      <text:p text:style-name="P6"><text:s text:c="4"/>return e_y;</text:p>
      <text:p text:style-name="P6">}</text:p>
      <text:p text:style-name="P6"/>
      <text:p text:style-name="P6">void ennemy::setActif(int m_actif)</text:p>
      <text:p text:style-name="P6">{</text:p>
      <text:p text:style-name="P6"><text:s text:c="4"/>e_actif=m_actif;</text:p>
      <text:p text:style-name="P6">}</text:p>
      <text:p text:style-name="P6"/>
      <text:p text:style-name="P6">int ennemy::isActif()</text:p>
      <text:p text:style-name="P6">{</text:p>
      <text:p text:style-name="P6"><text:s text:c="4"/>return e_actif;</text:p>
      <text:p text:style-name="P6">}</text:p>
      <text:p text:style-name="P1"/>
      <text:p text:style-name="P5">//Fonction pour les collisions</text:p>
      <text:p text:style-name="P6">bool collision_haut (int posx_p, int posy_p, int posx_ia, int posy_ia, int largeur_p, int hauteur_p, int largeur_ia, int hauteur_ia)</text:p>
      <text:p text:style-name="P6">{</text:p>
      <text:p text:style-name="P1"><text:s text:c="4"/><text:span text:style-name="T1">//Test si p est bloqué vers le haut par ia</text:span></text:p>
      <text:p text:style-name="P1"><text:s text:c="4"/><text:span text:style-name="T7">if (posy_p&lt;=posy_ia+hauteur_ia &amp;&amp; posx_p+largeur_p&gt;=posx_ia &amp;&amp; posx_p&lt;=posx_ia+largeur_ia &amp;&amp; posy_p&gt;=posy_ia+hauteur_ia-1)</text:span></text:p>
      <text:p text:style-name="P6"><text:s text:c="8"/>return true;</text:p>
      <text:p text:style-name="P6"><text:s text:c="4"/>else</text:p>
      <text:p text:style-name="P6"><text:s text:c="8"/>return false;</text:p>
      <text:p text:style-name="P6">}</text:p>
      <text:p text:style-name="P1"/>
      <text:p text:style-name="P6">bool collision_bas (int posx_p, int posy_p, int posx_ia, int posy_ia, int largeur_p, int hauteur_p, int largeur_ia, int hauteur_ia)</text:p>
      <text:p text:style-name="P6">{</text:p>
      <text:p text:style-name="P1"><text:s text:c="4"/><text:span text:style-name="T1">//Test si p est bloqué vers le bas par ia</text:span></text:p>
      <text:p text:style-name="P1"><text:s text:c="4"/><text:span text:style-name="T7">if (posy_p+hauteur_p&gt;=posy_ia &amp;&amp; posx_p+largeur_p&gt;=posx_ia &amp;&amp; posx_p&lt;=posx_ia+largeur_ia &amp;&amp; posy_p+hauteur_p&lt;=posy_ia+1)</text:span></text:p>
      <text:p text:style-name="P6"><text:s text:c="8"/>return true;</text:p>
      <text:p text:style-name="P6"><text:s text:c="4"/>else</text:p>
      <text:p text:style-name="P6"><text:s text:c="8"/>return false;</text:p>
      <text:p text:style-name="P6">}</text:p>
      <text:p text:style-name="P6"/>
      <text:p text:style-name="P6">bool collision_droite (int posx_p, int posy_p, int posx_ia, int posy_ia, int largeur_p, int hauteur_p, int largeur_ia, int hauteur_ia)</text:p>
      <text:p text:style-name="P6">{</text:p>
      <text:p text:style-name="P1"><text:s text:c="4"/><text:span text:style-name="T1">//Test si p est bloqué à droite par ia</text:span></text:p>
      <text:p text:style-name="P1"><text:s text:c="4"/><text:span text:style-name="T7">if (posx_p+largeur_p&gt;=posx_ia &amp;&amp; posy_p+hauteur_p&gt;=posy_ia &amp;&amp; posx_p+largeur_p&lt;=posx_ia+1 &amp;&amp; posy_p&lt;=posy_ia+hauteur_ia)</text:span></text:p>
      <text:p text:style-name="P6"><text:s text:c="8"/>return true;</text:p>
      <text:p text:style-name="P6"><text:s text:c="4"/>else</text:p>
      <text:p text:style-name="P6"><text:s text:c="8"/>return false;</text:p>
      <text:p text:style-name="P6">}</text:p>
      <text:p text:style-name="P6"/>
      <text:p text:style-name="P6">bool collision_gauche (int posx_p, int posy_p, int posx_ia, int posy_ia, int largeur_p, int hauteur_p, int largeur_ia, int hauteur_ia)</text:p>
      <text:p text:style-name="P6">{</text:p>
      <text:p text:style-name="P1"><text:s text:c="4"/><text:span text:style-name="T1">//Test si p est bloqué à gauche par ia</text:span></text:p>
      <text:p text:style-name="P1"><text:s text:c="4"/><text:span text:style-name="T7">if (posx_p&lt;=posx_ia+largeur_ia &amp;&amp; posx_p&gt;=posx_ia+largeur_ia-1 &amp;&amp; posy_p+hauteur_p&gt;=posy_ia &amp;&amp; posy_p&lt;=posy_ia+hauteur_ia)</text:span></text:p>
      <text:p text:style-name="P6"><text:s text:c="8"/>return true;</text:p>
      <text:p text:style-name="P6"><text:s text:c="4"/>else</text:p>
      <text:p text:style-name="P6"><text:s text:c="8"/>return false;</text:p>
      <text:p text:style-name="P6">}</text:p>
      <text:p text:style-name="P6"/>
      <text:p text:style-name="P6">void ennemy::changePas(int m_pas)</text:p>
      <text:p text:style-name="P6">{</text:p>
      <text:p text:style-name="P6"><text:s text:c="4"/>e_pas=m_pas;</text:p>
      <text:p text:style-name="P6"><text:soft-page-break/>}</text:p>
      <text:p text:style-name="P6"/>
      <text:p text:style-name="P6">int ennemy::getPas()</text:p>
      <text:p text:style-name="P6">{</text:p>
      <text:p text:style-name="P6"><text:s text:c="4"/>return e_pas;</text:p>
      <text:p text:style-name="P6">}</text:p>
      <text:p text:style-name="P1"/>
      <text:p text:style-name="P7">heros::heros() : h_x(0), h_y(0), h_speed(0), h_life(0), h_angle(0), h_walkStep(0), h_isSlash(0)</text:p>
      <text:p text:style-name="P7">{</text:p>
      <text:p text:style-name="P7"/>
      <text:p text:style-name="P7">}</text:p>
      <text:p text:style-name="P7"/>
      <text:p text:style-name="P7">heros::heros(int m_x, int m_y, int m_speed, int m_life) : h_x(m_x), h_y(m_y), h_speed(m_speed), h_life(m_life), h_angle(0), h_walkStep(0), h_isSlash(0)</text:p>
      <text:p text:style-name="P7">{</text:p>
      <text:p text:style-name="P7"/>
      <text:p text:style-name="P7">}</text:p>
      <text:p text:style-name="P7"/>
      <text:p text:style-name="P7">void heros::setPosition(int m_x, int m_y)</text:p>
      <text:p text:style-name="P7">{</text:p>
      <text:p text:style-name="P7"><text:s text:c="4"/>h_x=m_x;</text:p>
      <text:p text:style-name="P7"><text:s text:c="4"/>h_y=m_y;</text:p>
      <text:p text:style-name="P7">}</text:p>
      <text:p text:style-name="P7"/>
      <text:p text:style-name="P7">void heros::setX(int m_x)</text:p>
      <text:p text:style-name="P7">{</text:p>
      <text:p text:style-name="P7"><text:s text:c="4"/>h_x=m_x;</text:p>
      <text:p text:style-name="P7">}</text:p>
      <text:p text:style-name="P7"/>
      <text:p text:style-name="P7">void heros::setY(int m_y)</text:p>
      <text:p text:style-name="P7">{</text:p>
      <text:p text:style-name="P7"><text:s text:c="4"/>h_y=m_y;</text:p>
      <text:p text:style-name="P7">}</text:p>
      <text:p text:style-name="P1"/>
      <text:p text:style-name="P7">void heros::setSpeed(int m_speed)</text:p>
      <text:p text:style-name="P7">{</text:p>
      <text:p text:style-name="P7"><text:s text:c="4"/>h_speed=m_speed;</text:p>
      <text:p text:style-name="P7">}</text:p>
      <text:p text:style-name="P7"/>
      <text:p text:style-name="P7">void heros::setLife(int m_life)</text:p>
      <text:p text:style-name="P7">{</text:p>
      <text:p text:style-name="P7"><text:s text:c="4"/>h_life=m_life;</text:p>
      <text:p text:style-name="P7">}</text:p>
      <text:p text:style-name="P7"/>
      <text:p text:style-name="P7">void heros::findAngle(int mouse_x, int mouse_y)</text:p>
      <text:p text:style-name="P7">{</text:p>
      <text:p text:style-name="P7"><text:s text:c="4"/>h_angle=atan2((h_y-mouse_y),(h_x-mouse_x));</text:p>
      <text:p text:style-name="P7">}</text:p>
      <text:p text:style-name="P7"/>
      <text:p text:style-name="P7">void heros::setWalkStep(int m_walkStep)</text:p>
      <text:p text:style-name="P7">{</text:p>
      <text:p text:style-name="P7"><text:s text:c="4"/>m_walkStep=h_walkStep;</text:p>
      <text:p text:style-name="P7">}</text:p>
      <text:p text:style-name="P7"/>
      <text:p text:style-name="P7">void heros::setIsSlash(int m_slash)</text:p>
      <text:p text:style-name="P7">{</text:p>
      <text:p text:style-name="P7"><text:s text:c="4"/>if(h_isSlash&lt;=0)</text:p>
      <text:p text:style-name="P7"><text:s text:c="8"/>h_isSlash=m_slash;</text:p>
      <text:p text:style-name="P7">}</text:p>
      <text:p text:style-name="P1"/>
      <text:p text:style-name="P7">int heros::getX()</text:p>
      <text:p text:style-name="P7"><text:soft-page-break/>{</text:p>
      <text:p text:style-name="P7"><text:s text:c="4"/>return h_x;</text:p>
      <text:p text:style-name="P7">}</text:p>
      <text:p text:style-name="P7"/>
      <text:p text:style-name="P7">int heros::getY()</text:p>
      <text:p text:style-name="P7">{</text:p>
      <text:p text:style-name="P7"><text:s text:c="4"/>return h_y;</text:p>
      <text:p text:style-name="P7">}</text:p>
      <text:p text:style-name="P7"/>
      <text:p text:style-name="P7">int heros::getSpeed()</text:p>
      <text:p text:style-name="P7">{</text:p>
      <text:p text:style-name="P1"><text:span text:style-name="T6"><text:s text:c="4"/>return h_speed;</text:span></text:p>
      <text:p text:style-name="P7">}</text:p>
      <text:p text:style-name="P7"/>
      <text:p text:style-name="P7">int heros::getLife()</text:p>
      <text:p text:style-name="P7">{</text:p>
      <text:p text:style-name="P7"><text:s text:c="4"/>return h_life;</text:p>
      <text:p text:style-name="P7">}</text:p>
      <text:p text:style-name="P7"/>
      <text:p text:style-name="P7">float heros::getAngle()</text:p>
      <text:p text:style-name="P7">{</text:p>
      <text:p text:style-name="P7"><text:s text:c="4"/>return h_angle;</text:p>
      <text:p text:style-name="P7">}</text:p>
      <text:p text:style-name="P7"/>
      <text:p text:style-name="P7">int heros::getWalkStep()</text:p>
      <text:p text:style-name="P7">{</text:p>
      <text:p text:style-name="P7"><text:s text:c="4"/>return h_walkStep;</text:p>
      <text:p text:style-name="P1">}</text:p>
      <text:p text:style-name="P1"/>
      <text:p text:style-name="P7">int heros::getSlashStep()</text:p>
      <text:p text:style-name="P7">{</text:p>
      <text:p text:style-name="P7"><text:s text:c="4"/>return h_isSlash;</text:p>
      <text:p text:style-name="P7">}</text:p>
      <text:p text:style-name="P7"/>
      <text:p text:style-name="P7">void heros::walkX(int m_x)</text:p>
      <text:p text:style-name="P7">{</text:p>
      <text:p text:style-name="P7"><text:s text:c="4"/>if(h_isSlash&gt;0)</text:p>
      <text:p text:style-name="P7"><text:s text:c="4"/>{</text:p>
      <text:p text:style-name="P7"><text:s text:c="8"/>h_isSlash-=1;</text:p>
      <text:p text:style-name="P7"><text:s text:c="8"/>if(h_isSlash&gt;200)</text:p>
      <text:p text:style-name="P7"><text:s text:c="8"/>{</text:p>
      <text:p text:style-name="P7"><text:s text:c="12"/>h_speed=40;</text:p>
      <text:p text:style-name="P7"><text:s text:c="8"/>}</text:p>
      <text:p text:style-name="P7"><text:s text:c="8"/>else</text:p>
      <text:p text:style-name="P7"><text:s text:c="8"/>{</text:p>
      <text:p text:style-name="P7"><text:s text:c="12"/>h_speed=3;</text:p>
      <text:p text:style-name="P7"><text:s text:c="8"/>}</text:p>
      <text:p text:style-name="P7"><text:s text:c="4"/>}</text:p>
      <text:p text:style-name="P7"><text:s text:c="4"/>if(m_x&gt;0)</text:p>
      <text:p text:style-name="P7"><text:s text:c="4"/>{</text:p>
      <text:p text:style-name="P7"><text:s text:c="8"/>if(h_walkStep==6)</text:p>
      <text:p text:style-name="P7"><text:s text:c="8"/>{</text:p>
      <text:p text:style-name="P7"><text:s text:c="12"/>h_walkStep=7;</text:p>
      <text:p text:style-name="P7"><text:s text:c="8"/>}</text:p>
      <text:p text:style-name="P7"><text:s text:c="8"/>else</text:p>
      <text:p text:style-name="P7"><text:s text:c="8"/>{</text:p>
      <text:p text:style-name="P7"><text:s text:c="12"/>h_walkStep=6;</text:p>
      <text:p text:style-name="P7"><text:s text:c="8"/>}</text:p>
      <text:p text:style-name="P7"><text:s text:c="4"/>}</text:p>
      <text:p text:style-name="P7"><text:s text:c="4"/>else</text:p>
      <text:p text:style-name="P7"><text:s text:c="4"/>{</text:p>
      <text:p text:style-name="P7"><text:s text:c="8"/>if(h_walkStep==4)</text:p>
      <text:p text:style-name="P1"><text:soft-page-break/><text:s text:c="7"/><text:span text:style-name="T6"><text:s/>{</text:span></text:p>
      <text:p text:style-name="P7"><text:s text:c="12"/>h_walkStep=5;</text:p>
      <text:p text:style-name="P7"><text:s text:c="8"/>}</text:p>
      <text:p text:style-name="P7"><text:s text:c="8"/>else</text:p>
      <text:p text:style-name="P7"><text:s text:c="8"/>{</text:p>
      <text:p text:style-name="P7"><text:s text:c="12"/>h_walkStep=4;</text:p>
      <text:p text:style-name="P7"><text:s text:c="8"/>}</text:p>
      <text:p text:style-name="P7"><text:s text:c="4"/>}</text:p>
      <text:p text:style-name="P7"><text:s text:c="4"/>h_x+=m_x;</text:p>
      <text:p text:style-name="P7">}</text:p>
      <text:p text:style-name="P7"/>
      <text:p text:style-name="P7">void heros::walkY(int m_y)</text:p>
      <text:p text:style-name="P7">{</text:p>
      <text:p text:style-name="P7"><text:s text:c="4"/>if(h_isSlash&gt;0)</text:p>
      <text:p text:style-name="P7"><text:s text:c="4"/>{</text:p>
      <text:p text:style-name="P7"><text:s text:c="8"/>h_isSlash-=1;</text:p>
      <text:p text:style-name="P7"><text:s text:c="8"/>if(h_isSlash&gt;200)</text:p>
      <text:p text:style-name="P7"><text:s text:c="8"/>{</text:p>
      <text:p text:style-name="P7"><text:s text:c="12"/>h_speed=40;</text:p>
      <text:p text:style-name="P7"><text:s text:c="8"/>}</text:p>
      <text:p text:style-name="P7"><text:s text:c="8"/>else</text:p>
      <text:p text:style-name="P7"><text:s text:c="8"/>{</text:p>
      <text:p text:style-name="P7"><text:s text:c="12"/>h_speed=3;</text:p>
      <text:p text:style-name="P7"><text:s text:c="8"/>}</text:p>
      <text:p text:style-name="P7"><text:s text:c="4"/>}</text:p>
      <text:p text:style-name="P7"><text:s text:c="4"/>if(m_y&gt;0)</text:p>
      <text:p text:style-name="P1"><text:s text:c="4"/><text:span text:style-name="T6">{</text:span></text:p>
      <text:p text:style-name="P7"><text:s text:c="8"/>if(h_walkStep==0)</text:p>
      <text:p text:style-name="P7"><text:s text:c="8"/>{</text:p>
      <text:p text:style-name="P7"><text:s text:c="12"/>h_walkStep=1;</text:p>
      <text:p text:style-name="P7"><text:s text:c="8"/>}</text:p>
      <text:p text:style-name="P7"><text:s text:c="8"/>else</text:p>
      <text:p text:style-name="P7"><text:s text:c="8"/>{</text:p>
      <text:p text:style-name="P7"><text:s text:c="12"/>h_walkStep=0;</text:p>
      <text:p text:style-name="P7"><text:s text:c="8"/>}</text:p>
      <text:p text:style-name="P7"><text:s text:c="4"/>}</text:p>
      <text:p text:style-name="P7"><text:s text:c="4"/>else</text:p>
      <text:p text:style-name="P7"><text:s text:c="4"/>{</text:p>
      <text:p text:style-name="P7"><text:s text:c="8"/>if(h_walkStep==2)</text:p>
      <text:p text:style-name="P7"><text:s text:c="8"/>{</text:p>
      <text:p text:style-name="P7"><text:s text:c="12"/>h_walkStep=3;</text:p>
      <text:p text:style-name="P7"><text:s text:c="8"/>}</text:p>
      <text:p text:style-name="P7"><text:s text:c="8"/>else</text:p>
      <text:p text:style-name="P7"><text:s text:c="8"/>{</text:p>
      <text:p text:style-name="P7"><text:s text:c="12"/>h_walkStep=2;</text:p>
      <text:p text:style-name="P7"><text:s text:c="8"/>}</text:p>
      <text:p text:style-name="P7"><text:s text:c="4"/>}</text:p>
      <text:p text:style-name="P7"><text:s text:c="4"/>h_y+=m_y;</text:p>
      <text:p text:style-name="P7">}</text:p>
      <text:p text:style-name="P7"/>
      <text:p text:style-name="P7">void setTexureRectNinja(sf::Sprite* spriteGeneral, int ninjaWalkStep, int slash)</text:p>
      <text:p text:style-name="P7">{</text:p>
      <text:p text:style-name="P1"><text:s text:c="4"/><text:span text:style-name="T1">//On change la texture du ninja selon si il dash et sa direction</text:span></text:p>
      <text:p text:style-name="P1"><text:s text:c="4"/><text:span text:style-name="T6">if(slash&lt;200)</text:span></text:p>
      <text:p text:style-name="P7"><text:s text:c="4"/>{</text:p>
      <text:p text:style-name="P7"><text:s text:c="8"/>switch(ninjaWalkStep)</text:p>
      <text:p text:style-name="P7"><text:s text:c="8"/>{</text:p>
      <text:p text:style-name="P7"><text:s text:c="8"/>case 0:</text:p>
      <text:p text:style-name="P7"><text:s text:c="12"/>spriteGeneral-&gt;setTextureRect(sf::IntRect(60, 0, 20, 20));</text:p>
      <text:p text:style-name="P7"><text:s text:c="12"/>break;</text:p>
      <text:p text:style-name="P7"><text:s text:c="8"/>case 1:</text:p>
      <text:p text:style-name="P7"><text:s text:c="12"/>spriteGeneral-&gt;setTextureRect(sf::IntRect(80, 0, 20, 20));</text:p>
      <text:p text:style-name="P7"><text:soft-page-break/><text:s text:c="12"/>break;</text:p>
      <text:p text:style-name="P7"><text:s text:c="8"/>case 2:</text:p>
      <text:p text:style-name="P7"><text:s text:c="12"/>spriteGeneral-&gt;setTextureRect(sf::IntRect(60, 20, 20, 20));</text:p>
      <text:p text:style-name="P7"><text:s text:c="12"/>break;</text:p>
      <text:p text:style-name="P7"><text:s text:c="8"/>case 3:</text:p>
      <text:p text:style-name="P7"><text:s text:c="12"/>spriteGeneral-&gt;setTextureRect(sf::IntRect(80, 20, 20, 20));</text:p>
      <text:p text:style-name="P7"><text:s text:c="12"/>break;</text:p>
      <text:p text:style-name="P7"><text:s text:c="8"/>case 4:</text:p>
      <text:p text:style-name="P1"><text:span text:style-name="T6"><text:s text:c="12"/>spriteGeneral-&gt;setTextureRect(sf::IntRect(80, 0, -20, 20));</text:span></text:p>
      <text:p text:style-name="P7"><text:s text:c="12"/>break;</text:p>
      <text:p text:style-name="P7"><text:s text:c="8"/>case 5:</text:p>
      <text:p text:style-name="P7"><text:s text:c="12"/>spriteGeneral-&gt;setTextureRect(sf::IntRect(80, 0, -20, 20));</text:p>
      <text:p text:style-name="P7"><text:s text:c="12"/>break;</text:p>
      <text:p text:style-name="P7"><text:s text:c="8"/>case 6:</text:p>
      <text:p text:style-name="P7"><text:s text:c="12"/>spriteGeneral-&gt;setTextureRect(sf::IntRect(60, 0, 20, 20));</text:p>
      <text:p text:style-name="P7"><text:s text:c="12"/>break;</text:p>
      <text:p text:style-name="P7"><text:s text:c="8"/>case 7:</text:p>
      <text:p text:style-name="P7"><text:s text:c="12"/>spriteGeneral-&gt;setTextureRect(sf::IntRect(80, 0, 20, 20));</text:p>
      <text:p text:style-name="P7"><text:s text:c="12"/>break;</text:p>
      <text:p text:style-name="P7"><text:s text:c="8"/>default:</text:p>
      <text:p text:style-name="P7"><text:s text:c="12"/>spriteGeneral-&gt;setTextureRect(sf::IntRect(60, 0, 20, 20));</text:p>
      <text:p text:style-name="P7"><text:s text:c="12"/>break;</text:p>
      <text:p text:style-name="P7"><text:s text:c="8"/>}</text:p>
      <text:p text:style-name="P7"><text:s text:c="4"/>}</text:p>
      <text:p text:style-name="P7"><text:s text:c="4"/>else</text:p>
      <text:p text:style-name="P7"><text:s text:c="4"/>{</text:p>
      <text:p text:style-name="P7"><text:s text:c="8"/>switch(ninjaWalkStep)</text:p>
      <text:p text:style-name="P7"><text:s text:c="8"/>{</text:p>
      <text:p text:style-name="P1"><text:s text:c="8"/><text:span text:style-name="T6">case 0:</text:span></text:p>
      <text:p text:style-name="P7"><text:s text:c="12"/>spriteGeneral-&gt;setTextureRect(sf::IntRect(120, 20, 20, 20));</text:p>
      <text:p text:style-name="P7"><text:s text:c="12"/>break;</text:p>
      <text:p text:style-name="P7"><text:s text:c="8"/>case 1:</text:p>
      <text:p text:style-name="P7"><text:s text:c="12"/>spriteGeneral-&gt;setTextureRect(sf::IntRect(120, 20, 20, 20));</text:p>
      <text:p text:style-name="P7"><text:s text:c="12"/>break;</text:p>
      <text:p text:style-name="P7"><text:s text:c="8"/>case 2:</text:p>
      <text:p text:style-name="P7"><text:s text:c="12"/>spriteGeneral-&gt;setTextureRect(sf::IntRect(100, 20, 20, 20));</text:p>
      <text:p text:style-name="P7"><text:s text:c="12"/>break;</text:p>
      <text:p text:style-name="P7"><text:s text:c="8"/>case 3:</text:p>
      <text:p text:style-name="P7"><text:s text:c="12"/>spriteGeneral-&gt;setTextureRect(sf::IntRect(100, 20, 20, 20));</text:p>
      <text:p text:style-name="P7"><text:s text:c="12"/>break;</text:p>
      <text:p text:style-name="P7"><text:s text:c="8"/>case 4:</text:p>
      <text:p text:style-name="P7"><text:s text:c="12"/>spriteGeneral-&gt;setTextureRect(sf::IntRect(120, 0, -20, 20));</text:p>
      <text:p text:style-name="P7"><text:s text:c="12"/>break;</text:p>
      <text:p text:style-name="P7"><text:s text:c="8"/>case 5:</text:p>
      <text:p text:style-name="P7"><text:s text:c="12"/>spriteGeneral-&gt;setTextureRect(sf::IntRect(120, 0, -20, 20));</text:p>
      <text:p text:style-name="P7"><text:s text:c="12"/>break;</text:p>
      <text:p text:style-name="P7"><text:s text:c="8"/>case 6:</text:p>
      <text:p text:style-name="P7"><text:s text:c="12"/>spriteGeneral-&gt;setTextureRect(sf::IntRect(100, 0, 20, 20));</text:p>
      <text:p text:style-name="P7"><text:s text:c="12"/>break;</text:p>
      <text:p text:style-name="P7"><text:s text:c="8"/>case 7:</text:p>
      <text:p text:style-name="P7"><text:s text:c="12"/>spriteGeneral-&gt;setTextureRect(sf::IntRect(100, 0, 20, 20));</text:p>
      <text:p text:style-name="P7"><text:s text:c="12"/>break;</text:p>
      <text:p text:style-name="P7"><text:s text:c="8"/>default:</text:p>
      <text:p text:style-name="P7"><text:s text:c="12"/>spriteGeneral-&gt;setTextureRect(sf::IntRect(120, 20, 20, 20));</text:p>
      <text:p text:style-name="P7"><text:s text:c="12"/>break;</text:p>
      <text:p text:style-name="P7"><text:s text:c="8"/>}</text:p>
      <text:p text:style-name="P7"><text:s text:c="4"/>}</text:p>
      <text:p text:style-name="P7">}</text:p>
      <text:p text:style-name="P1"/>
      <text:p text:style-name="P7">void writeDebugMap(int ninjaX, int ninjaY, int*plan)</text:p>
      <text:p text:style-name="P7">{</text:p>
      <text:p text:style-name="P7"><text:s text:c="4"/>printf("map : \n\n");</text:p>
      <text:p text:style-name="P7"><text:soft-page-break/></text:p>
      <text:p text:style-name="P7"><text:s text:c="4"/>int i=0;</text:p>
      <text:p text:style-name="P7"><text:s text:c="4"/>int j=0;</text:p>
      <text:p text:style-name="P7"><text:s text:c="4"/>int posX=ninjaX/60;</text:p>
      <text:p text:style-name="P7"><text:s text:c="4"/>int posY=ninjaY/60;</text:p>
      <text:p text:style-name="P7"><text:s text:c="4"/>int numCase=0;</text:p>
      <text:p text:style-name="P7"/>
      <text:p text:style-name="P7"><text:s text:c="4"/>for (i=0; i&lt;10; i++)</text:p>
      <text:p text:style-name="P7"><text:s text:c="4"/>{</text:p>
      <text:p text:style-name="P7"><text:s text:c="8"/>for(j=0; j&lt;10; j++)</text:p>
      <text:p text:style-name="P7"><text:s text:c="8"/>{</text:p>
      <text:p text:style-name="P7"><text:s text:c="12"/>numCase=j+i*10;</text:p>
      <text:p text:style-name="P7"><text:s text:c="12"/>numCase=plan[numCase];</text:p>
      <text:p text:style-name="P7"><text:s text:c="12"/>if(posX==j &amp;&amp; posY==i)</text:p>
      <text:p text:style-name="P7"><text:s text:c="12"/>{</text:p>
      <text:p text:style-name="P7"><text:s text:c="16"/>printf(" <text:s/>n ");</text:p>
      <text:p text:style-name="P7"><text:s text:c="12"/>}</text:p>
      <text:p text:style-name="P7"><text:s text:c="12"/>else</text:p>
      <text:p text:style-name="P1"><text:s text:c="12"/><text:span text:style-name="T6">{</text:span></text:p>
      <text:p text:style-name="P7"><text:s text:c="16"/>if(numCase&lt;10)</text:p>
      <text:p text:style-name="P7"><text:s text:c="16"/>{</text:p>
      <text:p text:style-name="P7"><text:s text:c="20"/>printf(" <text:s/>%i ", numCase);</text:p>
      <text:p text:style-name="P7"><text:s text:c="16"/>}</text:p>
      <text:p text:style-name="P7"><text:s text:c="16"/>else</text:p>
      <text:p text:style-name="P7"><text:s text:c="16"/>{</text:p>
      <text:p text:style-name="P7"><text:s text:c="20"/>printf(" %i ", numCase);</text:p>
      <text:p text:style-name="P7"><text:s text:c="16"/>}</text:p>
      <text:p text:style-name="P7"><text:s text:c="12"/>}</text:p>
      <text:p text:style-name="P7"><text:s text:c="8"/>}</text:p>
      <text:p text:style-name="P7"><text:s text:c="8"/>printf("\n");</text:p>
      <text:p text:style-name="P7"><text:s text:c="4"/>}</text:p>
      <text:p text:style-name="P7"/>
      <text:p text:style-name="P7"><text:s text:c="4"/>printf("\n---------------------\n");</text:p>
      <text:p text:style-name="P7">}</text:p>
      <text:p text:style-name="P7"/>
      <text:p text:style-name="P7">int collisionNinjaMur(int ninjaX, int ninjaY, int* plan, int direction)</text:p>
      <text:p text:style-name="P7">{</text:p>
      <text:p text:style-name="P1"><text:s text:c="4"/><text:span text:style-name="T1">//On test les collisions tout autour du ninja</text:span></text:p>
      <text:p text:style-name="P1"><text:s text:c="4"/><text:span text:style-name="T6">int tailleCase = 60;</text:span></text:p>
      <text:p text:style-name="P7"><text:s text:c="4"/>int nbCase = 10;</text:p>
      <text:p text:style-name="P7"><text:s text:c="4"/>int caseUP=plan[((ninjaX/tailleCase))+(((ninjaY-1)/tailleCase)*nbCase)];</text:p>
      <text:p text:style-name="P7"><text:s text:c="4"/>int caseDOWN=plan[((ninjaX)/tailleCase)+(((ninjaY+40)/tailleCase)*nbCase)];</text:p>
      <text:p text:style-name="P7"><text:s text:c="4"/>int caseLEFT=plan[((ninjaX-1)/tailleCase)+((ninjaY/tailleCase)*nbCase)];</text:p>
      <text:p text:style-name="P7"><text:s text:c="4"/>int caseRIGHT=plan[((ninjaX+40)/tailleCase)+((ninjaY/tailleCase)*nbCase)];</text:p>
      <text:p text:style-name="P7"><text:s text:c="4"/>int retour=0;</text:p>
      <text:p text:style-name="P7"><text:s text:c="4"/>int k=0;</text:p>
      <text:p text:style-name="P7"><text:s text:c="4"/>switch(direction)</text:p>
      <text:p text:style-name="P7"><text:s text:c="4"/>{</text:p>
      <text:p text:style-name="P7"><text:s text:c="4"/>case 0:</text:p>
      <text:p text:style-name="P7"><text:s text:c="8"/>for(k=-9; k&lt;20; k++)</text:p>
      <text:p text:style-name="P7"><text:s text:c="8"/>{</text:p>
      <text:p text:style-name="P7"><text:s text:c="12"/>caseUP=plan[(((ninjaX+k)/tailleCase))+(((ninjaY-21)/tailleCase)*nbCase)];</text:p>
      <text:p text:style-name="P7"><text:s text:c="12"/>if(caseUP!=4 &amp;&amp; caseUP&lt;9)</text:p>
      <text:p text:style-name="P7"><text:s text:c="12"/>{</text:p>
      <text:p text:style-name="P7"><text:s text:c="16"/>retour=1;</text:p>
      <text:p text:style-name="P7"><text:s text:c="12"/>}</text:p>
      <text:p text:style-name="P7"><text:s text:c="12"/>if(((ninjaY-22)/tailleCase) &lt; 0)</text:p>
      <text:p text:style-name="P7"><text:s text:c="12"/>{</text:p>
      <text:p text:style-name="P7"><text:s text:c="16"/>retour = 1;</text:p>
      <text:p text:style-name="P7"><text:s text:c="12"/>}</text:p>
      <text:p text:style-name="P7"><text:s text:c="8"/>}</text:p>
      <text:p text:style-name="P7"><text:s text:c="8"/>break;</text:p>
      <text:p text:style-name="P1"><text:soft-page-break/><text:s text:c="4"/><text:span text:style-name="T6">case 1:</text:span></text:p>
      <text:p text:style-name="P7"><text:s text:c="8"/>for(k=-9; k&lt;10; k++)</text:p>
      <text:p text:style-name="P7"><text:s text:c="8"/>{</text:p>
      <text:p text:style-name="P7"><text:s text:c="12"/>caseDOWN=plan[((ninjaX+k)/tailleCase)+(((ninjaY+21)/tailleCase)*nbCase)];</text:p>
      <text:p text:style-name="P7"><text:s text:c="12"/>if(caseDOWN!=4 &amp;&amp; caseDOWN&lt;9)</text:p>
      <text:p text:style-name="P7"><text:s text:c="12"/>{</text:p>
      <text:p text:style-name="P7"><text:s text:c="16"/>retour= 1;</text:p>
      <text:p text:style-name="P7"><text:s text:c="12"/>}</text:p>
      <text:p text:style-name="P7"><text:s text:c="12"/>if(((ninjaY+22)/tailleCase) &gt;= nbCase)</text:p>
      <text:p text:style-name="P7"><text:s text:c="12"/>{</text:p>
      <text:p text:style-name="P7"><text:s text:c="16"/>retour = 1;</text:p>
      <text:p text:style-name="P7"><text:s text:c="12"/>}</text:p>
      <text:p text:style-name="P7"><text:s text:c="8"/>}</text:p>
      <text:p text:style-name="P7"><text:s text:c="8"/>break;</text:p>
      <text:p text:style-name="P7"><text:s text:c="4"/>case 2:</text:p>
      <text:p text:style-name="P7"><text:s text:c="8"/>for(k=-20; k&lt;20; k++)</text:p>
      <text:p text:style-name="P7"><text:s text:c="8"/>{</text:p>
      <text:p text:style-name="P7"><text:s text:c="12"/>caseLEFT=plan[((ninjaX-10)/tailleCase)+(((ninjaY+k)/tailleCase)*nbCase)];</text:p>
      <text:p text:style-name="P7"><text:s text:c="12"/>if(caseLEFT!=4 &amp;&amp; caseLEFT&lt;9)</text:p>
      <text:p text:style-name="P7"><text:s text:c="12"/>{</text:p>
      <text:p text:style-name="P7"><text:s text:c="16"/>retour= 1;</text:p>
      <text:p text:style-name="P7"><text:s text:c="12"/>}</text:p>
      <text:p text:style-name="P7"><text:s text:c="12"/>if(((ninjaX-11)/tailleCase) &lt; 0)</text:p>
      <text:p text:style-name="P7"><text:s text:c="12"/>{</text:p>
      <text:p text:style-name="P7"><text:s text:c="16"/>retour = 1;</text:p>
      <text:p text:style-name="P7"><text:s text:c="12"/>}</text:p>
      <text:p text:style-name="P7"><text:s text:c="8"/>}</text:p>
      <text:p text:style-name="P7"><text:s text:c="8"/>break;</text:p>
      <text:p text:style-name="P7"><text:s text:c="4"/>case 3:</text:p>
      <text:p text:style-name="P7"><text:s text:c="8"/>for(k=-20; k&lt;20; k++)</text:p>
      <text:p text:style-name="P7"><text:s text:c="8"/>{</text:p>
      <text:p text:style-name="P1"><text:s text:c="12"/><text:span text:style-name="T6">caseRIGHT=plan[((ninjaX+10)/tailleCase)+(((ninjaY+k)/tailleCase)*nbCase)];</text:span></text:p>
      <text:p text:style-name="P7"><text:s text:c="12"/>if(caseRIGHT!=4 &amp;&amp; caseRIGHT&lt;9)</text:p>
      <text:p text:style-name="P7"><text:s text:c="12"/>{</text:p>
      <text:p text:style-name="P7"><text:s text:c="16"/>retour= 1;</text:p>
      <text:p text:style-name="P7"><text:s text:c="12"/>}</text:p>
      <text:p text:style-name="P7"><text:s text:c="12"/>if(((ninjaX+11)/tailleCase) &gt;= nbCase)</text:p>
      <text:p text:style-name="P7"><text:s text:c="12"/>{</text:p>
      <text:p text:style-name="P7"><text:s text:c="16"/>retour = 1;</text:p>
      <text:p text:style-name="P7"><text:s text:c="12"/>}</text:p>
      <text:p text:style-name="P7"><text:s text:c="8"/>}</text:p>
      <text:p text:style-name="P7"><text:s text:c="8"/>break;</text:p>
      <text:p text:style-name="P7"><text:s text:c="4"/>default:</text:p>
      <text:p text:style-name="P7"><text:s text:c="8"/>retour= 0;</text:p>
      <text:p text:style-name="P7"><text:s text:c="8"/>break;</text:p>
      <text:p text:style-name="P7"><text:s text:c="4"/>}</text:p>
      <text:p text:style-name="P7"><text:s text:c="4"/>return retour;</text:p>
      <text:p text:style-name="P7">}</text:p>
      <text:p text:style-name="P1"/>
      <text:p text:style-name="P7">void deplacementSouris(heros* ninja, int mouseX, int mouseY, int* plan, ennemy* vague, int* score, int* nbMorts, Fireball* tabFireball, int nbboule)</text:p>
      <text:p text:style-name="P7">{</text:p>
      <text:p text:style-name="P7"><text:s text:c="4"/>int k=0;</text:p>
      <text:p text:style-name="P7"><text:s text:c="8"/>for(k=0; k&lt;ninja-&gt;getSpeed(); k++)</text:p>
      <text:p text:style-name="P7"><text:s text:c="8"/>{</text:p>
      <text:p text:style-name="P1"><text:s text:c="12"/><text:span text:style-name="T1">//on récupere la distance entre le ninja et la souris pour savoir si il bouge (distance supérieur à 5)</text:span></text:p>
      <text:p text:style-name="P1"><text:s text:c="12"/><text:span text:style-name="T6">int distanceY=abs(mouseY-ninja-&gt;getY());</text:span></text:p>
      <text:p text:style-name="P7"><text:s text:c="12"/>int distanceX=abs(mouseX-ninja-&gt;getX());</text:p>
      <text:p text:style-name="P7"/>
      <text:p text:style-name="P7"><text:s text:c="12"/>if(ninja-&gt;getSlashStep() &gt; 200)</text:p>
      <text:p text:style-name="P7"><text:s text:c="12"/>{</text:p>
      <text:p text:style-name="P1"><text:soft-page-break/><text:s text:c="16"/><text:span text:style-name="T1">//quand il dash on remplace les distances par les valeurs de l'angle pour ensuite l'orienter</text:span></text:p>
      <text:p text:style-name="P1"><text:s text:c="16"/><text:span text:style-name="T6">distanceY = -sin(ninja-&gt;getAngle())*100;</text:span></text:p>
      <text:p text:style-name="P7"><text:s text:c="16"/>distanceX = -cos(ninja-&gt;getAngle())*100;</text:p>
      <text:p text:style-name="P7"><text:s text:c="16"/>mouseX = ninja-&gt;getX()+distanceX;</text:p>
      <text:p text:style-name="P7"><text:s text:c="16"/>mouseY = ninja-&gt;getY()+distanceY;</text:p>
      <text:p text:style-name="P7"><text:s text:c="12"/>}</text:p>
      <text:p text:style-name="P7"><text:s text:c="12"/>else</text:p>
      <text:p text:style-name="P7"><text:s text:c="12"/>{</text:p>
      <text:p text:style-name="P1"><text:s text:c="16"/><text:span text:style-name="T1">//Quand le ninja ne dash pas on actualise l'orientation</text:span></text:p>
      <text:p text:style-name="P1"><text:s text:c="16"/><text:span text:style-name="T6">ninja-&gt;findAngle(mouseX, mouseY);</text:span></text:p>
      <text:p text:style-name="P7"><text:s text:c="12"/>}</text:p>
      <text:p text:style-name="P7"/>
      <text:p text:style-name="P1"><text:s text:c="12"/><text:span text:style-name="T1">//on test la mort des ennemis</text:span></text:p>
      <text:p text:style-name="P5"><text:s text:c="12"/>//on test la position des ennemis pour savoir si on les à touchés</text:p>
      <text:p text:style-name="P5"><text:s text:c="12"/>//si oui, on les considère comme mort</text:p>
      <text:p text:style-name="P1"><text:s text:c="12"/><text:span text:style-name="T6">int i=0;</text:span></text:p>
      <text:p text:style-name="P7"><text:s text:c="12"/>for(i=0; i&lt;MAXENNEMY; i++)</text:p>
      <text:p text:style-name="P7"><text:s text:c="12"/>{</text:p>
      <text:p text:style-name="P7"><text:s text:c="16"/>if(vague[i].get_x() &gt; ninja-&gt;getX()-10 &amp;&amp; vague[i].get_x() &lt; ninja-&gt;getX()+10 &amp;&amp; vague[i].get_y() &gt; ninja-&gt;getY()-20 &amp;&amp; vague[i].get_y() &lt; ninja-&gt;getY()+20)</text:p>
      <text:p text:style-name="P7"><text:s text:c="16"/>{</text:p>
      <text:p text:style-name="P1"><text:s text:c="20"/><text:span text:style-name="T1">//si le ninja est sur un slime et qu'il dash le slime meurt</text:span></text:p>
      <text:p text:style-name="P5"><text:s text:c="20"/>//sinon le ninja meurt</text:p>
      <text:p text:style-name="P1"><text:s text:c="20"/><text:span text:style-name="T6">if(ninja-&gt;getSlashStep()&gt;200)</text:span></text:p>
      <text:p text:style-name="P7"><text:s text:c="24"/>{</text:p>
      <text:p text:style-name="P7"><text:s text:c="20"/>if(vague[i].isActif() == 1)</text:p>
      <text:p text:style-name="P7"><text:s text:c="20"/>{</text:p>
      <text:p text:style-name="P7"><text:s text:c="24"/>if(vague[i].getType()==0)</text:p>
      <text:p text:style-name="P7"><text:s text:c="24"/>{</text:p>
      <text:p text:style-name="P7"><text:s text:c="28"/>*score += 10;</text:p>
      <text:p text:style-name="P7"><text:s text:c="24"/>}</text:p>
      <text:p text:style-name="P7"><text:s text:c="24"/>else</text:p>
      <text:p text:style-name="P7"><text:s text:c="24"/>{</text:p>
      <text:p text:style-name="P7"><text:s text:c="28"/>*score += 4;</text:p>
      <text:p text:style-name="P7"><text:s text:c="24"/>}</text:p>
      <text:p text:style-name="P7"><text:s text:c="20"/>(*nbMorts)++;</text:p>
      <text:p text:style-name="P7"><text:s text:c="20"/>}</text:p>
      <text:p text:style-name="P7"><text:s text:c="20"/>vague[i].setActif(0);</text:p>
      <text:p text:style-name="P7"><text:s text:c="24"/>}</text:p>
      <text:p text:style-name="P7"><text:s text:c="24"/>else</text:p>
      <text:p text:style-name="P7"><text:s text:c="24"/>{</text:p>
      <text:p text:style-name="P7"><text:s text:c="28"/>ninja-&gt;setLife(0);</text:p>
      <text:p text:style-name="P7"><text:s text:c="24"/>}</text:p>
      <text:p text:style-name="P7"><text:s text:c="16"/>}</text:p>
      <text:p text:style-name="P7"><text:s text:c="12"/>}</text:p>
      <text:p text:style-name="P1"><text:s text:c="12"/><text:span text:style-name="T7">for (i=0;i&lt;nbboule;i++)</text:span></text:p>
      <text:p text:style-name="P6"><text:s text:c="12"/>{</text:p>
      <text:p text:style-name="P1"><text:s text:c="16"/><text:span text:style-name="T1">//le même test que les slime mais avec les boules de feu</text:span></text:p>
      <text:p text:style-name="P1"><text:s text:c="16"/><text:span text:style-name="T7">if (tabFireball[i].get_posx() &gt; ninja-&gt;getX()-10 &amp;&amp; tabFireball[i].get_posx() &lt; ninja-&gt;getX()+10 &amp;&amp; tabFireball[i].get_posy() &gt; ninja-&gt;getY()-20 &amp;&amp; tabFireball[i].get_posy() &lt; ninja-&gt;getY()+20)</text:span></text:p>
      <text:p text:style-name="P6"><text:s text:c="16"/>{</text:p>
      <text:p text:style-name="P6"><text:s text:c="20"/>if (ninja-&gt;getSlashStep()&lt;200)</text:p>
      <text:p text:style-name="P6"><text:s text:c="20"/>{</text:p>
      <text:p text:style-name="P6"><text:s text:c="24"/>ninja-&gt;setLife(0);</text:p>
      <text:p text:style-name="P6"><text:s text:c="20"/>}</text:p>
      <text:p text:style-name="P6"><text:s text:c="16"/>}</text:p>
      <text:p text:style-name="P6"><text:s text:c="12"/>}</text:p>
      <text:p text:style-name="P1"><text:s text:c="12"/><text:span text:style-name="T1">//fini</text:span></text:p>
      <text:p text:style-name="P5"><text:soft-page-break/><text:s text:c="12"/>//on déplace le ninja pixel par pixel en testant les collisions avec les murs</text:p>
      <text:p text:style-name="P1"><text:s text:c="12"/><text:span text:style-name="T6">if(distanceY &gt; distanceX &amp;&amp; (abs(distanceX)&gt;5 || abs(distanceY)&gt;5))</text:span></text:p>
      <text:p text:style-name="P7"><text:s text:c="12"/>{</text:p>
      <text:p text:style-name="P7"><text:s text:c="16"/>if(mouseY&gt;ninja-&gt;getY() &amp;&amp; collisionNinjaMur(ninja-&gt;getX(), ninja-&gt;getY(), plan, 1)==0)</text:p>
      <text:p text:style-name="P7"><text:s text:c="16"/>{</text:p>
      <text:p text:style-name="P7"><text:s text:c="20"/>ninja-&gt;walkY(1);</text:p>
      <text:p text:style-name="P7"><text:s text:c="16"/>}</text:p>
      <text:p text:style-name="P7"><text:s text:c="16"/>else if(collisionNinjaMur(ninja-&gt;getX(), ninja-&gt;getY(), plan, 0)==0)</text:p>
      <text:p text:style-name="P7"><text:s text:c="16"/>{</text:p>
      <text:p text:style-name="P7"><text:s text:c="20"/>ninja-&gt;walkY(-1);</text:p>
      <text:p text:style-name="P7"><text:s text:c="16"/>}</text:p>
      <text:p text:style-name="P7"/>
      <text:p text:style-name="P7"><text:s text:c="16"/>if(mouseX&gt;ninja-&gt;getX() &amp;&amp; collisionNinjaMur(ninja-&gt;getX(), ninja-&gt;getY(), plan, 3)==0)</text:p>
      <text:p text:style-name="P1"><text:s text:c="16"/><text:span text:style-name="T6">{</text:span></text:p>
      <text:p text:style-name="P7"><text:s text:c="20"/>ninja-&gt;walkX(1);</text:p>
      <text:p text:style-name="P7"><text:s text:c="16"/>}</text:p>
      <text:p text:style-name="P7"><text:s text:c="16"/>else if(collisionNinjaMur(ninja-&gt;getX(), ninja-&gt;getY(), plan, 2)==0)</text:p>
      <text:p text:style-name="P7"><text:s text:c="16"/>{</text:p>
      <text:p text:style-name="P7"><text:s text:c="20"/>ninja-&gt;walkX(-1);</text:p>
      <text:p text:style-name="P7"><text:s text:c="16"/>}</text:p>
      <text:p text:style-name="P7"/>
      <text:p text:style-name="P7"><text:s text:c="16"/>if(mouseY&gt;ninja-&gt;getY() <text:s/>&amp;&amp; collisionNinjaMur(ninja-&gt;getX(), ninja-&gt;getY(), plan, 1)==0)</text:p>
      <text:p text:style-name="P7"><text:s text:c="16"/>{</text:p>
      <text:p text:style-name="P7"><text:s text:c="20"/>ninja-&gt;walkY(1);</text:p>
      <text:p text:style-name="P7"><text:s text:c="16"/>}</text:p>
      <text:p text:style-name="P7"><text:s text:c="16"/>else if(collisionNinjaMur(ninja-&gt;getX(), ninja-&gt;getY(), plan, 0)==0)</text:p>
      <text:p text:style-name="P7"><text:s text:c="16"/>{</text:p>
      <text:p text:style-name="P7"><text:s text:c="20"/>ninja-&gt;walkY(-1);</text:p>
      <text:p text:style-name="P7"><text:s text:c="16"/>}</text:p>
      <text:p text:style-name="P7"><text:s text:c="12"/>}</text:p>
      <text:p text:style-name="P7"><text:s text:c="12"/>else if(abs(distanceX)&gt;5 || abs(distanceY)&gt;5)</text:p>
      <text:p text:style-name="P7"><text:s text:c="12"/>{</text:p>
      <text:p text:style-name="P7"><text:s text:c="16"/>if(mouseX&gt;ninja-&gt;getX() &amp;&amp; collisionNinjaMur(ninja-&gt;getX(), ninja-&gt;getY(), plan, 3)==0)</text:p>
      <text:p text:style-name="P1"><text:s text:c="16"/><text:span text:style-name="T6">{</text:span></text:p>
      <text:p text:style-name="P7"><text:s text:c="20"/>ninja-&gt;walkX(1);</text:p>
      <text:p text:style-name="P7"><text:s text:c="16"/>}</text:p>
      <text:p text:style-name="P7"><text:s text:c="16"/>else if(collisionNinjaMur(ninja-&gt;getX(), ninja-&gt;getY(), plan, 2)==0)</text:p>
      <text:p text:style-name="P7"><text:s text:c="16"/>{</text:p>
      <text:p text:style-name="P7"><text:s text:c="20"/>ninja-&gt;walkX(-1);</text:p>
      <text:p text:style-name="P7"><text:s text:c="16"/>}</text:p>
      <text:p text:style-name="P7"><text:s text:c="16"/>if(mouseY&gt;ninja-&gt;getY() &amp;&amp; collisionNinjaMur(ninja-&gt;getX(), ninja-&gt;getY(), plan, 1)==0)</text:p>
      <text:p text:style-name="P7"><text:s text:c="16"/>{</text:p>
      <text:p text:style-name="P7"><text:s text:c="20"/>ninja-&gt;walkY(1);</text:p>
      <text:p text:style-name="P7"><text:s text:c="16"/>}</text:p>
      <text:p text:style-name="P7"><text:s text:c="16"/>else if(collisionNinjaMur(ninja-&gt;getX(), ninja-&gt;getY(), plan, 0)==0)</text:p>
      <text:p text:style-name="P7"><text:s text:c="16"/>{</text:p>
      <text:p text:style-name="P7"><text:s text:c="20"/>ninja-&gt;walkY(-1);</text:p>
      <text:p text:style-name="P7"><text:s text:c="16"/>}</text:p>
      <text:p text:style-name="P7"/>
      <text:p text:style-name="P7"><text:s text:c="16"/>if(mouseX&gt;ninja-&gt;getX() &amp;&amp; collisionNinjaMur(ninja-&gt;getX(), ninja-&gt;getY(), plan, 3)==0)</text:p>
      <text:p text:style-name="P7"><text:s text:c="16"/>{</text:p>
      <text:p text:style-name="P7"><text:s text:c="20"/>ninja-&gt;walkX(1);</text:p>
      <text:p text:style-name="P7"><text:s text:c="16"/>}</text:p>
      <text:p text:style-name="P7"><text:s text:c="16"/>else if(collisionNinjaMur(ninja-&gt;getX(), ninja-&gt;getY(), plan, 2)==0)</text:p>
      <text:p text:style-name="P7"><text:s text:c="16"/>{</text:p>
      <text:p text:style-name="P1"><text:soft-page-break/><text:s text:c="20"/><text:span text:style-name="T6">ninja-&gt;walkX(-1);</text:span></text:p>
      <text:p text:style-name="P7"><text:s text:c="16"/>}</text:p>
      <text:p text:style-name="P7"><text:s text:c="12"/>}</text:p>
      <text:p text:style-name="P7"><text:s text:c="8"/>}</text:p>
      <text:p text:style-name="P7">}</text:p>
      <text:p text:style-name="P1"/>
      <text:p text:style-name="P6">Fireball::Fireball() : m_posx(0), m_posy(0), m_pas(0)</text:p>
      <text:p text:style-name="P6">{</text:p>
      <text:p text:style-name="P6"/>
      <text:p text:style-name="P6">}</text:p>
      <text:p text:style-name="P6"/>
      <text:p text:style-name="P6">Fireball::~Fireball()</text:p>
      <text:p text:style-name="P6">{</text:p>
      <text:p text:style-name="P1"><text:s text:c="4"/><text:span text:style-name="T1">//Destructeur</text:span></text:p>
      <text:p text:style-name="P6">}</text:p>
      <text:p text:style-name="P6"/>
      <text:p text:style-name="P6">int Fireball::get_posx()</text:p>
      <text:p text:style-name="P6">{</text:p>
      <text:p text:style-name="P6"><text:s text:c="4"/>return m_posx;</text:p>
      <text:p text:style-name="P6">}</text:p>
      <text:p text:style-name="P6"/>
      <text:p text:style-name="P6">int Fireball::get_posy()</text:p>
      <text:p text:style-name="P6">{</text:p>
      <text:p text:style-name="P6"><text:s text:c="4"/>return m_posy;</text:p>
      <text:p text:style-name="P6">}</text:p>
      <text:p text:style-name="P6"/>
      <text:p text:style-name="P6">int Fireball::get_pas()</text:p>
      <text:p text:style-name="P6">{</text:p>
      <text:p text:style-name="P6"><text:s text:c="4"/>return m_pas;</text:p>
      <text:p text:style-name="P6">}</text:p>
      <text:p text:style-name="P6"/>
      <text:p text:style-name="P6">void Fireball::set_pas(int new_pas)</text:p>
      <text:p text:style-name="P6">{</text:p>
      <text:p text:style-name="P6"><text:s text:c="4"/>m_pas=new_pas;</text:p>
      <text:p text:style-name="P6">}</text:p>
      <text:p text:style-name="P6"/>
      <text:p text:style-name="P6">void Fireball::set_posx(int new_x)</text:p>
      <text:p text:style-name="P6">{</text:p>
      <text:p text:style-name="P6"><text:s text:c="4"/>m_posx=new_x;</text:p>
      <text:p text:style-name="P6">}</text:p>
      <text:p text:style-name="P6"/>
      <text:p text:style-name="P6">void Fireball::set_posy(int new_y)</text:p>
      <text:p text:style-name="P6">{</text:p>
      <text:p text:style-name="P6"><text:s text:c="4"/>m_posy=new_y;</text:p>
      <text:p text:style-name="P6">}</text:p>
      <text:p text:style-name="P6"/>
      <text:p text:style-name="P6">double Fireball::calculeDirectionx(int cible_x, int cible_y)</text:p>
      <text:p text:style-name="P6">{</text:p>
      <text:p text:style-name="P1"><text:s text:c="4"/><text:span text:style-name="T1">//Calcule la direction en x de la boule de feu</text:span></text:p>
      <text:p text:style-name="P5"><text:s text:c="4"/>//On fait l'arctangente de la distance entre la boule de feu et la cible</text:p>
      <text:p text:style-name="P1"><text:s text:c="4"/><text:span text:style-name="T7">double angle=atan2(cible_y-m_posy, cible_x-m_posx);</text:span></text:p>
      <text:p text:style-name="P6"><text:s text:c="4"/>return cos(angle);</text:p>
      <text:p text:style-name="P6">}</text:p>
      <text:p text:style-name="P6"/>
      <text:p text:style-name="P6">double Fireball::calculeDirectiony(int cible_x, int cible_y)</text:p>
      <text:p text:style-name="P6">{</text:p>
      <text:p text:style-name="P6"><text:s text:c="4"/>double angle=atan2(cible_y-m_posy, cible_x-m_posx);</text:p>
      <text:p text:style-name="P6"><text:s text:c="4"/>return sin(angle);</text:p>
      <text:p text:style-name="P6">}</text:p>
      <text:p text:style-name="P6"/>
      <text:p text:style-name="P6">void Fireball::set_directionx(double new_directionx)</text:p>
      <text:p text:style-name="P6">{</text:p>
      <text:p text:style-name="P1"><text:soft-page-break/><text:s text:c="4"/><text:span text:style-name="T7">m_directionx=new_directionx;</text:span></text:p>
      <text:p text:style-name="P6">}</text:p>
      <text:p text:style-name="P6"/>
      <text:p text:style-name="P6">void Fireball::set_directiony(double new_directiony)</text:p>
      <text:p text:style-name="P6">{</text:p>
      <text:p text:style-name="P6"><text:s text:c="4"/>m_directiony=new_directiony;</text:p>
      <text:p text:style-name="P6">}</text:p>
      <text:p text:style-name="P6"/>
      <text:p text:style-name="P6">double Fireball::get_directionx()</text:p>
      <text:p text:style-name="P6">{</text:p>
      <text:p text:style-name="P6"><text:s text:c="4"/>return m_directionx;</text:p>
      <text:p text:style-name="P6">}</text:p>
      <text:p text:style-name="P6">double Fireball::get_directiony()</text:p>
      <text:p text:style-name="P6">{</text:p>
      <text:p text:style-name="P6"><text:s text:c="4"/>return m_directiony;</text:p>
      <text:p text:style-name="P6">}</text:p>
      <text:p text:style-name="P6"/>
      <text:p text:style-name="P6">Boss::Boss() : m_posx(385), m_posy(275), m_estInvincible(false), m_vie(3)</text:p>
      <text:p text:style-name="P6">{</text:p>
      <text:p text:style-name="P6"/>
      <text:p text:style-name="P6">}</text:p>
      <text:p text:style-name="P1"/>
      <text:p text:style-name="P6">void Boss::setInvincible(bool inv)</text:p>
      <text:p text:style-name="P6">{</text:p>
      <text:p text:style-name="P6"><text:s text:c="4"/>m_estInvincible=inv;</text:p>
      <text:p text:style-name="P6">}</text:p>
      <text:p text:style-name="P6"/>
      <text:p text:style-name="P6">bool Boss::estInvincible() const</text:p>
      <text:p text:style-name="P6">{</text:p>
      <text:p text:style-name="P6"><text:s text:c="4"/>return m_estInvincible;</text:p>
      <text:p text:style-name="P6">}</text:p>
      <text:p text:style-name="P6"/>
      <text:p text:style-name="P6">void Boss::set_posx(int new_posx)</text:p>
      <text:p text:style-name="P6">{</text:p>
      <text:p text:style-name="P6"><text:s text:c="4"/>m_posx=new_posx;</text:p>
      <text:p text:style-name="P6">}</text:p>
      <text:p text:style-name="P6"/>
      <text:p text:style-name="P6">void Boss::set_posy(int new_posy)</text:p>
      <text:p text:style-name="P6">{</text:p>
      <text:p text:style-name="P6"><text:s text:c="4"/>m_posy=new_posy;</text:p>
      <text:p text:style-name="P6">}</text:p>
      <text:p text:style-name="P6"/>
      <text:p text:style-name="P6">int Boss::get_posx()</text:p>
      <text:p text:style-name="P6">{</text:p>
      <text:p text:style-name="P6"><text:s text:c="4"/>return m_posx;</text:p>
      <text:p text:style-name="P6">}</text:p>
      <text:p text:style-name="P6"/>
      <text:p text:style-name="P6">int Boss::get_posy()</text:p>
      <text:p text:style-name="P6">{</text:p>
      <text:p text:style-name="P6"><text:s text:c="4"/>return m_posy;</text:p>
      <text:p text:style-name="P6">}</text:p>
      <text:p text:style-name="P1"/>
      <text:p text:style-name="P6">void Boss::recevoirDegats()</text:p>
      <text:p text:style-name="P6">{</text:p>
      <text:p text:style-name="P6"><text:s text:c="4"/>m_vie-=1;</text:p>
      <text:p text:style-name="P6">}</text:p>
      <text:p text:style-name="P1"/>
      <text:p text:style-name="P6">void vagueBoss(Boss *boss, float *angle, int *nbboule, Fireball* tabFireball, sf::Clock *clocktp, sf::Time tempstp, sf::Clock *clock, sf::Time temps, int originx, int originy, int rayon)</text:p>
      <text:p text:style-name="P6">{</text:p>
      <text:p text:style-name="P6"><text:s text:c="4"/>float attaqueTeleportation, attaqueInvincible, attaqueFireball, dirx, diry;</text:p>
      <text:p text:style-name="P6"><text:soft-page-break/><text:s text:c="4"/>attaqueTeleportation=(float)rand()/(float)(RAND_MAX);</text:p>
      <text:p text:style-name="P6"><text:s text:c="4"/>attaqueInvincible=(float)rand()/(float)(RAND_MAX);</text:p>
      <text:p text:style-name="P6"><text:s text:c="4"/>attaqueFireball=(float)rand()/(float)(RAND_MAX);</text:p>
      <text:p text:style-name="P1"><text:s text:c="4"/><text:span text:style-name="T1">//Le boss décrit un cercle, donc à la fin, on le remet sur sa position de base</text:span></text:p>
      <text:p text:style-name="P1"><text:s text:c="4"/><text:span text:style-name="T7">if (*angle&gt;6.3)</text:span></text:p>
      <text:p text:style-name="P6"><text:s text:c="8"/>*angle=0.03;</text:p>
      <text:p text:style-name="P1"><text:s text:c="4"/><text:span text:style-name="T1">//Le boss peut lancer des boules de feu, dans une direction aléatoire</text:span></text:p>
      <text:p text:style-name="P1"><text:s text:c="4"/><text:span text:style-name="T7">if (attaqueFireball&lt;=0.05 &amp;&amp; *nbboule&lt;20)</text:span></text:p>
      <text:p text:style-name="P6"><text:s text:c="4"/>{</text:p>
      <text:p text:style-name="P6"><text:s text:c="8"/>*nbboule=*nbboule+1;</text:p>
      <text:p text:style-name="P6"><text:s text:c="8"/>tabFireball[*nbboule].set_posx(boss-&gt;get_posx());</text:p>
      <text:p text:style-name="P6"><text:s text:c="8"/>tabFireball[*nbboule].set_posy(boss-&gt;get_posy());</text:p>
      <text:p text:style-name="P6"><text:s text:c="8"/>dirx=rand()%800;</text:p>
      <text:p text:style-name="P6"><text:s text:c="8"/>diry=rand()%600;</text:p>
      <text:p text:style-name="P6"><text:s text:c="8"/>tabFireball[*nbboule].set_directionx(tabFireball[*nbboule].calculeDirectionx(dirx, diry));</text:p>
      <text:p text:style-name="P1"><text:s text:c="8"/><text:span text:style-name="T7">tabFireball[*nbboule].set_directiony(tabFireball[*nbboule].calculeDirectiony(dirx,diry));</text:span></text:p>
      <text:p text:style-name="P6"><text:s text:c="4"/>}</text:p>
      <text:p text:style-name="P1"><text:s text:c="4"/><text:span text:style-name="T1">//Il a une attaque pour se téléporter</text:span></text:p>
      <text:p text:style-name="P1"><text:s text:c="4"/><text:span text:style-name="T7">if (attaqueTeleportation&gt;=0.99 &amp;&amp; clocktp-&gt;getElapsedTime()&gt;tempstp)</text:span></text:p>
      <text:p text:style-name="P6"><text:s text:c="4"/>{</text:p>
      <text:p text:style-name="P6"><text:s text:c="8"/>angle=angle+3;</text:p>
      <text:p text:style-name="P6"><text:s text:c="8"/>clocktp-&gt;restart();</text:p>
      <text:p text:style-name="P6"><text:s text:c="4"/>}</text:p>
      <text:p text:style-name="P1"><text:s text:c="4"/><text:span text:style-name="T1">//Il peut devenir invincible</text:span></text:p>
      <text:p text:style-name="P1"><text:s text:c="4"/><text:span text:style-name="T7">if (attaqueInvincible&gt;=0.55 &amp;&amp; attaqueInvincible&lt;=0.56 &amp;&amp; clock-&gt;getElapsedTime()&gt;temps)</text:span></text:p>
      <text:p text:style-name="P6"><text:s text:c="4"/>{</text:p>
      <text:p text:style-name="P6"><text:s text:c="8"/>boss-&gt;setInvincible(true);</text:p>
      <text:p text:style-name="P6"><text:s text:c="8"/>clock-&gt;restart();</text:p>
      <text:p text:style-name="P6"><text:s text:c="4"/>}</text:p>
      <text:p text:style-name="P1"><text:s text:c="4"/><text:span text:style-name="T1">//Au bout d'un certain temps, le boss perd son invincibilité</text:span></text:p>
      <text:p text:style-name="P1"><text:s text:c="4"/><text:span text:style-name="T7">if (clock-&gt;getElapsedTime()&gt;temps)</text:span></text:p>
      <text:p text:style-name="P6"><text:s text:c="4"/>{</text:p>
      <text:p text:style-name="P6"><text:s text:c="8"/>boss-&gt;setInvincible(false);</text:p>
      <text:p text:style-name="P6"><text:s text:c="4"/>}</text:p>
      <text:p text:style-name="P1"><text:s text:c="4"/><text:span text:style-name="T1">//On déplace le boss</text:span></text:p>
      <text:p text:style-name="P1"><text:s text:c="4"/><text:span text:style-name="T7">*angle=*angle+0.03;</text:span></text:p>
      <text:p text:style-name="P6"><text:s text:c="4"/>boss-&gt;set_posx(originx+cos(*angle)*rayon);</text:p>
      <text:p text:style-name="P6"><text:s text:c="4"/>boss-&gt;set_posy(originy+sin(*angle)*rayon);</text:p>
      <text:p text:style-name="P6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1T10:21:46.563000000</meta:creation-date>
    <dc:date>2017-03-11T11:04:28.907000000</dc:date>
    <meta:editing-duration>PT10M43S</meta:editing-duration>
    <meta:editing-cycles>3</meta:editing-cycles>
    <meta:generator>LibreOffice/5.2.5.1$Windows_x86 LibreOffice_project/0312e1a284a7d50ca85a365c316c7abbf20a4d22</meta:generator>
    <meta:document-statistic meta:table-count="0" meta:image-count="0" meta:object-count="0" meta:page-count="46" meta:paragraph-count="2464" meta:word-count="6661" meta:character-count="89518" meta:non-whitespace-character-count="57961"/>
  </office:meta>
</office:document-meta>
</file>